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1.766in" style:rel-column-width="16345*"/>
    </style:style>
    <style:style style:name="Table234.B" style:family="table-column">
      <style:table-column-properties style:column-width="5.3146in" style:rel-column-width="49190*"/>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1.766in" style:rel-column-width="16345*"/>
    </style:style>
    <style:style style:name="Table237.B" style:family="table-column">
      <style:table-column-properties style:column-width="5.3146in" style:rel-column-width="49190*"/>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1.766in" style:rel-column-width="16345*"/>
    </style:style>
    <style:style style:name="Table238.B" style:family="table-column">
      <style:table-column-properties style:column-width="5.3146in" style:rel-column-width="49190*"/>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1.766in" style:rel-column-width="16345*"/>
    </style:style>
    <style:style style:name="Table239.B" style:family="table-column">
      <style:table-column-properties style:column-width="5.3146in" style:rel-column-width="49190*"/>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1.766in" style:rel-column-width="16345*"/>
    </style:style>
    <style:style style:name="Table240.B" style:family="table-column">
      <style:table-column-properties style:column-width="5.3146in" style:rel-column-width="49190*"/>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1.766in" style:rel-column-width="16345*"/>
    </style:style>
    <style:style style:name="Table241.B" style:family="table-column">
      <style:table-column-properties style:column-width="5.3146in" style:rel-column-width="49190*"/>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1.766in" style:rel-column-width="16345*"/>
    </style:style>
    <style:style style:name="Table242.B" style:family="table-column">
      <style:table-column-properties style:column-width="5.3146in" style:rel-column-width="49190*"/>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1.766in" style:rel-column-width="16345*"/>
    </style:style>
    <style:style style:name="Table243.B" style:family="table-column">
      <style:table-column-properties style:column-width="5.3146in" style:rel-column-width="49190*"/>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6in" style:rel-column-width="16345*"/>
    </style:style>
    <style:style style:name="Table244.B" style:family="table-column">
      <style:table-column-properties style:column-width="5.3146in" style:rel-column-width="49190*"/>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66in" style:rel-column-width="16345*"/>
    </style:style>
    <style:style style:name="Table245.B" style:family="table-column">
      <style:table-column-properties style:column-width="5.3146in" style:rel-column-width="49190*"/>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66in" style:rel-column-width="16345*"/>
    </style:style>
    <style:style style:name="Table249.B" style:family="table-column">
      <style:table-column-properties style:column-width="5.3146in" style:rel-column-width="49190*"/>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1.766in" style:rel-column-width="16345*"/>
    </style:style>
    <style:style style:name="Table252.B" style:family="table-column">
      <style:table-column-properties style:column-width="5.3146in" style:rel-column-width="4919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1.766in" style:rel-column-width="16345*"/>
    </style:style>
    <style:style style:name="Table253.B" style:family="table-column">
      <style:table-column-properties style:column-width="5.3146in" style:rel-column-width="49190*"/>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1.766in" style:rel-column-width="16345*"/>
    </style:style>
    <style:style style:name="Table254.B" style:family="table-column">
      <style:table-column-properties style:column-width="5.3146in" style:rel-column-width="49190*"/>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1.766in" style:rel-column-width="16345*"/>
    </style:style>
    <style:style style:name="Table256.B" style:family="table-column">
      <style:table-column-properties style:column-width="5.3146in" style:rel-column-width="49190*"/>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1.766in" style:rel-column-width="16345*"/>
    </style:style>
    <style:style style:name="Table258.B" style:family="table-column">
      <style:table-column-properties style:column-width="5.3146in" style:rel-column-width="49190*"/>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1.766in" style:rel-column-width="16345*"/>
    </style:style>
    <style:style style:name="Table259.B" style:family="table-column">
      <style:table-column-properties style:column-width="5.3146in" style:rel-column-width="49190*"/>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1.766in" style:rel-column-width="16345*"/>
    </style:style>
    <style:style style:name="Table260.B" style:family="table-column">
      <style:table-column-properties style:column-width="5.3146in" style:rel-column-width="49190*"/>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1.766in" style:rel-column-width="16345*"/>
    </style:style>
    <style:style style:name="Table261.B" style:family="table-column">
      <style:table-column-properties style:column-width="5.3146in" style:rel-column-width="49190*"/>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1.766in" style:rel-column-width="16345*"/>
    </style:style>
    <style:style style:name="Table262.B" style:family="table-column">
      <style:table-column-properties style:column-width="5.3146in" style:rel-column-width="49190*"/>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1.766in" style:rel-column-width="16345*"/>
    </style:style>
    <style:style style:name="Table264.B" style:family="table-column">
      <style:table-column-properties style:column-width="5.3146in" style:rel-column-width="49190*"/>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766in" style:rel-column-width="16345*"/>
    </style:style>
    <style:style style:name="Table267.B" style:family="table-column">
      <style:table-column-properties style:column-width="5.3146in" style:rel-column-width="49190*"/>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950*"/>
    </style:style>
    <style:style style:name="Table278.B" style:family="table-column">
      <style:table-column-properties style:column-width="4.4514in" style:rel-column-width="6410*"/>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7.0602in" style:type="right" style:leader-style="dotted" style:leader-text="."/>
        </style:tab-stops>
      </style:paragraph-properties>
    </style:style>
    <style:style style:name="P65" style:family="paragraph" style:parent-style-name="Contents_20_2">
      <style:paragraph-properties>
        <style:tab-stops>
          <style:tab-stop style:position="6.8839in" style:type="right"/>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fo:font-weight="bold" style:font-weight-asian="bold" style:font-weight-complex="bold"/>
    </style:style>
    <style:style style:name="P68" style:family="paragraph" style:parent-style-name="Index_20_1">
      <style:paragraph-properties>
        <style:tab-stops>
          <style:tab-stop style:position="7.0807in" style:type="right"/>
        </style:tab-stops>
      </style:paragraph-properties>
    </style:style>
    <style:style style:name="P69" style:family="paragraph" style:parent-style-name="Index_20_Separator">
      <style:paragraph-properties>
        <style:tab-stops/>
      </style:paragraph-properties>
    </style:style>
    <style:style style:name="P70" style:family="paragraph" style:parent-style-name="Text_20_body"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paragraph-properties fo:text-align="justify" style:justify-single-word="false"/>
    </style:style>
    <style:style style:name="P74" style:family="paragraph" style:parent-style-name="Text_20_body" style:list-style-name="L3">
      <style:paragraph-properties fo:text-align="justify" style:justify-single-word="false"/>
    </style:style>
    <style:style style:name="P75" style:family="paragraph" style:parent-style-name="Text_20_body" style:list-style-name="L5">
      <style:paragraph-properties fo:text-align="justify" style:justify-single-word="false"/>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8">
      <style:paragraph-properties fo:text-align="justify" style:justify-single-word="false"/>
    </style:style>
    <style:style style:name="P78" style:family="paragraph" style:parent-style-name="Text_20_body" style:list-style-name="L10">
      <style:paragraph-properties fo:text-align="justify" style:justify-single-word="false"/>
    </style:style>
    <style:style style:name="P79" style:family="paragraph" style:parent-style-name="Text_20_body" style:list-style-name="L11">
      <style:paragraph-properties fo:text-align="justify" style:justify-single-word="false"/>
    </style:style>
    <style:style style:name="P80" style:family="paragraph" style:parent-style-name="Text_20_body" style:list-style-name="L13">
      <style:paragraph-properties fo:text-align="justify" style:justify-single-word="false"/>
    </style:style>
    <style:style style:name="P81" style:family="paragraph" style:parent-style-name="Text_20_body" style:list-style-name="L14">
      <style:paragraph-properties fo:text-align="justify" style:justify-single-word="false"/>
    </style:style>
    <style:style style:name="P82" style:family="paragraph" style:parent-style-name="Text_20_body" style:list-style-name="L15">
      <style:paragraph-properties fo:text-align="justify" style:justify-single-word="false"/>
    </style:style>
    <style:style style:name="P83" style:family="paragraph" style:parent-style-name="Text_20_body" style:list-style-name="L16">
      <style:paragraph-properties fo:text-align="justify" style:justify-single-word="false"/>
    </style:style>
    <style:style style:name="P84" style:family="paragraph" style:parent-style-name="Text_20_body" style:list-style-name="L17">
      <style:paragraph-properties fo:text-align="justify" style:justify-single-word="false"/>
    </style:style>
    <style:style style:name="P85" style:family="paragraph" style:parent-style-name="Text_20_body" style:list-style-name="L18">
      <style:paragraph-properties fo:text-align="justify" style:justify-single-word="false"/>
    </style:style>
    <style:style style:name="P86" style:family="paragraph" style:parent-style-name="Text_20_body" style:list-style-name="L19">
      <style:paragraph-properties fo:text-align="justify" style:justify-single-word="false"/>
    </style:style>
    <style:style style:name="P87" style:family="paragraph" style:parent-style-name="Text_20_body" style:list-style-name="L20">
      <style:paragraph-properties fo:text-align="justify" style:justify-single-word="false"/>
    </style:style>
    <style:style style:name="P88" style:family="paragraph" style:parent-style-name="Text_20_body" style:list-style-name="L21">
      <style:paragraph-properties fo:text-align="justify" style:justify-single-word="false"/>
    </style:style>
    <style:style style:name="P89" style:family="paragraph" style:parent-style-name="Text_20_body" style:list-style-name="L22">
      <style:paragraph-properties fo:text-align="justify" style:justify-single-word="false"/>
    </style:style>
    <style:style style:name="P90" style:family="paragraph" style:parent-style-name="Text_20_body" style:list-style-name="L23">
      <style:paragraph-properties fo:text-align="justify" style:justify-single-word="false"/>
    </style:style>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46390376" text:id="ct246390376">
          <text:insertion>
            <office:change-info>
              <dc:creator>Peter Camilleri</dc:creator>
              <dc:date>2015-04-25T23:41:00</dc:date>
            </office:change-info>
          </text:insertion>
        </text:changed-region>
        <text:changed-region xml:id="ct246472440" text:id="ct246472440">
          <text:insertion>
            <office:change-info>
              <dc:creator>Peter Camilleri</dc:creator>
              <dc:date>2015-04-25T23:42:00</dc:date>
            </office:change-info>
          </text:insertion>
        </text:changed-region>
        <text:changed-region xml:id="ct246481168" text:id="ct246481168">
          <text:insertion>
            <office:change-info>
              <dc:creator>Peter Camilleri</dc:creator>
              <dc:date>2015-04-26T13:40:00</dc:date>
            </office:change-info>
          </text:insertion>
        </text:changed-region>
        <text:changed-region xml:id="ct246481272" text:id="ct246481272">
          <text:insertion>
            <office:change-info>
              <dc:creator>Peter Camilleri</dc:creator>
              <dc:date>2015-04-26T13:39:00</dc:date>
            </office:change-info>
          </text:insertion>
        </text:changed-region>
        <text:changed-region xml:id="ct246481376" text:id="ct246481376">
          <text:insertion>
            <office:change-info>
              <dc:creator>Peter Camilleri</dc:creator>
              <dc:date>2015-04-26T13:40:00</dc:date>
            </office:change-info>
          </text:insertion>
        </text:changed-region>
        <text:changed-region xml:id="ct246482416" text:id="ct246482416">
          <text:insertion>
            <office:change-info>
              <dc:creator>Peter Camilleri</dc:creator>
              <dc:date>2015-04-26T13:46:00</dc:date>
            </office:change-info>
          </text:insertion>
        </text:changed-region>
        <text:changed-region xml:id="ct246482520" text:id="ct246482520">
          <text:insertion>
            <office:change-info>
              <dc:creator>Peter Camilleri</dc:creator>
              <dc:date>2015-04-26T13:47:00</dc:date>
            </office:change-info>
          </text:insertion>
        </text:changed-region>
        <text:changed-region xml:id="ct244627384" text:id="ct244627384">
          <text:insertion>
            <office:change-info>
              <dc:creator>Peter Camilleri</dc:creator>
              <dc:date>2015-04-25T13:09:00</dc:date>
            </office:change-info>
          </text:insertion>
        </text:changed-region>
        <text:changed-region xml:id="ct244627488" text:id="ct244627488">
          <text:insertion>
            <office:change-info>
              <dc:creator>Peter Camilleri</dc:creator>
              <dc:date>2015-04-25T13:10:00</dc:date>
            </office:change-info>
          </text:insertion>
        </text:changed-region>
        <text:changed-region xml:id="ct244627696" text:id="ct244627696">
          <text:insertion>
            <office:change-info>
              <dc:creator>Peter Camilleri</dc:creator>
              <dc:date>2015-04-25T13:11:00</dc:date>
            </office:change-info>
          </text:insertion>
        </text:changed-region>
        <text:changed-region xml:id="ct244627800" text:id="ct244627800">
          <text:deletion>
            <office:change-info>
              <dc:creator>Peter Camilleri</dc:creator>
              <dc:date>2015-04-25T13:26:00</dc:date>
            </office:change-info>
            <text:p text:style-name="Text_20_body">.even?</text:p>
          </text:deletion>
        </text:changed-region>
        <text:changed-region xml:id="ct244627904" text:id="ct244627904">
          <text:insertion>
            <office:change-info>
              <dc:creator>Peter Camilleri</dc:creator>
              <dc:date>2015-04-25T13:25:00</dc:date>
            </office:change-info>
          </text:insertion>
        </text:changed-region>
        <text:changed-region xml:id="ct244628008" text:id="ct244628008">
          <text:insertion>
            <office:change-info>
              <dc:creator>Peter Camilleri</dc:creator>
              <dc:date>2015-04-25T13:25:00</dc:date>
            </office:change-info>
          </text:insertion>
        </text:changed-region>
        <text:changed-region xml:id="ct244628112" text:id="ct244628112">
          <text:insertion>
            <office:change-info>
              <dc:creator>Peter Camilleri</dc:creator>
              <dc:date>2015-04-25T13:25:00</dc:date>
            </office:change-info>
          </text:insertion>
        </text:changed-region>
        <text:changed-region xml:id="ct244628216" text:id="ct244628216">
          <text:insertion>
            <office:change-info>
              <dc:creator>Peter Camilleri</dc:creator>
              <dc:date>2015-04-25T13:25:00</dc:date>
            </office:change-info>
          </text:insertion>
        </text:changed-region>
        <text:changed-region xml:id="ct244628320" text:id="ct244628320">
          <text:insertion>
            <office:change-info>
              <dc:creator>Peter Camilleri</dc:creator>
              <dc:date>2015-04-25T13:25:00</dc:date>
            </office:change-info>
          </text:insertion>
        </text:changed-region>
        <text:changed-region xml:id="ct244628424" text:id="ct244628424">
          <text:insertion>
            <office:change-info>
              <dc:creator>Peter Camilleri</dc:creator>
              <dc:date>2015-04-25T13:27:00</dc:date>
            </office:change-info>
          </text:insertion>
        </text:changed-region>
        <text:changed-region xml:id="ct244628528" text:id="ct244628528">
          <text:insertion>
            <office:change-info>
              <dc:creator>Peter Camilleri</dc:creator>
              <dc:date>2015-04-25T13:27:00</dc:date>
            </office:change-info>
          </text:insertion>
        </text:changed-region>
        <text:changed-region xml:id="ct244628632" text:id="ct244628632">
          <text:deletion>
            <office:change-info>
              <dc:creator>Peter Camilleri</dc:creator>
              <dc:date>2015-04-25T13:29:00</dc:date>
            </office:change-info>
            <text:p text:style-name="Text_20_body">.gcd</text:p>
          </text:deletion>
        </text:changed-region>
        <text:changed-region xml:id="ct244628736" text:id="ct244628736">
          <text:insertion>
            <office:change-info>
              <dc:creator>Peter Camilleri</dc:creator>
              <dc:date>2015-04-25T13:25:00</dc:date>
            </office:change-info>
          </text:insertion>
        </text:changed-region>
        <text:changed-region xml:id="ct244628840" text:id="ct244628840">
          <text:deletion>
            <office:change-info>
              <dc:creator>Peter Camilleri</dc:creator>
              <dc:date>2015-04-25T13:31:00</dc:date>
            </office:change-info>
            <text:p text:style-name="Text_20_body">.lcm</text:p>
          </text:deletion>
        </text:changed-region>
        <text:changed-region xml:id="ct244628944" text:id="ct244628944">
          <text:insertion>
            <office:change-info>
              <dc:creator>Peter Camilleri</dc:creator>
              <dc:date>2015-04-25T13:25:00</dc:date>
            </office:change-info>
          </text:insertion>
        </text:changed-region>
        <text:changed-region xml:id="ct244629152" text:id="ct244629152">
          <text:deletion>
            <office:change-info>
              <dc:creator>Peter Camilleri</dc:creator>
              <dc:date>2015-04-25T13:39:00</dc:date>
            </office:change-info>
            <text:p text:style-name="Text_20_body"/>
            <text:p text:style-name="Text_20_body"/>
          </text:deletion>
        </text:changed-region>
        <text:changed-region xml:id="ct244629048" text:id="ct244629048">
          <text:deletion>
            <office:change-info>
              <dc:creator>Peter Camilleri</dc:creator>
              <dc:date>2015-04-25T13:37:00</dc:date>
            </office:change-info>
            <text:p text:style-name="Text_20_body">.odd?</text:p>
          </text:deletion>
        </text:changed-region>
        <text:changed-region xml:id="ct244629256" text:id="ct244629256">
          <text:insertion>
            <office:change-info>
              <dc:creator>Peter Camilleri</dc:creator>
              <dc:date>2015-04-25T13:25:00</dc:date>
            </office:change-info>
          </text:insertion>
        </text:changed-region>
        <text:changed-region xml:id="ct244629360" text:id="ct244629360">
          <text:deletion>
            <office:change-info>
              <dc:creator>Peter Camilleri</dc:creator>
              <dc:date>2015-04-25T13:41:00</dc:date>
            </office:change-info>
            <text:p text:style-name="Text_20_body">2*</text:p>
          </text:deletion>
        </text:changed-region>
        <text:changed-region xml:id="ct244629464" text:id="ct244629464">
          <text:insertion>
            <office:change-info>
              <dc:creator>Peter Camilleri</dc:creator>
              <dc:date>2015-04-25T13:24:00</dc:date>
            </office:change-info>
          </text:insertion>
        </text:changed-region>
        <text:changed-region xml:id="ct244629568" text:id="ct244629568">
          <text:insertion>
            <office:change-info>
              <dc:creator>Peter Camilleri</dc:creator>
              <dc:date>2015-04-25T13:25:00</dc:date>
            </office:change-info>
          </text:insertion>
        </text:changed-region>
        <text:changed-region xml:id="ct244629672" text:id="ct244629672">
          <text:insertion>
            <office:change-info>
              <dc:creator>Peter Camilleri</dc:creator>
              <dc:date>2015-04-25T13:42:00</dc:date>
            </office:change-info>
          </text:insertion>
        </text:changed-region>
        <text:changed-region xml:id="ct244629776" text:id="ct244629776">
          <text:insertion>
            <office:change-info>
              <dc:creator>Peter Camilleri</dc:creator>
              <dc:date>2015-04-25T13:25:00</dc:date>
            </office:change-info>
          </text:insertion>
        </text:changed-region>
        <text:changed-region xml:id="ct244629880" text:id="ct244629880">
          <text:insertion>
            <office:change-info>
              <dc:creator>Peter Camilleri</dc:creator>
              <dc:date>2015-04-25T13:25:00</dc:date>
            </office:change-info>
          </text:insertion>
        </text:changed-region>
        <text:changed-region xml:id="ct244629984" text:id="ct244629984">
          <text:insertion>
            <office:change-info>
              <dc:creator>Peter Camilleri</dc:creator>
              <dc:date>2015-04-25T13:42:00</dc:date>
            </office:change-info>
          </text:insertion>
        </text:changed-region>
        <text:changed-region xml:id="ct244630088" text:id="ct244630088">
          <text:insertion>
            <office:change-info>
              <dc:creator>Peter Camilleri</dc:creator>
              <dc:date>2015-04-25T13:42:00</dc:date>
            </office:change-info>
          </text:insertion>
        </text:changed-region>
        <text:changed-region xml:id="ct246386424" text:id="ct246386424">
          <text:deletion>
            <office:change-info>
              <dc:creator>Peter Camilleri</dc:creator>
              <dc:date>2015-04-25T13:42:00</dc:date>
            </office:change-info>
            <text:p text:style-name="Text_20_body">2/</text:p>
          </text:deletion>
        </text:changed-region>
        <text:changed-region xml:id="ct246386528" text:id="ct246386528">
          <text:insertion>
            <office:change-info>
              <dc:creator>Peter Camilleri</dc:creator>
              <dc:date>2015-04-25T13:25:00</dc:date>
            </office:change-info>
          </text:insertion>
        </text:changed-region>
        <text:changed-region xml:id="ct246386632" text:id="ct246386632">
          <text:deletion>
            <office:change-info>
              <dc:creator>Peter Camilleri</dc:creator>
              <dc:date>2015-04-25T13:46:00</dc:date>
            </office:change-info>
            <text:p text:style-name="Standard"/>
            <text:p text:style-name="Text_20_body">&lt;&lt;</text:p>
          </text:deletion>
        </text:changed-region>
        <text:changed-region xml:id="ct246386736" text:id="ct246386736">
          <text:insertion>
            <office:change-info>
              <dc:creator>Peter Camilleri</dc:creator>
              <dc:date>2015-04-25T13:25:00</dc:date>
            </office:change-info>
          </text:insertion>
        </text:changed-region>
        <text:changed-region xml:id="ct246386840" text:id="ct246386840">
          <text:deletion>
            <office:change-info>
              <dc:creator>Peter Camilleri</dc:creator>
              <dc:date>2015-04-25T13:55:00</dc:date>
            </office:change-info>
            <text:p text:style-name="Standard"/>
            <text:p text:style-name="Text_20_body">&gt;&gt;</text:p>
          </text:deletion>
        </text:changed-region>
        <text:changed-region xml:id="ct246386944" text:id="ct246386944">
          <text:insertion>
            <office:change-info>
              <dc:creator>Peter Camilleri</dc:creator>
              <dc:date>2015-04-25T13:25:00</dc:date>
            </office:change-info>
          </text:insertion>
        </text:changed-region>
        <text:changed-region xml:id="ct246387048" text:id="ct246387048">
          <text:deletion>
            <office:change-info>
              <dc:creator>Peter Camilleri</dc:creator>
              <dc:date>2015-04-25T14:29:00</dc:date>
            </office:change-info>
            <text:p text:style-name="Standard"/>
            <text:p text:style-name="Text_20_body">and</text:p>
          </text:deletion>
        </text:changed-region>
        <text:changed-region xml:id="ct246387152" text:id="ct246387152">
          <text:insertion>
            <office:change-info>
              <dc:creator>Peter Camilleri</dc:creator>
              <dc:date>2015-04-25T13:25:00</dc:date>
            </office:change-info>
          </text:insertion>
        </text:changed-region>
        <text:changed-region xml:id="ct246387256" text:id="ct246387256">
          <text:deletion>
            <office:change-info>
              <dc:creator>Peter Camilleri</dc:creator>
              <dc:date>2015-04-25T14:31:00</dc:date>
            </office:change-info>
            <text:p text:style-name="Text_20_body"/>
            <text:p text:style-name="Text_20_body">com</text:p>
          </text:deletion>
        </text:changed-region>
        <text:changed-region xml:id="ct246387360" text:id="ct246387360">
          <text:insertion>
            <office:change-info>
              <dc:creator>Peter Camilleri</dc:creator>
              <dc:date>2015-04-25T13:25:00</dc:date>
            </office:change-info>
          </text:insertion>
        </text:changed-region>
        <text:changed-region xml:id="ct246387464" text:id="ct246387464">
          <text:deletion>
            <office:change-info>
              <dc:creator>Peter Camilleri</dc:creator>
              <dc:date>2015-04-25T14:33:00</dc:date>
            </office:change-info>
            <text:p text:style-name="Text_20_body"/>
            <text:p text:style-name="Text_20_body">or</text:p>
          </text:deletion>
        </text:changed-region>
        <text:changed-region xml:id="ct246387568" text:id="ct246387568">
          <text:insertion>
            <office:change-info>
              <dc:creator>Peter Camilleri</dc:creator>
              <dc:date>2015-04-25T13:25:00</dc:date>
            </office:change-info>
          </text:insertion>
        </text:changed-region>
        <text:changed-region xml:id="ct246387672" text:id="ct246387672">
          <text:insertion>
            <office:change-info>
              <dc:creator>Peter Camilleri</dc:creator>
              <dc:date>2015-04-25T14:34:00</dc:date>
            </office:change-info>
          </text:insertion>
        </text:changed-region>
        <text:changed-region xml:id="ct246387776" text:id="ct246387776">
          <text:insertion>
            <office:change-info>
              <dc:creator>Peter Camilleri</dc:creator>
              <dc:date>2015-04-25T13:25:00</dc:date>
            </office:change-info>
          </text:insertion>
        </text:changed-region>
        <text:changed-region xml:id="ct246387880" text:id="ct246387880">
          <text:insertion>
            <office:change-info>
              <dc:creator>Peter Camilleri</dc:creator>
              <dc:date>2015-04-25T13:25:00</dc:date>
            </office:change-info>
          </text:insertion>
        </text:changed-region>
        <text:changed-region xml:id="ct246387984" text:id="ct246387984">
          <text:insertion>
            <office:change-info>
              <dc:creator>Peter Camilleri</dc:creator>
              <dc:date>2015-04-25T14:35:00</dc:date>
            </office:change-info>
          </text:insertion>
        </text:changed-region>
        <text:changed-region xml:id="ct246388088" text:id="ct246388088">
          <text:insertion>
            <office:change-info>
              <dc:creator>Peter Camilleri</dc:creator>
              <dc:date>2015-04-25T14:35:00</dc:date>
            </office:change-info>
          </text:insertion>
        </text:changed-region>
        <text:changed-region xml:id="ct246388192" text:id="ct246388192">
          <text:deletion>
            <office:change-info>
              <dc:creator>Peter Camilleri</dc:creator>
              <dc:date>2015-04-25T14:35:00</dc:date>
            </office:change-info>
            <text:p text:style-name="Standard"/>
            <text:p text:style-name="Text_20_body">xor</text:p>
          </text:deletion>
        </text:changed-region>
        <text:changed-region xml:id="ct246388296" text:id="ct246388296">
          <text:insertion>
            <office:change-info>
              <dc:creator>Peter Camilleri</dc:creator>
              <dc:date>2015-04-25T13:25:00</dc:date>
            </office:change-info>
          </text:insertion>
        </text:changed-region>
        <text:changed-region xml:id="ct246388400" text:id="ct246388400">
          <text:insertion>
            <office:change-info>
              <dc:creator>Peter Camilleri</dc:creator>
              <dc:date>2015-04-25T15:11:00</dc:date>
            </office:change-info>
          </text:insertion>
        </text:changed-region>
        <text:changed-region xml:id="ct246388504" text:id="ct246388504">
          <text:insertion>
            <office:change-info>
              <dc:creator>Peter Camilleri</dc:creator>
              <dc:date>2015-04-25T15:09:00</dc:date>
            </office:change-info>
          </text:insertion>
        </text:changed-region>
        <text:changed-region xml:id="ct246388608" text:id="ct246388608">
          <text:insertion>
            <office:change-info>
              <dc:creator>Peter Camilleri</dc:creator>
              <dc:date>2015-04-25T15:09:00</dc:date>
            </office:change-info>
          </text:insertion>
        </text:changed-region>
        <text:changed-region xml:id="ct246388712" text:id="ct246388712">
          <text:insertion>
            <office:change-info>
              <dc:creator>Peter Camilleri</dc:creator>
              <dc:date>2015-04-25T15:09:00</dc:date>
            </office:change-info>
          </text:insertion>
        </text:changed-region>
        <text:changed-region xml:id="ct246388816" text:id="ct246388816">
          <text:insertion>
            <office:change-info>
              <dc:creator>Peter Camilleri</dc:creator>
              <dc:date>2015-04-25T15:10:00</dc:date>
            </office:change-info>
          </text:insertion>
        </text:changed-region>
        <text:changed-region xml:id="ct246388920" text:id="ct246388920">
          <text:insertion>
            <office:change-info>
              <dc:creator>Peter Camilleri</dc:creator>
              <dc:date>2015-04-25T15:10:00</dc:date>
            </office:change-info>
          </text:insertion>
        </text:changed-region>
        <text:changed-region xml:id="ct246389024" text:id="ct246389024">
          <text:insertion>
            <office:change-info>
              <dc:creator>Peter Camilleri</dc:creator>
              <dc:date>2015-04-25T15:10:00</dc:date>
            </office:change-info>
          </text:insertion>
        </text:changed-region>
        <text:changed-region xml:id="ct246389128" text:id="ct246389128">
          <text:insertion>
            <office:change-info>
              <dc:creator>Peter Camilleri</dc:creator>
              <dc:date>2015-04-25T15:10:00</dc:date>
            </office:change-info>
          </text:insertion>
        </text:changed-region>
        <text:changed-region xml:id="ct246389232" text:id="ct246389232">
          <text:insertion>
            <office:change-info>
              <dc:creator>Peter Camilleri</dc:creator>
              <dc:date>2015-04-25T15:10:00</dc:date>
            </office:change-info>
          </text:insertion>
        </text:changed-region>
        <text:changed-region xml:id="ct246389336" text:id="ct246389336">
          <text:insertion>
            <office:change-info>
              <dc:creator>Peter Camilleri</dc:creator>
              <dc:date>2015-04-25T15:10:00</dc:date>
            </office:change-info>
          </text:insertion>
        </text:changed-region>
        <text:changed-region xml:id="ct246389440" text:id="ct246389440">
          <text:insertion>
            <office:change-info>
              <dc:creator>Peter Camilleri</dc:creator>
              <dc:date>2015-04-25T15:10:00</dc:date>
            </office:change-info>
          </text:insertion>
        </text:changed-region>
        <text:changed-region xml:id="ct246389544" text:id="ct246389544">
          <text:insertion>
            <office:change-info>
              <dc:creator>Peter Camilleri</dc:creator>
              <dc:date>2015-04-25T15:10:00</dc:date>
            </office:change-info>
          </text:insertion>
        </text:changed-region>
        <text:changed-region xml:id="ct246389648" text:id="ct246389648">
          <text:deletion>
            <office:change-info>
              <dc:creator>Peter Camilleri</dc:creator>
              <dc:date>2015-04-25T17:35:00</dc:date>
            </office:change-info>
            <text:p text:style-name="P1">Ipsum lorem</text:p>
          </text:deletion>
        </text:changed-region>
        <text:changed-region xml:id="ct246389752" text:id="ct246389752">
          <text:insertion>
            <office:change-info>
              <dc:creator>Peter Camilleri</dc:creator>
              <dc:date>2015-04-25T17:35:00</dc:date>
            </office:change-info>
          </text:insertion>
        </text:changed-region>
        <text:changed-region xml:id="ct246389856" text:id="ct246389856">
          <text:insertion>
            <office:change-info>
              <dc:creator>Peter Camilleri</dc:creator>
              <dc:date>2015-04-25T17:36:00</dc:date>
            </office:change-info>
          </text:insertion>
        </text:changed-region>
        <text:changed-region xml:id="ct246389960" text:id="ct246389960">
          <text:insertion>
            <office:change-info>
              <dc:creator>Peter Camilleri</dc:creator>
              <dc:date>2015-04-25T17:37:00</dc:date>
            </office:change-info>
          </text:insertion>
        </text:changed-region>
        <text:changed-region xml:id="ct246390064" text:id="ct246390064">
          <text:insertion>
            <office:change-info>
              <dc:creator>Peter Camilleri</dc:creator>
              <dc:date>2015-04-25T18:11:00</dc:date>
            </office:change-info>
          </text:insertion>
        </text:changed-region>
        <text:changed-region xml:id="ct246390168" text:id="ct246390168">
          <text:insertion>
            <office:change-info>
              <dc:creator>Peter Camilleri</dc:creator>
              <dc:date>2015-04-25T18:12:00</dc:date>
            </office:change-info>
          </text:insertion>
        </text:changed-region>
        <text:changed-region xml:id="ct246390272" text:id="ct246390272">
          <text:insertion>
            <office:change-info>
              <dc:creator>Peter Camilleri</dc:creator>
              <dc:date>2015-04-25T18:14:00</dc:date>
            </office:change-info>
          </text:insertion>
        </text:changed-region>
        <text:changed-region xml:id="ct246472544" text:id="ct246472544">
          <text:insertion>
            <office:change-info>
              <dc:creator>Peter Camilleri</dc:creator>
              <dc:date>2015-04-25T18:13:00</dc:date>
            </office:change-info>
          </text:insertion>
        </text:changed-region>
        <text:changed-region xml:id="ct246472648" text:id="ct246472648">
          <text:deletion>
            <office:change-info>
              <dc:creator>Peter Camilleri</dc:creator>
              <dc:date>2015-04-25T17:45:00</dc:date>
            </office:change-info>
            <text:p text:style-name="Text_20_body"/>
            <text:p text:style-name="Text_20_body">*</text:p>
          </text:deletion>
        </text:changed-region>
        <text:changed-region xml:id="ct246472752" text:id="ct246472752">
          <text:insertion>
            <office:change-info>
              <dc:creator>Peter Camilleri</dc:creator>
              <dc:date>2015-04-25T17:38:00</dc:date>
            </office:change-info>
          </text:insertion>
        </text:changed-region>
        <text:changed-region xml:id="ct246472856" text:id="ct246472856">
          <text:deletion>
            <office:change-info>
              <dc:creator>Peter Camilleri</dc:creator>
              <dc:date>2015-04-25T18:16:00</dc:date>
            </office:change-info>
            <text:p text:style-name="Standard"/>
            <text:p text:style-name="Text_20_body">**</text:p>
          </text:deletion>
        </text:changed-region>
        <text:changed-region xml:id="ct246472960" text:id="ct246472960">
          <text:insertion>
            <office:change-info>
              <dc:creator>Peter Camilleri</dc:creator>
              <dc:date>2015-04-25T17:38:00</dc:date>
            </office:change-info>
          </text:insertion>
        </text:changed-region>
        <text:changed-region xml:id="ct246473064" text:id="ct246473064">
          <text:insertion>
            <office:change-info>
              <dc:creator>Peter Camilleri</dc:creator>
              <dc:date>2015-04-25T22:45:00</dc:date>
            </office:change-info>
          </text:insertion>
        </text:changed-region>
        <text:changed-region xml:id="ct246473168" text:id="ct246473168">
          <text:insertion>
            <office:change-info>
              <dc:creator>Peter Camilleri</dc:creator>
              <dc:date>2015-04-25T22:46:00</dc:date>
            </office:change-info>
          </text:insertion>
        </text:changed-region>
        <text:changed-region xml:id="ct246473272" text:id="ct246473272">
          <text:insertion>
            <office:change-info>
              <dc:creator>Peter Camilleri</dc:creator>
              <dc:date>2015-04-25T17:38:00</dc:date>
            </office:change-info>
          </text:insertion>
        </text:changed-region>
        <text:changed-region xml:id="ct246473376" text:id="ct246473376">
          <text:insertion>
            <office:change-info>
              <dc:creator>Peter Camilleri</dc:creator>
              <dc:date>2015-04-25T17:38:00</dc:date>
            </office:change-info>
          </text:insertion>
        </text:changed-region>
        <text:changed-region xml:id="ct246473480" text:id="ct246473480">
          <text:insertion>
            <office:change-info>
              <dc:creator>Peter Camilleri</dc:creator>
              <dc:date>2015-04-25T17:38:00</dc:date>
            </office:change-info>
          </text:insertion>
        </text:changed-region>
        <text:changed-region xml:id="ct246473584" text:id="ct246473584">
          <text:insertion>
            <office:change-info>
              <dc:creator>Peter Camilleri</dc:creator>
              <dc:date>2015-04-25T17:38:00</dc:date>
            </office:change-info>
          </text:insertion>
        </text:changed-region>
        <text:changed-region xml:id="ct246473688" text:id="ct246473688">
          <text:insertion>
            <office:change-info>
              <dc:creator>Peter Camilleri</dc:creator>
              <dc:date>2015-04-25T17:38:00</dc:date>
            </office:change-info>
          </text:insertion>
        </text:changed-region>
        <text:changed-region xml:id="ct246473792" text:id="ct246473792">
          <text:insertion>
            <office:change-info>
              <dc:creator>Peter Camilleri</dc:creator>
              <dc:date>2015-04-25T17:38:00</dc:date>
            </office:change-info>
          </text:insertion>
        </text:changed-region>
        <text:changed-region xml:id="ct246473896" text:id="ct246473896">
          <text:insertion>
            <office:change-info>
              <dc:creator>Peter Camilleri</dc:creator>
              <dc:date>2015-04-25T17:38:00</dc:date>
            </office:change-info>
          </text:insertion>
        </text:changed-region>
        <text:changed-region xml:id="ct246474000" text:id="ct246474000">
          <text:insertion>
            <office:change-info>
              <dc:creator>Peter Camilleri</dc:creator>
              <dc:date>2015-04-25T22:38:00</dc:date>
            </office:change-info>
          </text:insertion>
        </text:changed-region>
        <text:changed-region xml:id="ct246474104" text:id="ct246474104">
          <text:insertion>
            <office:change-info>
              <dc:creator>Peter Camilleri</dc:creator>
              <dc:date>2015-04-25T22:38:00</dc:date>
            </office:change-info>
          </text:insertion>
        </text:changed-region>
        <text:changed-region xml:id="ct246474208" text:id="ct246474208">
          <text:deletion>
            <office:change-info>
              <dc:creator>Peter Camilleri</dc:creator>
              <dc:date>2015-04-25T22:48:00</dc:date>
            </office:change-info>
            <text:p text:style-name="Text_20_body">+</text:p>
          </text:deletion>
        </text:changed-region>
        <text:changed-region xml:id="ct246474312" text:id="ct246474312">
          <text:insertion>
            <office:change-info>
              <dc:creator>Peter Camilleri</dc:creator>
              <dc:date>2015-04-25T17:38:00</dc:date>
            </office:change-info>
          </text:insertion>
        </text:changed-region>
        <text:changed-region xml:id="ct246474416" text:id="ct246474416">
          <text:insertion>
            <office:change-info>
              <dc:creator>Peter Camilleri</dc:creator>
              <dc:date>2015-04-25T17:38:00</dc:date>
            </office:change-info>
          </text:insertion>
        </text:changed-region>
        <text:changed-region xml:id="ct246474520" text:id="ct246474520">
          <text:insertion>
            <office:change-info>
              <dc:creator>Peter Camilleri</dc:creator>
              <dc:date>2015-04-25T17:38:00</dc:date>
            </office:change-info>
          </text:insertion>
        </text:changed-region>
        <text:changed-region xml:id="ct246474624" text:id="ct246474624">
          <text:insertion>
            <office:change-info>
              <dc:creator>Peter Camilleri</dc:creator>
              <dc:date>2015-04-25T17:38:00</dc:date>
            </office:change-info>
          </text:insertion>
        </text:changed-region>
        <text:changed-region xml:id="ct246474728" text:id="ct246474728">
          <text:insertion>
            <office:change-info>
              <dc:creator>Peter Camilleri</dc:creator>
              <dc:date>2015-04-25T17:38:00</dc:date>
            </office:change-info>
          </text:insertion>
        </text:changed-region>
        <text:changed-region xml:id="ct246474832" text:id="ct246474832">
          <text:insertion>
            <office:change-info>
              <dc:creator>Peter Camilleri</dc:creator>
              <dc:date>2015-04-26T10:10:00</dc:date>
            </office:change-info>
          </text:insertion>
        </text:changed-region>
        <text:changed-region xml:id="ct246474936" text:id="ct246474936">
          <text:insertion>
            <office:change-info>
              <dc:creator>Peter Camilleri</dc:creator>
              <dc:date>2015-04-26T10:10:00</dc:date>
            </office:change-info>
          </text:insertion>
        </text:changed-region>
        <text:changed-region xml:id="ct246475040" text:id="ct246475040">
          <text:insertion>
            <office:change-info>
              <dc:creator>Peter Camilleri</dc:creator>
              <dc:date>2015-04-25T17:38:00</dc:date>
            </office:change-info>
          </text:insertion>
        </text:changed-region>
        <text:changed-region xml:id="ct246475144" text:id="ct246475144">
          <text:insertion>
            <office:change-info>
              <dc:creator>Peter Camilleri</dc:creator>
              <dc:date>2015-04-26T10:09:00</dc:date>
            </office:change-info>
          </text:insertion>
        </text:changed-region>
        <text:changed-region xml:id="ct246475248" text:id="ct246475248">
          <text:insertion>
            <office:change-info>
              <dc:creator>Peter Camilleri</dc:creator>
              <dc:date>2015-04-26T10:09:00</dc:date>
            </office:change-info>
          </text:insertion>
        </text:changed-region>
        <text:changed-region xml:id="ct246475352" text:id="ct246475352">
          <text:insertion>
            <office:change-info>
              <dc:creator>Peter Camilleri</dc:creator>
              <dc:date>2015-04-26T10:09:00</dc:date>
            </office:change-info>
          </text:insertion>
        </text:changed-region>
        <text:changed-region xml:id="ct246475456" text:id="ct246475456">
          <text:insertion>
            <office:change-info>
              <dc:creator>Peter Camilleri</dc:creator>
              <dc:date>2015-04-26T10:11:00</dc:date>
            </office:change-info>
          </text:insertion>
        </text:changed-region>
        <text:changed-region xml:id="ct246475560" text:id="ct246475560">
          <text:insertion>
            <office:change-info>
              <dc:creator>Peter Camilleri</dc:creator>
              <dc:date>2015-04-26T10:10:00</dc:date>
            </office:change-info>
          </text:insertion>
        </text:changed-region>
        <text:changed-region xml:id="ct246475664" text:id="ct246475664">
          <text:deletion>
            <office:change-info>
              <dc:creator>Peter Camilleri</dc:creator>
              <dc:date>2015-04-25T22:49:00</dc:date>
            </office:change-info>
            <text:p text:style-name="Text_20_body"/>
            <text:p text:style-name="Text_20_body">-</text:p>
          </text:deletion>
        </text:changed-region>
        <text:changed-region xml:id="ct246475768" text:id="ct246475768">
          <text:insertion>
            <office:change-info>
              <dc:creator>Peter Camilleri</dc:creator>
              <dc:date>2015-04-25T17:38:00</dc:date>
            </office:change-info>
          </text:insertion>
        </text:changed-region>
        <text:changed-region xml:id="ct246475976" text:id="ct246475976">
          <text:deletion>
            <office:change-info>
              <dc:creator>Peter Camilleri</dc:creator>
              <dc:date>2015-04-25T22:49:00</dc:date>
            </office:change-info>
            <text:p text:style-name="Text_20_body">.1/x</text:p>
          </text:deletion>
        </text:changed-region>
        <text:changed-region xml:id="ct246475872" text:id="ct246475872">
          <text:deletion>
            <office:change-info>
              <dc:creator>Peter Camilleri</dc:creator>
              <dc:date>2015-04-25T22:50:00</dc:date>
            </office:change-info>
            <text:p text:style-name="Text_20_body"/>
            <text:p text:style-name="Text_20_body"/>
          </text:deletion>
        </text:changed-region>
        <text:changed-region xml:id="ct246476080" text:id="ct246476080">
          <text:insertion>
            <office:change-info>
              <dc:creator>Peter Camilleri</dc:creator>
              <dc:date>2015-04-25T17:38:00</dc:date>
            </office:change-info>
          </text:insertion>
        </text:changed-region>
        <text:changed-region xml:id="ct246476184" text:id="ct246476184">
          <text:deletion>
            <office:change-info>
              <dc:creator>Peter Camilleri</dc:creator>
              <dc:date>2015-04-25T22:52:00</dc:date>
            </office:change-info>
            <text:p text:style-name="Text_20_body"/>
            <text:p text:style-name="Text_20_body">.10**</text:p>
          </text:deletion>
        </text:changed-region>
        <text:changed-region xml:id="ct246476288" text:id="ct246476288">
          <text:insertion>
            <office:change-info>
              <dc:creator>Peter Camilleri</dc:creator>
              <dc:date>2015-04-25T17:38:00</dc:date>
            </office:change-info>
          </text:insertion>
        </text:changed-region>
        <text:changed-region xml:id="ct246476392" text:id="ct246476392">
          <text:deletion>
            <office:change-info>
              <dc:creator>Peter Camilleri</dc:creator>
              <dc:date>2015-04-25T23:06:00</dc:date>
            </office:change-info>
            <text:p text:style-name="Text_20_body"/>
            <text:p text:style-name="Text_20_body">.2**</text:p>
          </text:deletion>
        </text:changed-region>
        <text:changed-region xml:id="ct246480544" text:id="ct246480544">
          <text:insertion>
            <office:change-info>
              <dc:creator>Peter Camilleri</dc:creator>
              <dc:date>2015-04-25T17:38:00</dc:date>
            </office:change-info>
          </text:insertion>
        </text:changed-region>
        <text:changed-region xml:id="ct246480752" text:id="ct246480752">
          <text:deletion>
            <office:change-info>
              <dc:creator>Peter Camilleri</dc:creator>
              <dc:date>2015-04-25T23:06:00</dc:date>
            </office:change-info>
            <text:p text:style-name="Text_20_body">.abs</text:p>
          </text:deletion>
        </text:changed-region>
        <text:changed-region xml:id="ct246480648" text:id="ct246480648">
          <text:deletion>
            <office:change-info>
              <dc:creator>Peter Camilleri</dc:creator>
              <dc:date>2015-04-25T23:07:00</dc:date>
            </office:change-info>
            <text:p text:style-name="Text_20_body"/>
            <text:p text:style-name="Text_20_body"/>
          </text:deletion>
        </text:changed-region>
        <text:changed-region xml:id="ct246480856" text:id="ct246480856">
          <text:insertion>
            <office:change-info>
              <dc:creator>Peter Camilleri</dc:creator>
              <dc:date>2015-04-25T17:38:00</dc:date>
            </office:change-info>
          </text:insertion>
        </text:changed-region>
        <text:changed-region xml:id="ct246480960" text:id="ct246480960">
          <text:deletion>
            <office:change-info>
              <dc:creator>Peter Camilleri</dc:creator>
              <dc:date>2015-04-25T23:07:00</dc:date>
            </office:change-info>
            <text:p text:style-name="Text_20_body"/>
            <text:p text:style-name="Text_20_body">.acos</text:p>
          </text:deletion>
        </text:changed-region>
        <text:changed-region xml:id="ct246481064" text:id="ct246481064">
          <text:insertion>
            <office:change-info>
              <dc:creator>Peter Camilleri</dc:creator>
              <dc:date>2015-04-25T17:38:00</dc:date>
            </office:change-info>
          </text:insertion>
        </text:changed-region>
        <text:changed-region xml:id="ct246481480" text:id="ct246481480">
          <text:insertion>
            <office:change-info>
              <dc:creator>Peter Camilleri</dc:creator>
              <dc:date>2015-04-26T13:39:00</dc:date>
            </office:change-info>
          </text:insertion>
        </text:changed-region>
        <text:changed-region xml:id="ct246481584" text:id="ct246481584">
          <text:insertion>
            <office:change-info>
              <dc:creator>Peter Camilleri</dc:creator>
              <dc:date>2015-04-26T13:38:00</dc:date>
            </office:change-info>
          </text:insertion>
        </text:changed-region>
        <text:changed-region xml:id="ct246481688" text:id="ct246481688">
          <text:insertion>
            <office:change-info>
              <dc:creator>Peter Camilleri</dc:creator>
              <dc:date>2015-04-25T17:38:00</dc:date>
            </office:change-info>
          </text:insertion>
        </text:changed-region>
        <text:changed-region xml:id="ct246481792" text:id="ct246481792">
          <text:insertion>
            <office:change-info>
              <dc:creator>Peter Camilleri</dc:creator>
              <dc:date>2015-04-25T17:38:00</dc:date>
            </office:change-info>
          </text:insertion>
        </text:changed-region>
        <text:changed-region xml:id="ct246481896" text:id="ct246481896">
          <text:insertion>
            <office:change-info>
              <dc:creator>Peter Camilleri</dc:creator>
              <dc:date>2015-04-26T13:45:00</dc:date>
            </office:change-info>
          </text:insertion>
        </text:changed-region>
        <text:changed-region xml:id="ct246482000" text:id="ct246482000">
          <text:insertion>
            <office:change-info>
              <dc:creator>Peter Camilleri</dc:creator>
              <dc:date>2015-04-26T13:45:00</dc:date>
            </office:change-info>
          </text:insertion>
        </text:changed-region>
        <text:changed-region xml:id="ct246482104" text:id="ct246482104">
          <text:insertion>
            <office:change-info>
              <dc:creator>Peter Camilleri</dc:creator>
              <dc:date>2015-04-26T13:45:00</dc:date>
            </office:change-info>
          </text:insertion>
        </text:changed-region>
        <text:changed-region xml:id="ct246482208" text:id="ct246482208">
          <text:insertion>
            <office:change-info>
              <dc:creator>Peter Camilleri</dc:creator>
              <dc:date>2015-04-26T13:45:00</dc:date>
            </office:change-info>
          </text:insertion>
        </text:changed-region>
        <text:changed-region xml:id="ct246482312" text:id="ct246482312">
          <text:deletion>
            <office:change-info>
              <dc:creator>Peter Camilleri</dc:creator>
              <dc:date>2015-04-25T23:09:00</dc:date>
            </office:change-info>
            <text:p text:style-name="Text_20_body"/>
            <text:p text:style-name="Text_20_body">.acosh</text:p>
          </text:deletion>
        </text:changed-region>
        <text:changed-region xml:id="ct246482624" text:id="ct246482624">
          <text:insertion>
            <office:change-info>
              <dc:creator>Peter Camilleri</dc:creator>
              <dc:date>2015-04-25T17:38:00</dc:date>
            </office:change-info>
          </text:insertion>
        </text:changed-region>
        <text:changed-region xml:id="ct246482728" text:id="ct246482728">
          <text:insertion>
            <office:change-info>
              <dc:creator>Peter Camilleri</dc:creator>
              <dc:date>2015-04-25T17:38:00</dc:date>
            </office:change-info>
          </text:insertion>
        </text:changed-region>
        <text:changed-region xml:id="ct246482832" text:id="ct246482832">
          <text:insertion>
            <office:change-info>
              <dc:creator>Peter Camilleri</dc:creator>
              <dc:date>2015-04-25T17:38:00</dc:date>
            </office:change-info>
          </text:insertion>
        </text:changed-region>
        <text:changed-region xml:id="ct246482936" text:id="ct246482936">
          <text:deletion>
            <office:change-info>
              <dc:creator>Peter Camilleri</dc:creator>
              <dc:date>2015-04-25T23:09:00</dc:date>
            </office:change-info>
            <text:p text:style-name="Text_20_body"/>
            <text:p text:style-name="Text_20_body">.angle</text:p>
          </text:deletion>
        </text:changed-region>
        <text:changed-region xml:id="ct246483040" text:id="ct246483040">
          <text:insertion>
            <office:change-info>
              <dc:creator>Peter Camilleri</dc:creator>
              <dc:date>2015-04-25T17:38:00</dc:date>
            </office:change-info>
          </text:insertion>
        </text:changed-region>
        <text:changed-region xml:id="ct246483144" text:id="ct246483144">
          <text:insertion>
            <office:change-info>
              <dc:creator>Peter Camilleri</dc:creator>
              <dc:date>2015-04-25T17:38:00</dc:date>
            </office:change-info>
          </text:insertion>
        </text:changed-region>
        <text:changed-region xml:id="ct246483248" text:id="ct246483248">
          <text:insertion>
            <office:change-info>
              <dc:creator>Peter Camilleri</dc:creator>
              <dc:date>2015-04-25T17:38:00</dc:date>
            </office:change-info>
          </text:insertion>
        </text:changed-region>
        <text:changed-region xml:id="ct246483352" text:id="ct246483352">
          <text:insertion>
            <office:change-info>
              <dc:creator>Peter Camilleri</dc:creator>
              <dc:date>2015-04-25T17:38:00</dc:date>
            </office:change-info>
          </text:insertion>
        </text:changed-region>
        <text:changed-region xml:id="ct246483456" text:id="ct246483456">
          <text:deletion>
            <office:change-info>
              <dc:creator>Peter Camilleri</dc:creator>
              <dc:date>2015-04-25T23:09:00</dc:date>
            </office:change-info>
            <text:p text:style-name="Text_20_body"/>
            <text:p text:style-name="Text_20_body">.asin</text:p>
          </text:deletion>
        </text:changed-region>
        <text:changed-region xml:id="ct246483560" text:id="ct246483560">
          <text:insertion>
            <office:change-info>
              <dc:creator>Peter Camilleri</dc:creator>
              <dc:date>2015-04-25T17:38:00</dc:date>
            </office:change-info>
          </text:insertion>
        </text:changed-region>
        <text:changed-region xml:id="ct246483664" text:id="ct246483664">
          <text:insertion>
            <office:change-info>
              <dc:creator>Peter Camilleri</dc:creator>
              <dc:date>2015-04-25T17:38:00</dc:date>
            </office:change-info>
          </text:insertion>
        </text:changed-region>
        <text:changed-region xml:id="ct246483768" text:id="ct246483768">
          <text:insertion>
            <office:change-info>
              <dc:creator>Peter Camilleri</dc:creator>
              <dc:date>2015-04-25T17:38:00</dc:date>
            </office:change-info>
          </text:insertion>
        </text:changed-region>
        <text:changed-region xml:id="ct246483872" text:id="ct246483872">
          <text:insertion>
            <office:change-info>
              <dc:creator>Peter Camilleri</dc:creator>
              <dc:date>2015-04-25T17:38:00</dc:date>
            </office:change-info>
          </text:insertion>
        </text:changed-region>
        <text:changed-region xml:id="ct246483976" text:id="ct246483976">
          <text:insertion>
            <office:change-info>
              <dc:creator>Peter Camilleri</dc:creator>
              <dc:date>2015-04-25T17:38:00</dc:date>
            </office:change-info>
          </text:insertion>
        </text:changed-region>
        <text:changed-region xml:id="ct246484080" text:id="ct246484080">
          <text:deletion>
            <office:change-info>
              <dc:creator>Peter Camilleri</dc:creator>
              <dc:date>2015-04-25T23:09:00</dc:date>
            </office:change-info>
            <text:p text:style-name="Text_20_body"/>
            <text:p text:style-name="Text_20_body">.asinh</text:p>
          </text:deletion>
        </text:changed-region>
        <text:changed-region xml:id="ct246484184" text:id="ct246484184">
          <text:insertion>
            <office:change-info>
              <dc:creator>Peter Camilleri</dc:creator>
              <dc:date>2015-04-25T17:38:00</dc:date>
            </office:change-info>
          </text:insertion>
        </text:changed-region>
        <text:changed-region xml:id="ct246484288" text:id="ct246484288">
          <text:insertion>
            <office:change-info>
              <dc:creator>Peter Camilleri</dc:creator>
              <dc:date>2015-04-25T17:38:00</dc:date>
            </office:change-info>
          </text:insertion>
        </text:changed-region>
        <text:changed-region xml:id="ct246484392" text:id="ct246484392">
          <text:insertion>
            <office:change-info>
              <dc:creator>Peter Camilleri</dc:creator>
              <dc:date>2015-04-25T17:38:00</dc:date>
            </office:change-info>
          </text:insertion>
        </text:changed-region>
        <text:changed-region xml:id="ct246484496" text:id="ct246484496">
          <text:insertion>
            <office:change-info>
              <dc:creator>Peter Camilleri</dc:creator>
              <dc:date>2015-04-25T17:38:00</dc:date>
            </office:change-info>
          </text:insertion>
        </text:changed-region>
        <text:changed-region xml:id="ct246484640" text:id="ct246484640">
          <text:insertion>
            <office:change-info>
              <dc:creator>Peter Camilleri</dc:creator>
              <dc:date>2015-04-25T17:38:00</dc:date>
            </office:change-info>
          </text:insertion>
        </text:changed-region>
        <text:changed-region xml:id="ct246484744" text:id="ct246484744">
          <text:deletion>
            <office:change-info>
              <dc:creator>Peter Camilleri</dc:creator>
              <dc:date>2015-04-25T23:10:00</dc:date>
            </office:change-info>
            <text:p text:style-name="Text_20_body"/>
            <text:p text:style-name="Text_20_body">.atan</text:p>
          </text:deletion>
        </text:changed-region>
        <text:changed-region xml:id="ct246484848" text:id="ct246484848">
          <text:insertion>
            <office:change-info>
              <dc:creator>Peter Camilleri</dc:creator>
              <dc:date>2015-04-25T17:38:00</dc:date>
            </office:change-info>
          </text:insertion>
        </text:changed-region>
        <text:changed-region xml:id="ct246484952" text:id="ct246484952">
          <text:insertion>
            <office:change-info>
              <dc:creator>Peter Camilleri</dc:creator>
              <dc:date>2015-04-25T17:38:00</dc:date>
            </office:change-info>
          </text:insertion>
        </text:changed-region>
        <text:changed-region xml:id="ct246485056" text:id="ct246485056">
          <text:insertion>
            <office:change-info>
              <dc:creator>Peter Camilleri</dc:creator>
              <dc:date>2015-04-25T17:38:00</dc:date>
            </office:change-info>
          </text:insertion>
        </text:changed-region>
        <text:changed-region xml:id="ct246485160" text:id="ct246485160">
          <text:insertion>
            <office:change-info>
              <dc:creator>Peter Camilleri</dc:creator>
              <dc:date>2015-04-25T17:38:00</dc:date>
            </office:change-info>
          </text:insertion>
        </text:changed-region>
        <text:changed-region xml:id="ct246485264" text:id="ct246485264">
          <text:insertion>
            <office:change-info>
              <dc:creator>Peter Camilleri</dc:creator>
              <dc:date>2015-04-25T17:38:00</dc:date>
            </office:change-info>
          </text:insertion>
        </text:changed-region>
        <text:changed-region xml:id="ct246485368" text:id="ct246485368">
          <text:deletion>
            <office:change-info>
              <dc:creator>Peter Camilleri</dc:creator>
              <dc:date>2015-04-25T23:10:00</dc:date>
            </office:change-info>
            <text:p text:style-name="Text_20_body"/>
            <text:p text:style-name="Text_20_body">.atan2</text:p>
          </text:deletion>
        </text:changed-region>
        <text:changed-region xml:id="ct246485472" text:id="ct246485472">
          <text:insertion>
            <office:change-info>
              <dc:creator>Peter Camilleri</dc:creator>
              <dc:date>2015-04-25T17:38:00</dc:date>
            </office:change-info>
          </text:insertion>
        </text:changed-region>
        <text:changed-region xml:id="ct246485576" text:id="ct246485576">
          <text:insertion>
            <office:change-info>
              <dc:creator>Peter Camilleri</dc:creator>
              <dc:date>2015-04-25T17:38:00</dc:date>
            </office:change-info>
          </text:insertion>
        </text:changed-region>
        <text:changed-region xml:id="ct246485680" text:id="ct246485680">
          <text:insertion>
            <office:change-info>
              <dc:creator>Peter Camilleri</dc:creator>
              <dc:date>2015-04-25T17:38:00</dc:date>
            </office:change-info>
          </text:insertion>
        </text:changed-region>
        <text:changed-region xml:id="ct246485784" text:id="ct246485784">
          <text:insertion>
            <office:change-info>
              <dc:creator>Peter Camilleri</dc:creator>
              <dc:date>2015-04-25T17:38:00</dc:date>
            </office:change-info>
          </text:insertion>
        </text:changed-region>
        <text:changed-region xml:id="ct246485888" text:id="ct246485888">
          <text:insertion>
            <office:change-info>
              <dc:creator>Peter Camilleri</dc:creator>
              <dc:date>2015-04-25T17:38:00</dc:date>
            </office:change-info>
          </text:insertion>
        </text:changed-region>
        <text:changed-region xml:id="ct246486096" text:id="ct246486096">
          <text:deletion>
            <office:change-info>
              <dc:creator>Peter Camilleri</dc:creator>
              <dc:date>2015-04-25T23:11:00</dc:date>
            </office:change-info>
            <text:p text:style-name="Text_20_body">.atanh</text:p>
          </text:deletion>
        </text:changed-region>
        <text:changed-region xml:id="ct246485992" text:id="ct246485992">
          <text:deletion>
            <office:change-info>
              <dc:creator>Peter Camilleri</dc:creator>
              <dc:date>2015-04-25T23:12:00</dc:date>
            </office:change-info>
            <text:p text:style-name="Text_20_body"/>
            <text:p text:style-name="Text_20_body"/>
          </text:deletion>
        </text:changed-region>
        <text:changed-region xml:id="ct246486200" text:id="ct246486200">
          <text:insertion>
            <office:change-info>
              <dc:creator>Peter Camilleri</dc:creator>
              <dc:date>2015-04-25T17:38:00</dc:date>
            </office:change-info>
          </text:insertion>
        </text:changed-region>
        <text:changed-region xml:id="ct246486304" text:id="ct246486304">
          <text:insertion>
            <office:change-info>
              <dc:creator>Peter Camilleri</dc:creator>
              <dc:date>2015-04-25T17:38:00</dc:date>
            </office:change-info>
          </text:insertion>
        </text:changed-region>
        <text:changed-region xml:id="ct246486408" text:id="ct246486408">
          <text:insertion>
            <office:change-info>
              <dc:creator>Peter Camilleri</dc:creator>
              <dc:date>2015-04-25T17:38:00</dc:date>
            </office:change-info>
          </text:insertion>
        </text:changed-region>
        <text:changed-region xml:id="ct246486512" text:id="ct246486512">
          <text:insertion>
            <office:change-info>
              <dc:creator>Peter Camilleri</dc:creator>
              <dc:date>2015-04-25T17:38:00</dc:date>
            </office:change-info>
          </text:insertion>
        </text:changed-region>
        <text:changed-region xml:id="ct246486616" text:id="ct246486616">
          <text:insertion>
            <office:change-info>
              <dc:creator>Peter Camilleri</dc:creator>
              <dc:date>2015-04-25T17:38:00</dc:date>
            </office:change-info>
          </text:insertion>
        </text:changed-region>
        <text:changed-region xml:id="ct246486720" text:id="ct246486720">
          <text:deletion>
            <office:change-info>
              <dc:creator>Peter Camilleri</dc:creator>
              <dc:date>2015-04-25T23:12:00</dc:date>
            </office:change-info>
            <text:p text:style-name="Text_20_body"/>
            <text:p text:style-name="Text_20_body">.c2p</text:p>
          </text:deletion>
        </text:changed-region>
        <text:changed-region xml:id="ct246486824" text:id="ct246486824">
          <text:insertion>
            <office:change-info>
              <dc:creator>Peter Camilleri</dc:creator>
              <dc:date>2015-04-25T17:38:00</dc:date>
            </office:change-info>
          </text:insertion>
        </text:changed-region>
        <text:changed-region xml:id="ct246486928" text:id="ct246486928">
          <text:insertion>
            <office:change-info>
              <dc:creator>Peter Camilleri</dc:creator>
              <dc:date>2015-04-25T17:38:00</dc:date>
            </office:change-info>
          </text:insertion>
        </text:changed-region>
        <text:changed-region xml:id="ct246487032" text:id="ct246487032">
          <text:insertion>
            <office:change-info>
              <dc:creator>Peter Camilleri</dc:creator>
              <dc:date>2015-04-25T17:38:00</dc:date>
            </office:change-info>
          </text:insertion>
        </text:changed-region>
        <text:changed-region xml:id="ct246487136" text:id="ct246487136">
          <text:insertion>
            <office:change-info>
              <dc:creator>Peter Camilleri</dc:creator>
              <dc:date>2015-04-25T17:38:00</dc:date>
            </office:change-info>
          </text:insertion>
        </text:changed-region>
        <text:changed-region xml:id="ct246487240" text:id="ct246487240">
          <text:insertion>
            <office:change-info>
              <dc:creator>Peter Camilleri</dc:creator>
              <dc:date>2015-04-25T17:38:00</dc:date>
            </office:change-info>
          </text:insertion>
        </text:changed-region>
        <text:changed-region xml:id="ct246487448" text:id="ct246487448">
          <text:deletion>
            <office:change-info>
              <dc:creator>Peter Camilleri</dc:creator>
              <dc:date>2015-04-25T23:12:00</dc:date>
            </office:change-info>
            <text:p text:style-name="Text_20_body">.cbrt</text:p>
          </text:deletion>
        </text:changed-region>
        <text:changed-region xml:id="ct246487344" text:id="ct246487344">
          <text:deletion>
            <office:change-info>
              <dc:creator>Peter Camilleri</dc:creator>
              <dc:date>2015-04-25T23:13:00</dc:date>
            </office:change-info>
            <text:p text:style-name="Text_20_body"/>
            <text:p text:style-name="Text_20_body"/>
          </text:deletion>
        </text:changed-region>
        <text:changed-region xml:id="ct246487552" text:id="ct246487552">
          <text:insertion>
            <office:change-info>
              <dc:creator>Peter Camilleri</dc:creator>
              <dc:date>2015-04-25T17:38:00</dc:date>
            </office:change-info>
          </text:insertion>
        </text:changed-region>
        <text:changed-region xml:id="ct246487656" text:id="ct246487656">
          <text:insertion>
            <office:change-info>
              <dc:creator>Peter Camilleri</dc:creator>
              <dc:date>2015-04-25T17:38:00</dc:date>
            </office:change-info>
          </text:insertion>
        </text:changed-region>
        <text:changed-region xml:id="ct246487760" text:id="ct246487760">
          <text:insertion>
            <office:change-info>
              <dc:creator>Peter Camilleri</dc:creator>
              <dc:date>2015-04-25T17:38:00</dc:date>
            </office:change-info>
          </text:insertion>
        </text:changed-region>
        <text:changed-region xml:id="ct246487864" text:id="ct246487864">
          <text:insertion>
            <office:change-info>
              <dc:creator>Peter Camilleri</dc:creator>
              <dc:date>2015-04-25T17:38:00</dc:date>
            </office:change-info>
          </text:insertion>
        </text:changed-region>
        <text:changed-region xml:id="ct246487968" text:id="ct246487968">
          <text:insertion>
            <office:change-info>
              <dc:creator>Peter Camilleri</dc:creator>
              <dc:date>2015-04-25T17:38:00</dc:date>
            </office:change-info>
          </text:insertion>
        </text:changed-region>
        <text:changed-region xml:id="ct246488072" text:id="ct246488072">
          <text:deletion>
            <office:change-info>
              <dc:creator>Peter Camilleri</dc:creator>
              <dc:date>2015-04-25T23:13:00</dc:date>
            </office:change-info>
            <text:p text:style-name="Text_20_body"/>
            <text:p text:style-name="Text_20_body">.ceil</text:p>
          </text:deletion>
        </text:changed-region>
        <text:changed-region xml:id="ct246488176" text:id="ct246488176">
          <text:insertion>
            <office:change-info>
              <dc:creator>Peter Camilleri</dc:creator>
              <dc:date>2015-04-25T17:38:00</dc:date>
            </office:change-info>
          </text:insertion>
        </text:changed-region>
        <text:changed-region xml:id="ct246488280" text:id="ct246488280">
          <text:insertion>
            <office:change-info>
              <dc:creator>Peter Camilleri</dc:creator>
              <dc:date>2015-04-25T17:38:00</dc:date>
            </office:change-info>
          </text:insertion>
        </text:changed-region>
        <text:changed-region xml:id="ct246488384" text:id="ct246488384">
          <text:insertion>
            <office:change-info>
              <dc:creator>Peter Camilleri</dc:creator>
              <dc:date>2015-04-25T17:38:00</dc:date>
            </office:change-info>
          </text:insertion>
        </text:changed-region>
        <text:changed-region xml:id="ct246488488" text:id="ct246488488">
          <text:insertion>
            <office:change-info>
              <dc:creator>Peter Camilleri</dc:creator>
              <dc:date>2015-04-25T17:38:00</dc:date>
            </office:change-info>
          </text:insertion>
        </text:changed-region>
        <text:changed-region xml:id="ct246488592" text:id="ct246488592">
          <text:insertion>
            <office:change-info>
              <dc:creator>Peter Camilleri</dc:creator>
              <dc:date>2015-04-25T17:38:00</dc:date>
            </office:change-info>
          </text:insertion>
        </text:changed-region>
        <text:changed-region xml:id="ct246488736" text:id="ct246488736">
          <text:insertion>
            <office:change-info>
              <dc:creator>Peter Camilleri</dc:creator>
              <dc:date>2015-04-25T17:38:00</dc:date>
            </office:change-info>
          </text:insertion>
        </text:changed-region>
        <text:changed-region xml:id="ct246488840" text:id="ct246488840">
          <text:deletion>
            <office:change-info>
              <dc:creator>Peter Camilleri</dc:creator>
              <dc:date>2015-04-25T23:13:00</dc:date>
            </office:change-info>
            <text:p text:style-name="Text_20_body"/>
            <text:p text:style-name="Text_20_body">.conjugate</text:p>
          </text:deletion>
        </text:changed-region>
        <text:changed-region xml:id="ct246488944" text:id="ct246488944">
          <text:insertion>
            <office:change-info>
              <dc:creator>Peter Camilleri</dc:creator>
              <dc:date>2015-04-25T17:38:00</dc:date>
            </office:change-info>
          </text:insertion>
        </text:changed-region>
        <text:changed-region xml:id="ct246489048" text:id="ct246489048">
          <text:insertion>
            <office:change-info>
              <dc:creator>Peter Camilleri</dc:creator>
              <dc:date>2015-04-25T17:38:00</dc:date>
            </office:change-info>
          </text:insertion>
        </text:changed-region>
        <text:changed-region xml:id="ct246489152" text:id="ct246489152">
          <text:insertion>
            <office:change-info>
              <dc:creator>Peter Camilleri</dc:creator>
              <dc:date>2015-04-25T17:38:00</dc:date>
            </office:change-info>
          </text:insertion>
        </text:changed-region>
        <text:changed-region xml:id="ct246489256" text:id="ct246489256">
          <text:insertion>
            <office:change-info>
              <dc:creator>Peter Camilleri</dc:creator>
              <dc:date>2015-04-25T17:38:00</dc:date>
            </office:change-info>
          </text:insertion>
        </text:changed-region>
        <text:changed-region xml:id="ct246489360" text:id="ct246489360">
          <text:deletion>
            <office:change-info>
              <dc:creator>Peter Camilleri</dc:creator>
              <dc:date>2015-04-25T23:13:00</dc:date>
            </office:change-info>
            <text:p text:style-name="Text_20_body"/>
            <text:p text:style-name="Text_20_body">.cos</text:p>
          </text:deletion>
        </text:changed-region>
        <text:changed-region xml:id="ct246489464" text:id="ct246489464">
          <text:insertion>
            <office:change-info>
              <dc:creator>Peter Camilleri</dc:creator>
              <dc:date>2015-04-25T17:38:00</dc:date>
            </office:change-info>
          </text:insertion>
        </text:changed-region>
        <text:changed-region xml:id="ct246489568" text:id="ct246489568">
          <text:insertion>
            <office:change-info>
              <dc:creator>Peter Camilleri</dc:creator>
              <dc:date>2015-04-25T17:38:00</dc:date>
            </office:change-info>
          </text:insertion>
        </text:changed-region>
        <text:changed-region xml:id="ct246489672" text:id="ct246489672">
          <text:insertion>
            <office:change-info>
              <dc:creator>Peter Camilleri</dc:creator>
              <dc:date>2015-04-25T17:38:00</dc:date>
            </office:change-info>
          </text:insertion>
        </text:changed-region>
        <text:changed-region xml:id="ct246489776" text:id="ct246489776">
          <text:insertion>
            <office:change-info>
              <dc:creator>Peter Camilleri</dc:creator>
              <dc:date>2015-04-25T17:38:00</dc:date>
            </office:change-info>
          </text:insertion>
        </text:changed-region>
        <text:changed-region xml:id="ct246489880" text:id="ct246489880">
          <text:insertion>
            <office:change-info>
              <dc:creator>Peter Camilleri</dc:creator>
              <dc:date>2015-04-25T17:38:00</dc:date>
            </office:change-info>
          </text:insertion>
        </text:changed-region>
        <text:changed-region xml:id="ct246490088" text:id="ct246490088">
          <text:deletion>
            <office:change-info>
              <dc:creator>Peter Camilleri</dc:creator>
              <dc:date>2015-04-25T23:13:00</dc:date>
            </office:change-info>
            <text:p text:style-name="Text_20_body">.cosh</text:p>
          </text:deletion>
        </text:changed-region>
        <text:changed-region xml:id="ct246489984" text:id="ct246489984">
          <text:deletion>
            <office:change-info>
              <dc:creator>Peter Camilleri</dc:creator>
              <dc:date>2015-04-25T23:14:00</dc:date>
            </office:change-info>
            <text:p text:style-name="Text_20_body"/>
            <text:p text:style-name="Text_20_body"/>
          </text:deletion>
        </text:changed-region>
        <text:changed-region xml:id="ct246490192" text:id="ct246490192">
          <text:insertion>
            <office:change-info>
              <dc:creator>Peter Camilleri</dc:creator>
              <dc:date>2015-04-25T17:38:00</dc:date>
            </office:change-info>
          </text:insertion>
        </text:changed-region>
        <text:changed-region xml:id="ct246490296" text:id="ct246490296">
          <text:insertion>
            <office:change-info>
              <dc:creator>Peter Camilleri</dc:creator>
              <dc:date>2015-04-25T17:38:00</dc:date>
            </office:change-info>
          </text:insertion>
        </text:changed-region>
        <text:changed-region xml:id="ct246490400" text:id="ct246490400">
          <text:insertion>
            <office:change-info>
              <dc:creator>Peter Camilleri</dc:creator>
              <dc:date>2015-04-25T17:38:00</dc:date>
            </office:change-info>
          </text:insertion>
        </text:changed-region>
        <text:changed-region xml:id="ct246490504" text:id="ct246490504">
          <text:insertion>
            <office:change-info>
              <dc:creator>Peter Camilleri</dc:creator>
              <dc:date>2015-04-25T17:38:00</dc:date>
            </office:change-info>
          </text:insertion>
        </text:changed-region>
        <text:changed-region xml:id="ct246490608" text:id="ct246490608">
          <text:insertion>
            <office:change-info>
              <dc:creator>Peter Camilleri</dc:creator>
              <dc:date>2015-04-25T17:38:00</dc:date>
            </office:change-info>
          </text:insertion>
        </text:changed-region>
        <text:changed-region xml:id="ct246490712" text:id="ct246490712">
          <text:deletion>
            <office:change-info>
              <dc:creator>Peter Camilleri</dc:creator>
              <dc:date>2015-04-25T23:14:00</dc:date>
            </office:change-info>
            <text:p text:style-name="Text_20_body"/>
            <text:p text:style-name="Text_20_body">.cube</text:p>
          </text:deletion>
        </text:changed-region>
        <text:changed-region xml:id="ct246490816" text:id="ct246490816">
          <text:insertion>
            <office:change-info>
              <dc:creator>Peter Camilleri</dc:creator>
              <dc:date>2015-04-25T17:38:00</dc:date>
            </office:change-info>
          </text:insertion>
        </text:changed-region>
        <text:changed-region xml:id="ct246490920" text:id="ct246490920">
          <text:insertion>
            <office:change-info>
              <dc:creator>Peter Camilleri</dc:creator>
              <dc:date>2015-04-25T17:38:00</dc:date>
            </office:change-info>
          </text:insertion>
        </text:changed-region>
        <text:changed-region xml:id="ct246491024" text:id="ct246491024">
          <text:insertion>
            <office:change-info>
              <dc:creator>Peter Camilleri</dc:creator>
              <dc:date>2015-04-25T17:38:00</dc:date>
            </office:change-info>
          </text:insertion>
        </text:changed-region>
        <text:changed-region xml:id="ct246491128" text:id="ct246491128">
          <text:insertion>
            <office:change-info>
              <dc:creator>Peter Camilleri</dc:creator>
              <dc:date>2015-04-25T17:38:00</dc:date>
            </office:change-info>
          </text:insertion>
        </text:changed-region>
        <text:changed-region xml:id="ct246491232" text:id="ct246491232">
          <text:deletion>
            <office:change-info>
              <dc:creator>Peter Camilleri</dc:creator>
              <dc:date>2015-04-25T23:15:00</dc:date>
            </office:change-info>
            <text:p text:style-name="Text_20_body"/>
            <text:p text:style-name="Text_20_body">.d2r</text:p>
          </text:deletion>
        </text:changed-region>
        <text:changed-region xml:id="ct246491336" text:id="ct246491336">
          <text:insertion>
            <office:change-info>
              <dc:creator>Peter Camilleri</dc:creator>
              <dc:date>2015-04-25T17:38:00</dc:date>
            </office:change-info>
          </text:insertion>
        </text:changed-region>
        <text:changed-region xml:id="ct246491440" text:id="ct246491440">
          <text:insertion>
            <office:change-info>
              <dc:creator>Peter Camilleri</dc:creator>
              <dc:date>2015-04-25T17:38:00</dc:date>
            </office:change-info>
          </text:insertion>
        </text:changed-region>
        <text:changed-region xml:id="ct246491544" text:id="ct246491544">
          <text:insertion>
            <office:change-info>
              <dc:creator>Peter Camilleri</dc:creator>
              <dc:date>2015-04-25T17:38:00</dc:date>
            </office:change-info>
          </text:insertion>
        </text:changed-region>
        <text:changed-region xml:id="ct246491648" text:id="ct246491648">
          <text:insertion>
            <office:change-info>
              <dc:creator>Peter Camilleri</dc:creator>
              <dc:date>2015-04-25T17:38:00</dc:date>
            </office:change-info>
          </text:insertion>
        </text:changed-region>
        <text:changed-region xml:id="ct246491752" text:id="ct246491752">
          <text:insertion>
            <office:change-info>
              <dc:creator>Peter Camilleri</dc:creator>
              <dc:date>2015-04-25T17:38:00</dc:date>
            </office:change-info>
          </text:insertion>
        </text:changed-region>
        <text:changed-region xml:id="ct246491856" text:id="ct246491856">
          <text:deletion>
            <office:change-info>
              <dc:creator>Peter Camilleri</dc:creator>
              <dc:date>2015-04-25T23:15:00</dc:date>
            </office:change-info>
            <text:p text:style-name="Text_20_body"/>
            <text:p text:style-name="Text_20_body">.denominator</text:p>
          </text:deletion>
        </text:changed-region>
        <text:changed-region xml:id="ct246491960" text:id="ct246491960">
          <text:insertion>
            <office:change-info>
              <dc:creator>Peter Camilleri</dc:creator>
              <dc:date>2015-04-25T17:38:00</dc:date>
            </office:change-info>
          </text:insertion>
        </text:changed-region>
        <text:changed-region xml:id="ct246492064" text:id="ct246492064">
          <text:insertion>
            <office:change-info>
              <dc:creator>Peter Camilleri</dc:creator>
              <dc:date>2015-04-25T17:38:00</dc:date>
            </office:change-info>
          </text:insertion>
        </text:changed-region>
        <text:changed-region xml:id="ct246492168" text:id="ct246492168">
          <text:insertion>
            <office:change-info>
              <dc:creator>Peter Camilleri</dc:creator>
              <dc:date>2015-04-25T17:38:00</dc:date>
            </office:change-info>
          </text:insertion>
        </text:changed-region>
        <text:changed-region xml:id="ct246492272" text:id="ct246492272">
          <text:insertion>
            <office:change-info>
              <dc:creator>Peter Camilleri</dc:creator>
              <dc:date>2015-04-25T17:38:00</dc:date>
            </office:change-info>
          </text:insertion>
        </text:changed-region>
        <text:changed-region xml:id="ct246492376" text:id="ct246492376">
          <text:insertion>
            <office:change-info>
              <dc:creator>Peter Camilleri</dc:creator>
              <dc:date>2015-04-25T17:38:00</dc:date>
            </office:change-info>
          </text:insertion>
        </text:changed-region>
        <text:changed-region xml:id="ct246492480" text:id="ct246492480">
          <text:insertion>
            <office:change-info>
              <dc:creator>Peter Camilleri</dc:creator>
              <dc:date>2015-04-25T17:38:00</dc:date>
            </office:change-info>
          </text:insertion>
        </text:changed-region>
        <text:changed-region xml:id="ct246492584" text:id="ct246492584">
          <text:deletion>
            <office:change-info>
              <dc:creator>Peter Camilleri</dc:creator>
              <dc:date>2015-04-25T23:15:00</dc:date>
            </office:change-info>
            <text:p text:style-name="Text_20_body"/>
            <text:p text:style-name="Text_20_body">.e**</text:p>
          </text:deletion>
        </text:changed-region>
        <text:changed-region xml:id="ct246492688" text:id="ct246492688">
          <text:insertion>
            <office:change-info>
              <dc:creator>Peter Camilleri</dc:creator>
              <dc:date>2015-04-25T17:38:00</dc:date>
            </office:change-info>
          </text:insertion>
        </text:changed-region>
        <text:changed-region xml:id="ct246492832" text:id="ct246492832">
          <text:insertion>
            <office:change-info>
              <dc:creator>Peter Camilleri</dc:creator>
              <dc:date>2015-04-25T17:38:00</dc:date>
            </office:change-info>
          </text:insertion>
        </text:changed-region>
        <text:changed-region xml:id="ct246492936" text:id="ct246492936">
          <text:insertion>
            <office:change-info>
              <dc:creator>Peter Camilleri</dc:creator>
              <dc:date>2015-04-25T17:38:00</dc:date>
            </office:change-info>
          </text:insertion>
        </text:changed-region>
        <text:changed-region xml:id="ct246493040" text:id="ct246493040">
          <text:insertion>
            <office:change-info>
              <dc:creator>Peter Camilleri</dc:creator>
              <dc:date>2015-04-25T17:38:00</dc:date>
            </office:change-info>
          </text:insertion>
        </text:changed-region>
        <text:changed-region xml:id="ct246493144" text:id="ct246493144">
          <text:insertion>
            <office:change-info>
              <dc:creator>Peter Camilleri</dc:creator>
              <dc:date>2015-04-25T17:38:00</dc:date>
            </office:change-info>
          </text:insertion>
        </text:changed-region>
        <text:changed-region xml:id="ct246493248" text:id="ct246493248">
          <text:deletion>
            <office:change-info>
              <dc:creator>Peter Camilleri</dc:creator>
              <dc:date>2015-04-25T23:15:00</dc:date>
            </office:change-info>
            <text:p text:style-name="Text_20_body"/>
            <text:p text:style-name="Text_20_body">.emit</text:p>
          </text:deletion>
        </text:changed-region>
        <text:changed-region xml:id="ct246493352" text:id="ct246493352">
          <text:insertion>
            <office:change-info>
              <dc:creator>Peter Camilleri</dc:creator>
              <dc:date>2015-04-25T17:38:00</dc:date>
            </office:change-info>
          </text:insertion>
        </text:changed-region>
        <text:changed-region xml:id="ct246493456" text:id="ct246493456">
          <text:insertion>
            <office:change-info>
              <dc:creator>Peter Camilleri</dc:creator>
              <dc:date>2015-04-25T17:38:00</dc:date>
            </office:change-info>
          </text:insertion>
        </text:changed-region>
        <text:changed-region xml:id="ct246493560" text:id="ct246493560">
          <text:insertion>
            <office:change-info>
              <dc:creator>Peter Camilleri</dc:creator>
              <dc:date>2015-04-25T17:38:00</dc:date>
            </office:change-info>
          </text:insertion>
        </text:changed-region>
        <text:changed-region xml:id="ct246493664" text:id="ct246493664">
          <text:insertion>
            <office:change-info>
              <dc:creator>Peter Camilleri</dc:creator>
              <dc:date>2015-04-25T17:38:00</dc:date>
            </office:change-info>
          </text:insertion>
        </text:changed-region>
        <text:changed-region xml:id="ct246493872" text:id="ct246493872">
          <text:deletion>
            <office:change-info>
              <dc:creator>Peter Camilleri</dc:creator>
              <dc:date>2015-04-25T23:15:00</dc:date>
            </office:change-info>
            <text:p text:style-name="Text_20_body">.floor</text:p>
          </text:deletion>
        </text:changed-region>
        <text:changed-region xml:id="ct246493768" text:id="ct246493768">
          <text:deletion>
            <office:change-info>
              <dc:creator>Peter Camilleri</dc:creator>
              <dc:date>2015-04-25T23:16:00</dc:date>
            </office:change-info>
            <text:p text:style-name="Text_20_body"/>
            <text:p text:style-name="Text_20_body"/>
          </text:deletion>
        </text:changed-region>
        <text:changed-region xml:id="ct246493976" text:id="ct246493976">
          <text:insertion>
            <office:change-info>
              <dc:creator>Peter Camilleri</dc:creator>
              <dc:date>2015-04-25T17:38:00</dc:date>
            </office:change-info>
          </text:insertion>
        </text:changed-region>
        <text:changed-region xml:id="ct246494080" text:id="ct246494080">
          <text:insertion>
            <office:change-info>
              <dc:creator>Peter Camilleri</dc:creator>
              <dc:date>2015-04-25T17:38:00</dc:date>
            </office:change-info>
          </text:insertion>
        </text:changed-region>
        <text:changed-region xml:id="ct246494184" text:id="ct246494184">
          <text:insertion>
            <office:change-info>
              <dc:creator>Peter Camilleri</dc:creator>
              <dc:date>2015-04-25T17:38:00</dc:date>
            </office:change-info>
          </text:insertion>
        </text:changed-region>
        <text:changed-region xml:id="ct246494288" text:id="ct246494288">
          <text:insertion>
            <office:change-info>
              <dc:creator>Peter Camilleri</dc:creator>
              <dc:date>2015-04-25T17:38:00</dc:date>
            </office:change-info>
          </text:insertion>
        </text:changed-region>
        <text:changed-region xml:id="ct246494392" text:id="ct246494392">
          <text:insertion>
            <office:change-info>
              <dc:creator>Peter Camilleri</dc:creator>
              <dc:date>2015-04-25T17:38:00</dc:date>
            </office:change-info>
          </text:insertion>
        </text:changed-region>
        <text:changed-region xml:id="ct246494496" text:id="ct246494496">
          <text:insertion>
            <office:change-info>
              <dc:creator>Peter Camilleri</dc:creator>
              <dc:date>2015-04-25T17:38:00</dc:date>
            </office:change-info>
          </text:insertion>
        </text:changed-region>
        <text:changed-region xml:id="ct246494600" text:id="ct246494600">
          <text:deletion>
            <office:change-info>
              <dc:creator>Peter Camilleri</dc:creator>
              <dc:date>2015-04-25T23:16:00</dc:date>
            </office:change-info>
            <text:p text:style-name="Text_20_body"/>
            <text:p text:style-name="Text_20_body">.hypot</text:p>
          </text:deletion>
        </text:changed-region>
        <text:changed-region xml:id="ct246494704" text:id="ct246494704">
          <text:insertion>
            <office:change-info>
              <dc:creator>Peter Camilleri</dc:creator>
              <dc:date>2015-04-25T17:38:00</dc:date>
            </office:change-info>
          </text:insertion>
        </text:changed-region>
        <text:changed-region xml:id="ct246494808" text:id="ct246494808">
          <text:insertion>
            <office:change-info>
              <dc:creator>Peter Camilleri</dc:creator>
              <dc:date>2015-04-25T17:38:00</dc:date>
            </office:change-info>
          </text:insertion>
        </text:changed-region>
        <text:changed-region xml:id="ct246494912" text:id="ct246494912">
          <text:insertion>
            <office:change-info>
              <dc:creator>Peter Camilleri</dc:creator>
              <dc:date>2015-04-25T17:38:00</dc:date>
            </office:change-info>
          </text:insertion>
        </text:changed-region>
        <text:changed-region xml:id="ct246495016" text:id="ct246495016">
          <text:insertion>
            <office:change-info>
              <dc:creator>Peter Camilleri</dc:creator>
              <dc:date>2015-04-25T17:38:00</dc:date>
            </office:change-info>
          </text:insertion>
        </text:changed-region>
        <text:changed-region xml:id="ct246495120" text:id="ct246495120">
          <text:insertion>
            <office:change-info>
              <dc:creator>Peter Camilleri</dc:creator>
              <dc:date>2015-04-25T17:38:00</dc:date>
            </office:change-info>
          </text:insertion>
        </text:changed-region>
        <text:changed-region xml:id="ct246495224" text:id="ct246495224">
          <text:deletion>
            <office:change-info>
              <dc:creator>Peter Camilleri</dc:creator>
              <dc:date>2015-04-25T23:16:00</dc:date>
            </office:change-info>
            <text:p text:style-name="Text_20_body"/>
            <text:p text:style-name="Text_20_body">.imaginary</text:p>
          </text:deletion>
        </text:changed-region>
        <text:changed-region xml:id="ct246495328" text:id="ct246495328">
          <text:insertion>
            <office:change-info>
              <dc:creator>Peter Camilleri</dc:creator>
              <dc:date>2015-04-25T17:38:00</dc:date>
            </office:change-info>
          </text:insertion>
        </text:changed-region>
        <text:changed-region xml:id="ct246495432" text:id="ct246495432">
          <text:insertion>
            <office:change-info>
              <dc:creator>Peter Camilleri</dc:creator>
              <dc:date>2015-04-25T17:38:00</dc:date>
            </office:change-info>
          </text:insertion>
        </text:changed-region>
        <text:changed-region xml:id="ct246495536" text:id="ct246495536">
          <text:insertion>
            <office:change-info>
              <dc:creator>Peter Camilleri</dc:creator>
              <dc:date>2015-04-25T17:38:00</dc:date>
            </office:change-info>
          </text:insertion>
        </text:changed-region>
        <text:changed-region xml:id="ct246495640" text:id="ct246495640">
          <text:insertion>
            <office:change-info>
              <dc:creator>Peter Camilleri</dc:creator>
              <dc:date>2015-04-25T17:38:00</dc:date>
            </office:change-info>
          </text:insertion>
        </text:changed-region>
        <text:changed-region xml:id="ct246495744" text:id="ct246495744">
          <text:deletion>
            <office:change-info>
              <dc:creator>Peter Camilleri</dc:creator>
              <dc:date>2015-04-25T23:16:00</dc:date>
            </office:change-info>
            <text:p text:style-name="Text_20_body"/>
            <text:p text:style-name="Text_20_body">.ln</text:p>
          </text:deletion>
        </text:changed-region>
        <text:changed-region xml:id="ct246495848" text:id="ct246495848">
          <text:insertion>
            <office:change-info>
              <dc:creator>Peter Camilleri</dc:creator>
              <dc:date>2015-04-25T17:38:00</dc:date>
            </office:change-info>
          </text:insertion>
        </text:changed-region>
        <text:changed-region xml:id="ct246495952" text:id="ct246495952">
          <text:insertion>
            <office:change-info>
              <dc:creator>Peter Camilleri</dc:creator>
              <dc:date>2015-04-25T17:38:00</dc:date>
            </office:change-info>
          </text:insertion>
        </text:changed-region>
        <text:changed-region xml:id="ct246496056" text:id="ct246496056">
          <text:insertion>
            <office:change-info>
              <dc:creator>Peter Camilleri</dc:creator>
              <dc:date>2015-04-25T17:38:00</dc:date>
            </office:change-info>
          </text:insertion>
        </text:changed-region>
        <text:changed-region xml:id="ct246496160" text:id="ct246496160">
          <text:insertion>
            <office:change-info>
              <dc:creator>Peter Camilleri</dc:creator>
              <dc:date>2015-04-25T17:38:00</dc:date>
            </office:change-info>
          </text:insertion>
        </text:changed-region>
        <text:changed-region xml:id="ct246496264" text:id="ct246496264">
          <text:insertion>
            <office:change-info>
              <dc:creator>Peter Camilleri</dc:creator>
              <dc:date>2015-04-25T17:38:00</dc:date>
            </office:change-info>
          </text:insertion>
        </text:changed-region>
        <text:changed-region xml:id="ct246496368" text:id="ct246496368">
          <text:deletion>
            <office:change-info>
              <dc:creator>Peter Camilleri</dc:creator>
              <dc:date>2015-04-25T23:16:00</dc:date>
            </office:change-info>
            <text:p text:style-name="Text_20_body"/>
            <text:p text:style-name="Text_20_body">.log10</text:p>
          </text:deletion>
        </text:changed-region>
        <text:changed-region xml:id="ct246496472" text:id="ct246496472">
          <text:insertion>
            <office:change-info>
              <dc:creator>Peter Camilleri</dc:creator>
              <dc:date>2015-04-25T17:38:00</dc:date>
            </office:change-info>
          </text:insertion>
        </text:changed-region>
        <text:changed-region xml:id="ct246496576" text:id="ct246496576">
          <text:insertion>
            <office:change-info>
              <dc:creator>Peter Camilleri</dc:creator>
              <dc:date>2015-04-25T17:38:00</dc:date>
            </office:change-info>
          </text:insertion>
        </text:changed-region>
        <text:changed-region xml:id="ct246496680" text:id="ct246496680">
          <text:insertion>
            <office:change-info>
              <dc:creator>Peter Camilleri</dc:creator>
              <dc:date>2015-04-25T17:38:00</dc:date>
            </office:change-info>
          </text:insertion>
        </text:changed-region>
        <text:changed-region xml:id="ct246496784" text:id="ct246496784">
          <text:insertion>
            <office:change-info>
              <dc:creator>Peter Camilleri</dc:creator>
              <dc:date>2015-04-25T17:38:00</dc:date>
            </office:change-info>
          </text:insertion>
        </text:changed-region>
        <text:changed-region xml:id="ct246496928" text:id="ct246496928">
          <text:insertion>
            <office:change-info>
              <dc:creator>Peter Camilleri</dc:creator>
              <dc:date>2015-04-25T17:38:00</dc:date>
            </office:change-info>
          </text:insertion>
        </text:changed-region>
        <text:changed-region xml:id="ct246497032" text:id="ct246497032">
          <text:deletion>
            <office:change-info>
              <dc:creator>Peter Camilleri</dc:creator>
              <dc:date>2015-04-25T23:17:00</dc:date>
            </office:change-info>
            <text:p text:style-name="Text_20_body"/>
            <text:p text:style-name="Text_20_body">.log2</text:p>
          </text:deletion>
        </text:changed-region>
        <text:changed-region xml:id="ct246497136" text:id="ct246497136">
          <text:insertion>
            <office:change-info>
              <dc:creator>Peter Camilleri</dc:creator>
              <dc:date>2015-04-25T17:38:00</dc:date>
            </office:change-info>
          </text:insertion>
        </text:changed-region>
        <text:changed-region xml:id="ct246497240" text:id="ct246497240">
          <text:insertion>
            <office:change-info>
              <dc:creator>Peter Camilleri</dc:creator>
              <dc:date>2015-04-25T17:38:00</dc:date>
            </office:change-info>
          </text:insertion>
        </text:changed-region>
        <text:changed-region xml:id="ct246497344" text:id="ct246497344">
          <text:insertion>
            <office:change-info>
              <dc:creator>Peter Camilleri</dc:creator>
              <dc:date>2015-04-25T17:38:00</dc:date>
            </office:change-info>
          </text:insertion>
        </text:changed-region>
        <text:changed-region xml:id="ct246497448" text:id="ct246497448">
          <text:insertion>
            <office:change-info>
              <dc:creator>Peter Camilleri</dc:creator>
              <dc:date>2015-04-25T17:38:00</dc:date>
            </office:change-info>
          </text:insertion>
        </text:changed-region>
        <text:changed-region xml:id="ct246497552" text:id="ct246497552">
          <text:insertion>
            <office:change-info>
              <dc:creator>Peter Camilleri</dc:creator>
              <dc:date>2015-04-25T17:38:00</dc:date>
            </office:change-info>
          </text:insertion>
        </text:changed-region>
        <text:changed-region xml:id="ct246497656" text:id="ct246497656">
          <text:deletion>
            <office:change-info>
              <dc:creator>Peter Camilleri</dc:creator>
              <dc:date>2015-04-25T23:17:00</dc:date>
            </office:change-info>
            <text:p text:style-name="Text_20_body"/>
            <text:p text:style-name="Text_20_body">.magnitude</text:p>
          </text:deletion>
        </text:changed-region>
        <text:changed-region xml:id="ct246497760" text:id="ct246497760">
          <text:insertion>
            <office:change-info>
              <dc:creator>Peter Camilleri</dc:creator>
              <dc:date>2015-04-25T17:38:00</dc:date>
            </office:change-info>
          </text:insertion>
        </text:changed-region>
        <text:changed-region xml:id="ct246497864" text:id="ct246497864">
          <text:insertion>
            <office:change-info>
              <dc:creator>Peter Camilleri</dc:creator>
              <dc:date>2015-04-25T17:38:00</dc:date>
            </office:change-info>
          </text:insertion>
        </text:changed-region>
        <text:changed-region xml:id="ct246497968" text:id="ct246497968">
          <text:insertion>
            <office:change-info>
              <dc:creator>Peter Camilleri</dc:creator>
              <dc:date>2015-04-25T17:38:00</dc:date>
            </office:change-info>
          </text:insertion>
        </text:changed-region>
        <text:changed-region xml:id="ct246498072" text:id="ct246498072">
          <text:insertion>
            <office:change-info>
              <dc:creator>Peter Camilleri</dc:creator>
              <dc:date>2015-04-25T17:38:00</dc:date>
            </office:change-info>
          </text:insertion>
        </text:changed-region>
        <text:changed-region xml:id="ct246498176" text:id="ct246498176">
          <text:deletion>
            <office:change-info>
              <dc:creator>Peter Camilleri</dc:creator>
              <dc:date>2015-04-25T23:17:00</dc:date>
            </office:change-info>
            <text:p text:style-name="Text_20_body"/>
            <text:p text:style-name="Text_20_body">.numerator</text:p>
          </text:deletion>
        </text:changed-region>
        <text:changed-region xml:id="ct246498280" text:id="ct246498280">
          <text:insertion>
            <office:change-info>
              <dc:creator>Peter Camilleri</dc:creator>
              <dc:date>2015-04-25T17:38:00</dc:date>
            </office:change-info>
          </text:insertion>
        </text:changed-region>
        <text:changed-region xml:id="ct246498384" text:id="ct246498384">
          <text:insertion>
            <office:change-info>
              <dc:creator>Peter Camilleri</dc:creator>
              <dc:date>2015-04-25T17:38:00</dc:date>
            </office:change-info>
          </text:insertion>
        </text:changed-region>
        <text:changed-region xml:id="ct246498488" text:id="ct246498488">
          <text:insertion>
            <office:change-info>
              <dc:creator>Peter Camilleri</dc:creator>
              <dc:date>2015-04-25T17:38:00</dc:date>
            </office:change-info>
          </text:insertion>
        </text:changed-region>
        <text:changed-region xml:id="ct246498592" text:id="ct246498592">
          <text:insertion>
            <office:change-info>
              <dc:creator>Peter Camilleri</dc:creator>
              <dc:date>2015-04-25T17:38:00</dc:date>
            </office:change-info>
          </text:insertion>
        </text:changed-region>
        <text:changed-region xml:id="ct246498800" text:id="ct246498800">
          <text:deletion>
            <office:change-info>
              <dc:creator>Peter Camilleri</dc:creator>
              <dc:date>2015-04-25T23:17:00</dc:date>
            </office:change-info>
            <text:p text:style-name="Text_20_body">.p2c</text:p>
          </text:deletion>
        </text:changed-region>
        <text:changed-region xml:id="ct246498696" text:id="ct246498696">
          <text:deletion>
            <office:change-info>
              <dc:creator>Peter Camilleri</dc:creator>
              <dc:date>2015-04-25T23:18:00</dc:date>
            </office:change-info>
            <text:p text:style-name="Text_20_body"/>
            <text:p text:style-name="Text_20_body"/>
          </text:deletion>
        </text:changed-region>
        <text:changed-region xml:id="ct246498904" text:id="ct246498904">
          <text:insertion>
            <office:change-info>
              <dc:creator>Peter Camilleri</dc:creator>
              <dc:date>2015-04-25T17:38:00</dc:date>
            </office:change-info>
          </text:insertion>
        </text:changed-region>
        <text:changed-region xml:id="ct246499008" text:id="ct246499008">
          <text:insertion>
            <office:change-info>
              <dc:creator>Peter Camilleri</dc:creator>
              <dc:date>2015-04-25T17:38:00</dc:date>
            </office:change-info>
          </text:insertion>
        </text:changed-region>
        <text:changed-region xml:id="ct246499112" text:id="ct246499112">
          <text:insertion>
            <office:change-info>
              <dc:creator>Peter Camilleri</dc:creator>
              <dc:date>2015-04-25T17:38:00</dc:date>
            </office:change-info>
          </text:insertion>
        </text:changed-region>
        <text:changed-region xml:id="ct246499216" text:id="ct246499216">
          <text:insertion>
            <office:change-info>
              <dc:creator>Peter Camilleri</dc:creator>
              <dc:date>2015-04-25T17:38:00</dc:date>
            </office:change-info>
          </text:insertion>
        </text:changed-region>
        <text:changed-region xml:id="ct246499320" text:id="ct246499320">
          <text:insertion>
            <office:change-info>
              <dc:creator>Peter Camilleri</dc:creator>
              <dc:date>2015-04-25T17:38:00</dc:date>
            </office:change-info>
          </text:insertion>
        </text:changed-region>
        <text:changed-region xml:id="ct246499424" text:id="ct246499424">
          <text:insertion>
            <office:change-info>
              <dc:creator>Peter Camilleri</dc:creator>
              <dc:date>2015-04-25T17:38:00</dc:date>
            </office:change-info>
          </text:insertion>
        </text:changed-region>
        <text:changed-region xml:id="ct246499528" text:id="ct246499528">
          <text:deletion>
            <office:change-info>
              <dc:creator>Peter Camilleri</dc:creator>
              <dc:date>2015-04-25T23:18:00</dc:date>
            </office:change-info>
            <text:p text:style-name="Text_20_body"/>
            <text:p text:style-name="Text_20_body">.polar</text:p>
          </text:deletion>
        </text:changed-region>
        <text:changed-region xml:id="ct246499632" text:id="ct246499632">
          <text:insertion>
            <office:change-info>
              <dc:creator>Peter Camilleri</dc:creator>
              <dc:date>2015-04-25T17:38:00</dc:date>
            </office:change-info>
          </text:insertion>
        </text:changed-region>
        <text:changed-region xml:id="ct246499736" text:id="ct246499736">
          <text:insertion>
            <office:change-info>
              <dc:creator>Peter Camilleri</dc:creator>
              <dc:date>2015-04-25T17:38:00</dc:date>
            </office:change-info>
          </text:insertion>
        </text:changed-region>
        <text:changed-region xml:id="ct246499840" text:id="ct246499840">
          <text:insertion>
            <office:change-info>
              <dc:creator>Peter Camilleri</dc:creator>
              <dc:date>2015-04-25T17:38:00</dc:date>
            </office:change-info>
          </text:insertion>
        </text:changed-region>
        <text:changed-region xml:id="ct246499944" text:id="ct246499944">
          <text:insertion>
            <office:change-info>
              <dc:creator>Peter Camilleri</dc:creator>
              <dc:date>2015-04-25T17:38:00</dc:date>
            </office:change-info>
          </text:insertion>
        </text:changed-region>
        <text:changed-region xml:id="ct246500048" text:id="ct246500048">
          <text:insertion>
            <office:change-info>
              <dc:creator>Peter Camilleri</dc:creator>
              <dc:date>2015-04-25T17:38:00</dc:date>
            </office:change-info>
          </text:insertion>
        </text:changed-region>
        <text:changed-region xml:id="ct246500152" text:id="ct246500152">
          <text:insertion>
            <office:change-info>
              <dc:creator>Peter Camilleri</dc:creator>
              <dc:date>2015-04-25T17:38:00</dc:date>
            </office:change-info>
          </text:insertion>
        </text:changed-region>
        <text:changed-region xml:id="ct246500256" text:id="ct246500256">
          <text:deletion>
            <office:change-info>
              <dc:creator>Peter Camilleri</dc:creator>
              <dc:date>2015-04-25T23:18:00</dc:date>
            </office:change-info>
            <text:p text:style-name="Text_20_body"/>
            <text:p text:style-name="Text_20_body">.r2d</text:p>
          </text:deletion>
        </text:changed-region>
        <text:changed-region xml:id="ct246500360" text:id="ct246500360">
          <text:insertion>
            <office:change-info>
              <dc:creator>Peter Camilleri</dc:creator>
              <dc:date>2015-04-25T17:38:00</dc:date>
            </office:change-info>
          </text:insertion>
        </text:changed-region>
        <text:changed-region xml:id="ct246500464" text:id="ct246500464">
          <text:insertion>
            <office:change-info>
              <dc:creator>Peter Camilleri</dc:creator>
              <dc:date>2015-04-25T17:38:00</dc:date>
            </office:change-info>
          </text:insertion>
        </text:changed-region>
        <text:changed-region xml:id="ct246500568" text:id="ct246500568">
          <text:insertion>
            <office:change-info>
              <dc:creator>Peter Camilleri</dc:creator>
              <dc:date>2015-04-25T17:38:00</dc:date>
            </office:change-info>
          </text:insertion>
        </text:changed-region>
        <text:changed-region xml:id="ct246500672" text:id="ct246500672">
          <text:insertion>
            <office:change-info>
              <dc:creator>Peter Camilleri</dc:creator>
              <dc:date>2015-04-25T17:38:00</dc:date>
            </office:change-info>
          </text:insertion>
        </text:changed-region>
        <text:changed-region xml:id="ct246500776" text:id="ct246500776">
          <text:insertion>
            <office:change-info>
              <dc:creator>Peter Camilleri</dc:creator>
              <dc:date>2015-04-25T17:38:00</dc:date>
            </office:change-info>
          </text:insertion>
        </text:changed-region>
        <text:changed-region xml:id="ct246500880" text:id="ct246500880">
          <text:deletion>
            <office:change-info>
              <dc:creator>Peter Camilleri</dc:creator>
              <dc:date>2015-04-25T23:18:00</dc:date>
            </office:change-info>
            <text:p text:style-name="Text_20_body"/>
            <text:p text:style-name="Text_20_body">.real</text:p>
          </text:deletion>
        </text:changed-region>
        <text:changed-region xml:id="ct246501024" text:id="ct246501024">
          <text:insertion>
            <office:change-info>
              <dc:creator>Peter Camilleri</dc:creator>
              <dc:date>2015-04-25T17:39:00</dc:date>
            </office:change-info>
          </text:insertion>
        </text:changed-region>
        <text:changed-region xml:id="ct246501128" text:id="ct246501128">
          <text:insertion>
            <office:change-info>
              <dc:creator>Peter Camilleri</dc:creator>
              <dc:date>2015-04-25T17:39:00</dc:date>
            </office:change-info>
          </text:insertion>
        </text:changed-region>
        <text:changed-region xml:id="ct246501232" text:id="ct246501232">
          <text:insertion>
            <office:change-info>
              <dc:creator>Peter Camilleri</dc:creator>
              <dc:date>2015-04-25T17:39:00</dc:date>
            </office:change-info>
          </text:insertion>
        </text:changed-region>
        <text:changed-region xml:id="ct246501336" text:id="ct246501336">
          <text:insertion>
            <office:change-info>
              <dc:creator>Peter Camilleri</dc:creator>
              <dc:date>2015-04-25T17:39:00</dc:date>
            </office:change-info>
          </text:insertion>
        </text:changed-region>
        <text:changed-region xml:id="ct246501440" text:id="ct246501440">
          <text:deletion>
            <office:change-info>
              <dc:creator>Peter Camilleri</dc:creator>
              <dc:date>2015-04-25T23:19:00</dc:date>
            </office:change-info>
            <text:p text:style-name="Text_20_body"/>
            <text:p text:style-name="Text_20_body">.round</text:p>
          </text:deletion>
        </text:changed-region>
        <text:changed-region xml:id="ct246501544" text:id="ct246501544">
          <text:insertion>
            <office:change-info>
              <dc:creator>Peter Camilleri</dc:creator>
              <dc:date>2015-04-25T17:39:00</dc:date>
            </office:change-info>
          </text:insertion>
        </text:changed-region>
        <text:changed-region xml:id="ct246501648" text:id="ct246501648">
          <text:insertion>
            <office:change-info>
              <dc:creator>Peter Camilleri</dc:creator>
              <dc:date>2015-04-25T17:39:00</dc:date>
            </office:change-info>
          </text:insertion>
        </text:changed-region>
        <text:changed-region xml:id="ct246501752" text:id="ct246501752">
          <text:insertion>
            <office:change-info>
              <dc:creator>Peter Camilleri</dc:creator>
              <dc:date>2015-04-25T17:39:00</dc:date>
            </office:change-info>
          </text:insertion>
        </text:changed-region>
        <text:changed-region xml:id="ct246501856" text:id="ct246501856">
          <text:insertion>
            <office:change-info>
              <dc:creator>Peter Camilleri</dc:creator>
              <dc:date>2015-04-25T17:39:00</dc:date>
            </office:change-info>
          </text:insertion>
        </text:changed-region>
        <text:changed-region xml:id="ct246501960" text:id="ct246501960">
          <text:insertion>
            <office:change-info>
              <dc:creator>Peter Camilleri</dc:creator>
              <dc:date>2015-04-25T17:39:00</dc:date>
            </office:change-info>
          </text:insertion>
        </text:changed-region>
        <text:changed-region xml:id="ct246502064" text:id="ct246502064">
          <text:insertion>
            <office:change-info>
              <dc:creator>Peter Camilleri</dc:creator>
              <dc:date>2015-04-25T17:39:00</dc:date>
            </office:change-info>
          </text:insertion>
        </text:changed-region>
        <text:changed-region xml:id="ct246502168" text:id="ct246502168">
          <text:deletion>
            <office:change-info>
              <dc:creator>Peter Camilleri</dc:creator>
              <dc:date>2015-04-25T23:19:00</dc:date>
            </office:change-info>
            <text:p text:style-name="Text_20_body"/>
            <text:p text:style-name="Text_20_body">.sin</text:p>
          </text:deletion>
        </text:changed-region>
        <text:changed-region xml:id="ct246502272" text:id="ct246502272">
          <text:insertion>
            <office:change-info>
              <dc:creator>Peter Camilleri</dc:creator>
              <dc:date>2015-04-25T17:39:00</dc:date>
            </office:change-info>
          </text:insertion>
        </text:changed-region>
        <text:changed-region xml:id="ct246502376" text:id="ct246502376">
          <text:insertion>
            <office:change-info>
              <dc:creator>Peter Camilleri</dc:creator>
              <dc:date>2015-04-25T17:39:00</dc:date>
            </office:change-info>
          </text:insertion>
        </text:changed-region>
        <text:changed-region xml:id="ct246502480" text:id="ct246502480">
          <text:insertion>
            <office:change-info>
              <dc:creator>Peter Camilleri</dc:creator>
              <dc:date>2015-04-25T17:39:00</dc:date>
            </office:change-info>
          </text:insertion>
        </text:changed-region>
        <text:changed-region xml:id="ct246502584" text:id="ct246502584">
          <text:insertion>
            <office:change-info>
              <dc:creator>Peter Camilleri</dc:creator>
              <dc:date>2015-04-25T17:39:00</dc:date>
            </office:change-info>
          </text:insertion>
        </text:changed-region>
        <text:changed-region xml:id="ct246502688" text:id="ct246502688">
          <text:insertion>
            <office:change-info>
              <dc:creator>Peter Camilleri</dc:creator>
              <dc:date>2015-04-25T17:39:00</dc:date>
            </office:change-info>
          </text:insertion>
        </text:changed-region>
        <text:changed-region xml:id="ct246502792" text:id="ct246502792">
          <text:deletion>
            <office:change-info>
              <dc:creator>Peter Camilleri</dc:creator>
              <dc:date>2015-04-25T23:19:00</dc:date>
            </office:change-info>
            <text:p text:style-name="Text_20_body"/>
            <text:p text:style-name="Text_20_body">.sinh</text:p>
          </text:deletion>
        </text:changed-region>
        <text:changed-region xml:id="ct246502896" text:id="ct246502896">
          <text:insertion>
            <office:change-info>
              <dc:creator>Peter Camilleri</dc:creator>
              <dc:date>2015-04-25T17:39:00</dc:date>
            </office:change-info>
          </text:insertion>
        </text:changed-region>
        <text:changed-region xml:id="ct246503000" text:id="ct246503000">
          <text:insertion>
            <office:change-info>
              <dc:creator>Peter Camilleri</dc:creator>
              <dc:date>2015-04-25T17:39:00</dc:date>
            </office:change-info>
          </text:insertion>
        </text:changed-region>
        <text:changed-region xml:id="ct246503104" text:id="ct246503104">
          <text:insertion>
            <office:change-info>
              <dc:creator>Peter Camilleri</dc:creator>
              <dc:date>2015-04-25T17:39:00</dc:date>
            </office:change-info>
          </text:insertion>
        </text:changed-region>
        <text:changed-region xml:id="ct246503208" text:id="ct246503208">
          <text:insertion>
            <office:change-info>
              <dc:creator>Peter Camilleri</dc:creator>
              <dc:date>2015-04-25T17:39:00</dc:date>
            </office:change-info>
          </text:insertion>
        </text:changed-region>
        <text:changed-region xml:id="ct246503312" text:id="ct246503312">
          <text:insertion>
            <office:change-info>
              <dc:creator>Peter Camilleri</dc:creator>
              <dc:date>2015-04-25T17:39:00</dc:date>
            </office:change-info>
          </text:insertion>
        </text:changed-region>
        <text:changed-region xml:id="ct246503416" text:id="ct246503416">
          <text:deletion>
            <office:change-info>
              <dc:creator>Peter Camilleri</dc:creator>
              <dc:date>2015-04-25T23:19:00</dc:date>
            </office:change-info>
            <text:p text:style-name="Text_20_body"/>
            <text:p text:style-name="Text_20_body">.sleep</text:p>
          </text:deletion>
        </text:changed-region>
        <text:changed-region xml:id="ct246503520" text:id="ct246503520">
          <text:insertion>
            <office:change-info>
              <dc:creator>Peter Camilleri</dc:creator>
              <dc:date>2015-04-25T17:39:00</dc:date>
            </office:change-info>
          </text:insertion>
        </text:changed-region>
        <text:changed-region xml:id="ct246503624" text:id="ct246503624">
          <text:insertion>
            <office:change-info>
              <dc:creator>Peter Camilleri</dc:creator>
              <dc:date>2015-04-25T17:39:00</dc:date>
            </office:change-info>
          </text:insertion>
        </text:changed-region>
        <text:changed-region xml:id="ct246503728" text:id="ct246503728">
          <text:insertion>
            <office:change-info>
              <dc:creator>Peter Camilleri</dc:creator>
              <dc:date>2015-04-25T17:39:00</dc:date>
            </office:change-info>
          </text:insertion>
        </text:changed-region>
        <text:changed-region xml:id="ct246503832" text:id="ct246503832">
          <text:insertion>
            <office:change-info>
              <dc:creator>Peter Camilleri</dc:creator>
              <dc:date>2015-04-25T17:39:00</dc:date>
            </office:change-info>
          </text:insertion>
        </text:changed-region>
        <text:changed-region xml:id="ct246503936" text:id="ct246503936">
          <text:deletion>
            <office:change-info>
              <dc:creator>Peter Camilleri</dc:creator>
              <dc:date>2015-04-25T23:20:00</dc:date>
            </office:change-info>
            <text:p text:style-name="Text_20_body"/>
            <text:p text:style-name="Text_20_body">.sqr</text:p>
          </text:deletion>
        </text:changed-region>
        <text:changed-region xml:id="ct246504040" text:id="ct246504040">
          <text:insertion>
            <office:change-info>
              <dc:creator>Peter Camilleri</dc:creator>
              <dc:date>2015-04-25T17:39:00</dc:date>
            </office:change-info>
          </text:insertion>
        </text:changed-region>
        <text:changed-region xml:id="ct246504144" text:id="ct246504144">
          <text:insertion>
            <office:change-info>
              <dc:creator>Peter Camilleri</dc:creator>
              <dc:date>2015-04-25T17:39:00</dc:date>
            </office:change-info>
          </text:insertion>
        </text:changed-region>
        <text:changed-region xml:id="ct246504248" text:id="ct246504248">
          <text:insertion>
            <office:change-info>
              <dc:creator>Peter Camilleri</dc:creator>
              <dc:date>2015-04-25T17:39:00</dc:date>
            </office:change-info>
          </text:insertion>
        </text:changed-region>
        <text:changed-region xml:id="ct246504352" text:id="ct246504352">
          <text:insertion>
            <office:change-info>
              <dc:creator>Peter Camilleri</dc:creator>
              <dc:date>2015-04-25T17:39:00</dc:date>
            </office:change-info>
          </text:insertion>
        </text:changed-region>
        <text:changed-region xml:id="ct246504456" text:id="ct246504456">
          <text:deletion>
            <office:change-info>
              <dc:creator>Peter Camilleri</dc:creator>
              <dc:date>2015-04-25T23:20:00</dc:date>
            </office:change-info>
            <text:p text:style-name="Text_20_body"/>
            <text:p text:style-name="Text_20_body">.sqrt</text:p>
          </text:deletion>
        </text:changed-region>
        <text:changed-region xml:id="ct246504560" text:id="ct246504560">
          <text:insertion>
            <office:change-info>
              <dc:creator>Peter Camilleri</dc:creator>
              <dc:date>2015-04-25T17:39:00</dc:date>
            </office:change-info>
          </text:insertion>
        </text:changed-region>
        <text:changed-region xml:id="ct246504664" text:id="ct246504664">
          <text:insertion>
            <office:change-info>
              <dc:creator>Peter Camilleri</dc:creator>
              <dc:date>2015-04-25T17:39:00</dc:date>
            </office:change-info>
          </text:insertion>
        </text:changed-region>
        <text:changed-region xml:id="ct246504768" text:id="ct246504768">
          <text:insertion>
            <office:change-info>
              <dc:creator>Peter Camilleri</dc:creator>
              <dc:date>2015-04-25T17:39:00</dc:date>
            </office:change-info>
          </text:insertion>
        </text:changed-region>
        <text:changed-region xml:id="ct246504872" text:id="ct246504872">
          <text:insertion>
            <office:change-info>
              <dc:creator>Peter Camilleri</dc:creator>
              <dc:date>2015-04-25T17:39:00</dc:date>
            </office:change-info>
          </text:insertion>
        </text:changed-region>
        <text:changed-region xml:id="ct246504976" text:id="ct246504976">
          <text:insertion>
            <office:change-info>
              <dc:creator>Peter Camilleri</dc:creator>
              <dc:date>2015-04-25T17:39:00</dc:date>
            </office:change-info>
          </text:insertion>
        </text:changed-region>
        <text:changed-region xml:id="ct246574664" text:id="ct246574664">
          <text:deletion>
            <office:change-info>
              <dc:creator>Peter Camilleri</dc:creator>
              <dc:date>2015-04-25T23:20:00</dc:date>
            </office:change-info>
            <text:p text:style-name="Text_20_body"/>
            <text:p text:style-name="Text_20_body">.tan</text:p>
          </text:deletion>
        </text:changed-region>
        <text:changed-region xml:id="ct246574768" text:id="ct246574768">
          <text:insertion>
            <office:change-info>
              <dc:creator>Peter Camilleri</dc:creator>
              <dc:date>2015-04-25T17:39:00</dc:date>
            </office:change-info>
          </text:insertion>
        </text:changed-region>
        <text:changed-region xml:id="ct246574872" text:id="ct246574872">
          <text:insertion>
            <office:change-info>
              <dc:creator>Peter Camilleri</dc:creator>
              <dc:date>2015-04-25T17:39:00</dc:date>
            </office:change-info>
          </text:insertion>
        </text:changed-region>
        <text:changed-region xml:id="ct246574976" text:id="ct246574976">
          <text:insertion>
            <office:change-info>
              <dc:creator>Peter Camilleri</dc:creator>
              <dc:date>2015-04-25T17:39:00</dc:date>
            </office:change-info>
          </text:insertion>
        </text:changed-region>
        <text:changed-region xml:id="ct246575080" text:id="ct246575080">
          <text:insertion>
            <office:change-info>
              <dc:creator>Peter Camilleri</dc:creator>
              <dc:date>2015-04-25T17:39:00</dc:date>
            </office:change-info>
          </text:insertion>
        </text:changed-region>
        <text:changed-region xml:id="ct246575184" text:id="ct246575184">
          <text:insertion>
            <office:change-info>
              <dc:creator>Peter Camilleri</dc:creator>
              <dc:date>2015-04-25T17:39:00</dc:date>
            </office:change-info>
          </text:insertion>
        </text:changed-region>
        <text:changed-region xml:id="ct246575288" text:id="ct246575288">
          <text:deletion>
            <office:change-info>
              <dc:creator>Peter Camilleri</dc:creator>
              <dc:date>2015-04-25T23:20:00</dc:date>
            </office:change-info>
            <text:p text:style-name="Text_20_body"/>
            <text:p text:style-name="Text_20_body">.tanh</text:p>
          </text:deletion>
        </text:changed-region>
        <text:changed-region xml:id="ct246575392" text:id="ct246575392">
          <text:insertion>
            <office:change-info>
              <dc:creator>Peter Camilleri</dc:creator>
              <dc:date>2015-04-25T17:39:00</dc:date>
            </office:change-info>
          </text:insertion>
        </text:changed-region>
        <text:changed-region xml:id="ct246575496" text:id="ct246575496">
          <text:insertion>
            <office:change-info>
              <dc:creator>Peter Camilleri</dc:creator>
              <dc:date>2015-04-25T17:39:00</dc:date>
            </office:change-info>
          </text:insertion>
        </text:changed-region>
        <text:changed-region xml:id="ct246575600" text:id="ct246575600">
          <text:insertion>
            <office:change-info>
              <dc:creator>Peter Camilleri</dc:creator>
              <dc:date>2015-04-25T17:39:00</dc:date>
            </office:change-info>
          </text:insertion>
        </text:changed-region>
        <text:changed-region xml:id="ct246575704" text:id="ct246575704">
          <text:insertion>
            <office:change-info>
              <dc:creator>Peter Camilleri</dc:creator>
              <dc:date>2015-04-25T17:39:00</dc:date>
            </office:change-info>
          </text:insertion>
        </text:changed-region>
        <text:changed-region xml:id="ct246575808" text:id="ct246575808">
          <text:insertion>
            <office:change-info>
              <dc:creator>Peter Camilleri</dc:creator>
              <dc:date>2015-04-25T17:39:00</dc:date>
            </office:change-info>
          </text:insertion>
        </text:changed-region>
        <text:changed-region xml:id="ct246575912" text:id="ct246575912">
          <text:deletion>
            <office:change-info>
              <dc:creator>Peter Camilleri</dc:creator>
              <dc:date>2015-04-25T23:20:00</dc:date>
            </office:change-info>
            <text:p text:style-name="Text_20_body"/>
            <text:p text:style-name="Text_20_body">/</text:p>
          </text:deletion>
        </text:changed-region>
        <text:changed-region xml:id="ct246576016" text:id="ct246576016">
          <text:insertion>
            <office:change-info>
              <dc:creator>Peter Camilleri</dc:creator>
              <dc:date>2015-04-25T17:39:00</dc:date>
            </office:change-info>
          </text:insertion>
        </text:changed-region>
        <text:changed-region xml:id="ct246576120" text:id="ct246576120">
          <text:insertion>
            <office:change-info>
              <dc:creator>Peter Camilleri</dc:creator>
              <dc:date>2015-04-25T17:39:00</dc:date>
            </office:change-info>
          </text:insertion>
        </text:changed-region>
        <text:changed-region xml:id="ct246576224" text:id="ct246576224">
          <text:insertion>
            <office:change-info>
              <dc:creator>Peter Camilleri</dc:creator>
              <dc:date>2015-04-25T17:39:00</dc:date>
            </office:change-info>
          </text:insertion>
        </text:changed-region>
        <text:changed-region xml:id="ct246576328" text:id="ct246576328">
          <text:insertion>
            <office:change-info>
              <dc:creator>Peter Camilleri</dc:creator>
              <dc:date>2015-04-25T17:39:00</dc:date>
            </office:change-info>
          </text:insertion>
        </text:changed-region>
        <text:changed-region xml:id="ct246576432" text:id="ct246576432">
          <text:deletion>
            <office:change-info>
              <dc:creator>Peter Camilleri</dc:creator>
              <dc:date>2015-04-25T23:21:00</dc:date>
            </office:change-info>
            <text:p text:style-name="Text_20_body"/>
            <text:p text:style-name="Text_20_body">0&lt;</text:p>
          </text:deletion>
        </text:changed-region>
        <text:changed-region xml:id="ct246576536" text:id="ct246576536">
          <text:insertion>
            <office:change-info>
              <dc:creator>Peter Camilleri</dc:creator>
              <dc:date>2015-04-25T17:39:00</dc:date>
            </office:change-info>
          </text:insertion>
        </text:changed-region>
        <text:changed-region xml:id="ct246576640" text:id="ct246576640">
          <text:insertion>
            <office:change-info>
              <dc:creator>Peter Camilleri</dc:creator>
              <dc:date>2015-04-25T17:39:00</dc:date>
            </office:change-info>
          </text:insertion>
        </text:changed-region>
        <text:changed-region xml:id="ct246576744" text:id="ct246576744">
          <text:insertion>
            <office:change-info>
              <dc:creator>Peter Camilleri</dc:creator>
              <dc:date>2015-04-25T17:39:00</dc:date>
            </office:change-info>
          </text:insertion>
        </text:changed-region>
        <text:changed-region xml:id="ct246576848" text:id="ct246576848">
          <text:insertion>
            <office:change-info>
              <dc:creator>Peter Camilleri</dc:creator>
              <dc:date>2015-04-25T17:39:00</dc:date>
            </office:change-info>
          </text:insertion>
        </text:changed-region>
        <text:changed-region xml:id="ct246576952" text:id="ct246576952">
          <text:deletion>
            <office:change-info>
              <dc:creator>Peter Camilleri</dc:creator>
              <dc:date>2015-04-25T23:21:00</dc:date>
            </office:change-info>
            <text:p text:style-name="Text_20_body"/>
            <text:p text:style-name="Text_20_body">0&lt;=</text:p>
          </text:deletion>
        </text:changed-region>
        <text:changed-region xml:id="ct246577056" text:id="ct246577056">
          <text:insertion>
            <office:change-info>
              <dc:creator>Peter Camilleri</dc:creator>
              <dc:date>2015-04-25T17:39:00</dc:date>
            </office:change-info>
          </text:insertion>
        </text:changed-region>
        <text:changed-region xml:id="ct246577160" text:id="ct246577160">
          <text:insertion>
            <office:change-info>
              <dc:creator>Peter Camilleri</dc:creator>
              <dc:date>2015-04-25T17:39:00</dc:date>
            </office:change-info>
          </text:insertion>
        </text:changed-region>
        <text:changed-region xml:id="ct246577264" text:id="ct246577264">
          <text:insertion>
            <office:change-info>
              <dc:creator>Peter Camilleri</dc:creator>
              <dc:date>2015-04-25T17:39:00</dc:date>
            </office:change-info>
          </text:insertion>
        </text:changed-region>
        <text:changed-region xml:id="ct246577368" text:id="ct246577368">
          <text:insertion>
            <office:change-info>
              <dc:creator>Peter Camilleri</dc:creator>
              <dc:date>2015-04-25T17:39:00</dc:date>
            </office:change-info>
          </text:insertion>
        </text:changed-region>
        <text:changed-region xml:id="ct246577472" text:id="ct246577472">
          <text:deletion>
            <office:change-info>
              <dc:creator>Peter Camilleri</dc:creator>
              <dc:date>2015-04-25T23:21:00</dc:date>
            </office:change-info>
            <text:p text:style-name="Text_20_body"/>
            <text:p text:style-name="Text_20_body">0&lt;=&gt;</text:p>
          </text:deletion>
        </text:changed-region>
        <text:changed-region xml:id="ct246577576" text:id="ct246577576">
          <text:insertion>
            <office:change-info>
              <dc:creator>Peter Camilleri</dc:creator>
              <dc:date>2015-04-25T17:39:00</dc:date>
            </office:change-info>
          </text:insertion>
        </text:changed-region>
        <text:changed-region xml:id="ct246577680" text:id="ct246577680">
          <text:insertion>
            <office:change-info>
              <dc:creator>Peter Camilleri</dc:creator>
              <dc:date>2015-04-25T17:39:00</dc:date>
            </office:change-info>
          </text:insertion>
        </text:changed-region>
        <text:changed-region xml:id="ct246577784" text:id="ct246577784">
          <text:insertion>
            <office:change-info>
              <dc:creator>Peter Camilleri</dc:creator>
              <dc:date>2015-04-25T17:39:00</dc:date>
            </office:change-info>
          </text:insertion>
        </text:changed-region>
        <text:changed-region xml:id="ct246577888" text:id="ct246577888">
          <text:insertion>
            <office:change-info>
              <dc:creator>Peter Camilleri</dc:creator>
              <dc:date>2015-04-25T17:39:00</dc:date>
            </office:change-info>
          </text:insertion>
        </text:changed-region>
        <text:changed-region xml:id="ct246577992" text:id="ct246577992">
          <text:insertion>
            <office:change-info>
              <dc:creator>Peter Camilleri</dc:creator>
              <dc:date>2015-04-25T17:39:00</dc:date>
            </office:change-info>
          </text:insertion>
        </text:changed-region>
        <text:changed-region xml:id="ct246578200" text:id="ct246578200">
          <text:deletion>
            <office:change-info>
              <dc:creator>Peter Camilleri</dc:creator>
              <dc:date>2015-04-25T23:21:00</dc:date>
            </office:change-info>
            <text:p text:style-name="Text_20_body">0&lt;&gt;</text:p>
          </text:deletion>
        </text:changed-region>
        <text:changed-region xml:id="ct246578096" text:id="ct246578096">
          <text:deletion>
            <office:change-info>
              <dc:creator>Peter Camilleri</dc:creator>
              <dc:date>2015-04-25T23:22:00</dc:date>
            </office:change-info>
            <text:p text:style-name="Text_20_body"/>
            <text:p text:style-name="Text_20_body"/>
          </text:deletion>
        </text:changed-region>
        <text:changed-region xml:id="ct246578304" text:id="ct246578304">
          <text:insertion>
            <office:change-info>
              <dc:creator>Peter Camilleri</dc:creator>
              <dc:date>2015-04-25T17:39:00</dc:date>
            </office:change-info>
          </text:insertion>
        </text:changed-region>
        <text:changed-region xml:id="ct246578408" text:id="ct246578408">
          <text:insertion>
            <office:change-info>
              <dc:creator>Peter Camilleri</dc:creator>
              <dc:date>2015-04-25T17:39:00</dc:date>
            </office:change-info>
          </text:insertion>
        </text:changed-region>
        <text:changed-region xml:id="ct246578512" text:id="ct246578512">
          <text:insertion>
            <office:change-info>
              <dc:creator>Peter Camilleri</dc:creator>
              <dc:date>2015-04-25T17:39:00</dc:date>
            </office:change-info>
          </text:insertion>
        </text:changed-region>
        <text:changed-region xml:id="ct246578616" text:id="ct246578616">
          <text:insertion>
            <office:change-info>
              <dc:creator>Peter Camilleri</dc:creator>
              <dc:date>2015-04-25T17:39:00</dc:date>
            </office:change-info>
          </text:insertion>
        </text:changed-region>
        <text:changed-region xml:id="ct246578760" text:id="ct246578760">
          <text:deletion>
            <office:change-info>
              <dc:creator>Peter Camilleri</dc:creator>
              <dc:date>2015-04-25T23:22:00</dc:date>
            </office:change-info>
            <text:p text:style-name="Text_20_body"/>
            <text:p text:style-name="Text_20_body">0=</text:p>
          </text:deletion>
        </text:changed-region>
        <text:changed-region xml:id="ct246578864" text:id="ct246578864">
          <text:insertion>
            <office:change-info>
              <dc:creator>Peter Camilleri</dc:creator>
              <dc:date>2015-04-25T17:39:00</dc:date>
            </office:change-info>
          </text:insertion>
        </text:changed-region>
        <text:changed-region xml:id="ct246578968" text:id="ct246578968">
          <text:insertion>
            <office:change-info>
              <dc:creator>Peter Camilleri</dc:creator>
              <dc:date>2015-04-25T17:39:00</dc:date>
            </office:change-info>
          </text:insertion>
        </text:changed-region>
        <text:changed-region xml:id="ct246579072" text:id="ct246579072">
          <text:insertion>
            <office:change-info>
              <dc:creator>Peter Camilleri</dc:creator>
              <dc:date>2015-04-25T17:39:00</dc:date>
            </office:change-info>
          </text:insertion>
        </text:changed-region>
        <text:changed-region xml:id="ct246579176" text:id="ct246579176">
          <text:insertion>
            <office:change-info>
              <dc:creator>Peter Camilleri</dc:creator>
              <dc:date>2015-04-25T17:39:00</dc:date>
            </office:change-info>
          </text:insertion>
        </text:changed-region>
        <text:changed-region xml:id="ct246579280" text:id="ct246579280">
          <text:deletion>
            <office:change-info>
              <dc:creator>Peter Camilleri</dc:creator>
              <dc:date>2015-04-25T23:22:00</dc:date>
            </office:change-info>
            <text:p text:style-name="Text_20_body"/>
            <text:p text:style-name="Text_20_body">0&gt;</text:p>
          </text:deletion>
        </text:changed-region>
        <text:changed-region xml:id="ct246579384" text:id="ct246579384">
          <text:insertion>
            <office:change-info>
              <dc:creator>Peter Camilleri</dc:creator>
              <dc:date>2015-04-25T17:39:00</dc:date>
            </office:change-info>
          </text:insertion>
        </text:changed-region>
        <text:changed-region xml:id="ct246579488" text:id="ct246579488">
          <text:insertion>
            <office:change-info>
              <dc:creator>Peter Camilleri</dc:creator>
              <dc:date>2015-04-25T17:39:00</dc:date>
            </office:change-info>
          </text:insertion>
        </text:changed-region>
        <text:changed-region xml:id="ct246579592" text:id="ct246579592">
          <text:insertion>
            <office:change-info>
              <dc:creator>Peter Camilleri</dc:creator>
              <dc:date>2015-04-25T17:39:00</dc:date>
            </office:change-info>
          </text:insertion>
        </text:changed-region>
        <text:changed-region xml:id="ct246579696" text:id="ct246579696">
          <text:insertion>
            <office:change-info>
              <dc:creator>Peter Camilleri</dc:creator>
              <dc:date>2015-04-25T17:39:00</dc:date>
            </office:change-info>
          </text:insertion>
        </text:changed-region>
        <text:changed-region xml:id="ct246579800" text:id="ct246579800">
          <text:deletion>
            <office:change-info>
              <dc:creator>Peter Camilleri</dc:creator>
              <dc:date>2015-04-25T23:22:00</dc:date>
            </office:change-info>
            <text:p text:style-name="Text_20_body"/>
            <text:p text:style-name="Text_20_body">0&gt;=</text:p>
          </text:deletion>
        </text:changed-region>
        <text:changed-region xml:id="ct246579904" text:id="ct246579904">
          <text:insertion>
            <office:change-info>
              <dc:creator>Peter Camilleri</dc:creator>
              <dc:date>2015-04-25T17:39:00</dc:date>
            </office:change-info>
          </text:insertion>
        </text:changed-region>
        <text:changed-region xml:id="ct246580008" text:id="ct246580008">
          <text:insertion>
            <office:change-info>
              <dc:creator>Peter Camilleri</dc:creator>
              <dc:date>2015-04-25T17:39:00</dc:date>
            </office:change-info>
          </text:insertion>
        </text:changed-region>
        <text:changed-region xml:id="ct246580112" text:id="ct246580112">
          <text:insertion>
            <office:change-info>
              <dc:creator>Peter Camilleri</dc:creator>
              <dc:date>2015-04-25T17:39:00</dc:date>
            </office:change-info>
          </text:insertion>
        </text:changed-region>
        <text:changed-region xml:id="ct246580216" text:id="ct246580216">
          <text:insertion>
            <office:change-info>
              <dc:creator>Peter Camilleri</dc:creator>
              <dc:date>2015-04-25T17:39:00</dc:date>
            </office:change-info>
          </text:insertion>
        </text:changed-region>
        <text:changed-region xml:id="ct246580320" text:id="ct246580320">
          <text:deletion>
            <office:change-info>
              <dc:creator>Peter Camilleri</dc:creator>
              <dc:date>2015-04-25T23:22:00</dc:date>
            </office:change-info>
            <text:p text:style-name="Text_20_body"/>
            <text:p text:style-name="Text_20_body">1+</text:p>
          </text:deletion>
        </text:changed-region>
        <text:changed-region xml:id="ct246580424" text:id="ct246580424">
          <text:insertion>
            <office:change-info>
              <dc:creator>Peter Camilleri</dc:creator>
              <dc:date>2015-04-25T17:39:00</dc:date>
            </office:change-info>
          </text:insertion>
        </text:changed-region>
        <text:changed-region xml:id="ct246580528" text:id="ct246580528">
          <text:insertion>
            <office:change-info>
              <dc:creator>Peter Camilleri</dc:creator>
              <dc:date>2015-04-25T17:39:00</dc:date>
            </office:change-info>
          </text:insertion>
        </text:changed-region>
        <text:changed-region xml:id="ct246580632" text:id="ct246580632">
          <text:insertion>
            <office:change-info>
              <dc:creator>Peter Camilleri</dc:creator>
              <dc:date>2015-04-25T17:39:00</dc:date>
            </office:change-info>
          </text:insertion>
        </text:changed-region>
        <text:changed-region xml:id="ct246580736" text:id="ct246580736">
          <text:insertion>
            <office:change-info>
              <dc:creator>Peter Camilleri</dc:creator>
              <dc:date>2015-04-25T17:39:00</dc:date>
            </office:change-info>
          </text:insertion>
        </text:changed-region>
        <text:changed-region xml:id="ct246580840" text:id="ct246580840">
          <text:deletion>
            <office:change-info>
              <dc:creator>Peter Camilleri</dc:creator>
              <dc:date>2015-04-25T23:22:00</dc:date>
            </office:change-info>
            <text:p text:style-name="Text_20_body"/>
            <text:p text:style-name="Text_20_body">1-</text:p>
          </text:deletion>
        </text:changed-region>
        <text:changed-region xml:id="ct246580944" text:id="ct246580944">
          <text:insertion>
            <office:change-info>
              <dc:creator>Peter Camilleri</dc:creator>
              <dc:date>2015-04-25T17:39:00</dc:date>
            </office:change-info>
          </text:insertion>
        </text:changed-region>
        <text:changed-region xml:id="ct246581048" text:id="ct246581048">
          <text:insertion>
            <office:change-info>
              <dc:creator>Peter Camilleri</dc:creator>
              <dc:date>2015-04-25T17:39:00</dc:date>
            </office:change-info>
          </text:insertion>
        </text:changed-region>
        <text:changed-region xml:id="ct246581152" text:id="ct246581152">
          <text:insertion>
            <office:change-info>
              <dc:creator>Peter Camilleri</dc:creator>
              <dc:date>2015-04-25T17:39:00</dc:date>
            </office:change-info>
          </text:insertion>
        </text:changed-region>
        <text:changed-region xml:id="ct246581256" text:id="ct246581256">
          <text:insertion>
            <office:change-info>
              <dc:creator>Peter Camilleri</dc:creator>
              <dc:date>2015-04-25T17:39:00</dc:date>
            </office:change-info>
          </text:insertion>
        </text:changed-region>
        <text:changed-region xml:id="ct246581360" text:id="ct246581360">
          <text:deletion>
            <office:change-info>
              <dc:creator>Peter Camilleri</dc:creator>
              <dc:date>2015-04-25T23:23:00</dc:date>
            </office:change-info>
            <text:p text:style-name="Text_20_body"/>
            <text:p text:style-name="Text_20_body">2*</text:p>
          </text:deletion>
        </text:changed-region>
        <text:changed-region xml:id="ct246581464" text:id="ct246581464">
          <text:insertion>
            <office:change-info>
              <dc:creator>Peter Camilleri</dc:creator>
              <dc:date>2015-04-25T17:39:00</dc:date>
            </office:change-info>
          </text:insertion>
        </text:changed-region>
        <text:changed-region xml:id="ct246581568" text:id="ct246581568">
          <text:insertion>
            <office:change-info>
              <dc:creator>Peter Camilleri</dc:creator>
              <dc:date>2015-04-25T17:39:00</dc:date>
            </office:change-info>
          </text:insertion>
        </text:changed-region>
        <text:changed-region xml:id="ct246581672" text:id="ct246581672">
          <text:insertion>
            <office:change-info>
              <dc:creator>Peter Camilleri</dc:creator>
              <dc:date>2015-04-25T17:39:00</dc:date>
            </office:change-info>
          </text:insertion>
        </text:changed-region>
        <text:changed-region xml:id="ct246581776" text:id="ct246581776">
          <text:insertion>
            <office:change-info>
              <dc:creator>Peter Camilleri</dc:creator>
              <dc:date>2015-04-25T17:39:00</dc:date>
            </office:change-info>
          </text:insertion>
        </text:changed-region>
        <text:changed-region xml:id="ct246581880" text:id="ct246581880">
          <text:deletion>
            <office:change-info>
              <dc:creator>Peter Camilleri</dc:creator>
              <dc:date>2015-04-25T23:23:00</dc:date>
            </office:change-info>
            <text:p text:style-name="Text_20_body"/>
            <text:p text:style-name="Text_20_body">2+</text:p>
          </text:deletion>
        </text:changed-region>
        <text:changed-region xml:id="ct246581984" text:id="ct246581984">
          <text:insertion>
            <office:change-info>
              <dc:creator>Peter Camilleri</dc:creator>
              <dc:date>2015-04-25T17:39:00</dc:date>
            </office:change-info>
          </text:insertion>
        </text:changed-region>
        <text:changed-region xml:id="ct246582088" text:id="ct246582088">
          <text:insertion>
            <office:change-info>
              <dc:creator>Peter Camilleri</dc:creator>
              <dc:date>2015-04-25T17:39:00</dc:date>
            </office:change-info>
          </text:insertion>
        </text:changed-region>
        <text:changed-region xml:id="ct246582192" text:id="ct246582192">
          <text:insertion>
            <office:change-info>
              <dc:creator>Peter Camilleri</dc:creator>
              <dc:date>2015-04-25T17:39:00</dc:date>
            </office:change-info>
          </text:insertion>
        </text:changed-region>
        <text:changed-region xml:id="ct246582296" text:id="ct246582296">
          <text:insertion>
            <office:change-info>
              <dc:creator>Peter Camilleri</dc:creator>
              <dc:date>2015-04-25T17:39:00</dc:date>
            </office:change-info>
          </text:insertion>
        </text:changed-region>
        <text:changed-region xml:id="ct246582400" text:id="ct246582400">
          <text:deletion>
            <office:change-info>
              <dc:creator>Peter Camilleri</dc:creator>
              <dc:date>2015-04-25T23:23:00</dc:date>
            </office:change-info>
            <text:p text:style-name="Text_20_body"/>
            <text:p text:style-name="Text_20_body">2-</text:p>
          </text:deletion>
        </text:changed-region>
        <text:changed-region xml:id="ct246582504" text:id="ct246582504">
          <text:insertion>
            <office:change-info>
              <dc:creator>Peter Camilleri</dc:creator>
              <dc:date>2015-04-25T17:39:00</dc:date>
            </office:change-info>
          </text:insertion>
        </text:changed-region>
        <text:changed-region xml:id="ct246582608" text:id="ct246582608">
          <text:insertion>
            <office:change-info>
              <dc:creator>Peter Camilleri</dc:creator>
              <dc:date>2015-04-25T17:39:00</dc:date>
            </office:change-info>
          </text:insertion>
        </text:changed-region>
        <text:changed-region xml:id="ct246582712" text:id="ct246582712">
          <text:insertion>
            <office:change-info>
              <dc:creator>Peter Camilleri</dc:creator>
              <dc:date>2015-04-25T17:39:00</dc:date>
            </office:change-info>
          </text:insertion>
        </text:changed-region>
        <text:changed-region xml:id="ct246582816" text:id="ct246582816">
          <text:insertion>
            <office:change-info>
              <dc:creator>Peter Camilleri</dc:creator>
              <dc:date>2015-04-25T17:39:00</dc:date>
            </office:change-info>
          </text:insertion>
        </text:changed-region>
        <text:changed-region xml:id="ct246582920" text:id="ct246582920">
          <text:deletion>
            <office:change-info>
              <dc:creator>Peter Camilleri</dc:creator>
              <dc:date>2015-04-25T23:24:00</dc:date>
            </office:change-info>
            <text:p text:style-name="Text_20_body"/>
            <text:p text:style-name="Text_20_body">2/</text:p>
          </text:deletion>
        </text:changed-region>
        <text:changed-region xml:id="ct246583024" text:id="ct246583024">
          <text:insertion>
            <office:change-info>
              <dc:creator>Peter Camilleri</dc:creator>
              <dc:date>2015-04-25T17:39:00</dc:date>
            </office:change-info>
          </text:insertion>
        </text:changed-region>
        <text:changed-region xml:id="ct246583128" text:id="ct246583128">
          <text:insertion>
            <office:change-info>
              <dc:creator>Peter Camilleri</dc:creator>
              <dc:date>2015-04-25T17:39:00</dc:date>
            </office:change-info>
          </text:insertion>
        </text:changed-region>
        <text:changed-region xml:id="ct246583232" text:id="ct246583232">
          <text:insertion>
            <office:change-info>
              <dc:creator>Peter Camilleri</dc:creator>
              <dc:date>2015-04-25T17:39:00</dc:date>
            </office:change-info>
          </text:insertion>
        </text:changed-region>
        <text:changed-region xml:id="ct246583336" text:id="ct246583336">
          <text:insertion>
            <office:change-info>
              <dc:creator>Peter Camilleri</dc:creator>
              <dc:date>2015-04-25T17:39:00</dc:date>
            </office:change-info>
          </text:insertion>
        </text:changed-region>
        <text:changed-region xml:id="ct246583440" text:id="ct246583440">
          <text:deletion>
            <office:change-info>
              <dc:creator>Peter Camilleri</dc:creator>
              <dc:date>2015-04-25T23:24:00</dc:date>
            </office:change-info>
            <text:p text:style-name="Text_20_body"/>
            <text:p text:style-name="Text_20_body">&lt;</text:p>
          </text:deletion>
        </text:changed-region>
        <text:changed-region xml:id="ct246583544" text:id="ct246583544">
          <text:insertion>
            <office:change-info>
              <dc:creator>Peter Camilleri</dc:creator>
              <dc:date>2015-04-25T17:39:00</dc:date>
            </office:change-info>
          </text:insertion>
        </text:changed-region>
        <text:changed-region xml:id="ct246583648" text:id="ct246583648">
          <text:insertion>
            <office:change-info>
              <dc:creator>Peter Camilleri</dc:creator>
              <dc:date>2015-04-25T17:39:00</dc:date>
            </office:change-info>
          </text:insertion>
        </text:changed-region>
        <text:changed-region xml:id="ct246583752" text:id="ct246583752">
          <text:insertion>
            <office:change-info>
              <dc:creator>Peter Camilleri</dc:creator>
              <dc:date>2015-04-25T17:39:00</dc:date>
            </office:change-info>
          </text:insertion>
        </text:changed-region>
        <text:changed-region xml:id="ct246583856" text:id="ct246583856">
          <text:insertion>
            <office:change-info>
              <dc:creator>Peter Camilleri</dc:creator>
              <dc:date>2015-04-25T17:39:00</dc:date>
            </office:change-info>
          </text:insertion>
        </text:changed-region>
        <text:changed-region xml:id="ct246583960" text:id="ct246583960">
          <text:insertion>
            <office:change-info>
              <dc:creator>Peter Camilleri</dc:creator>
              <dc:date>2015-04-25T17:39:00</dc:date>
            </office:change-info>
          </text:insertion>
        </text:changed-region>
        <text:changed-region xml:id="ct246584064" text:id="ct246584064">
          <text:deletion>
            <office:change-info>
              <dc:creator>Peter Camilleri</dc:creator>
              <dc:date>2015-04-25T23:24:00</dc:date>
            </office:change-info>
            <text:p text:style-name="Text_20_body"/>
            <text:p text:style-name="Text_20_body">&lt;=</text:p>
          </text:deletion>
        </text:changed-region>
        <text:changed-region xml:id="ct246584168" text:id="ct246584168">
          <text:insertion>
            <office:change-info>
              <dc:creator>Peter Camilleri</dc:creator>
              <dc:date>2015-04-25T17:39:00</dc:date>
            </office:change-info>
          </text:insertion>
        </text:changed-region>
        <text:changed-region xml:id="ct246584272" text:id="ct246584272">
          <text:insertion>
            <office:change-info>
              <dc:creator>Peter Camilleri</dc:creator>
              <dc:date>2015-04-25T17:39:00</dc:date>
            </office:change-info>
          </text:insertion>
        </text:changed-region>
        <text:changed-region xml:id="ct246584376" text:id="ct246584376">
          <text:insertion>
            <office:change-info>
              <dc:creator>Peter Camilleri</dc:creator>
              <dc:date>2015-04-25T17:39:00</dc:date>
            </office:change-info>
          </text:insertion>
        </text:changed-region>
        <text:changed-region xml:id="ct246584480" text:id="ct246584480">
          <text:insertion>
            <office:change-info>
              <dc:creator>Peter Camilleri</dc:creator>
              <dc:date>2015-04-25T17:39:00</dc:date>
            </office:change-info>
          </text:insertion>
        </text:changed-region>
        <text:changed-region xml:id="ct246584584" text:id="ct246584584">
          <text:insertion>
            <office:change-info>
              <dc:creator>Peter Camilleri</dc:creator>
              <dc:date>2015-04-25T17:39:00</dc:date>
            </office:change-info>
          </text:insertion>
        </text:changed-region>
        <text:changed-region xml:id="ct246584688" text:id="ct246584688">
          <text:deletion>
            <office:change-info>
              <dc:creator>Peter Camilleri</dc:creator>
              <dc:date>2015-04-25T23:24:00</dc:date>
            </office:change-info>
            <text:p text:style-name="Text_20_body"/>
            <text:p text:style-name="Text_20_body">&lt;=&gt;</text:p>
          </text:deletion>
        </text:changed-region>
        <text:changed-region xml:id="ct246584792" text:id="ct246584792">
          <text:insertion>
            <office:change-info>
              <dc:creator>Peter Camilleri</dc:creator>
              <dc:date>2015-04-25T17:39:00</dc:date>
            </office:change-info>
          </text:insertion>
        </text:changed-region>
        <text:changed-region xml:id="ct246584896" text:id="ct246584896">
          <text:insertion>
            <office:change-info>
              <dc:creator>Peter Camilleri</dc:creator>
              <dc:date>2015-04-25T17:39:00</dc:date>
            </office:change-info>
          </text:insertion>
        </text:changed-region>
        <text:changed-region xml:id="ct246585000" text:id="ct246585000">
          <text:insertion>
            <office:change-info>
              <dc:creator>Peter Camilleri</dc:creator>
              <dc:date>2015-04-25T17:39:00</dc:date>
            </office:change-info>
          </text:insertion>
        </text:changed-region>
        <text:changed-region xml:id="ct246585104" text:id="ct246585104">
          <text:insertion>
            <office:change-info>
              <dc:creator>Peter Camilleri</dc:creator>
              <dc:date>2015-04-25T17:39:00</dc:date>
            </office:change-info>
          </text:insertion>
        </text:changed-region>
        <text:changed-region xml:id="ct246585208" text:id="ct246585208">
          <text:insertion>
            <office:change-info>
              <dc:creator>Peter Camilleri</dc:creator>
              <dc:date>2015-04-25T17:39:00</dc:date>
            </office:change-info>
          </text:insertion>
        </text:changed-region>
        <text:changed-region xml:id="ct246585416" text:id="ct246585416">
          <text:deletion>
            <office:change-info>
              <dc:creator>Peter Camilleri</dc:creator>
              <dc:date>2015-04-25T23:24:00</dc:date>
            </office:change-info>
            <text:p text:style-name="Text_20_body">&gt;</text:p>
          </text:deletion>
        </text:changed-region>
        <text:changed-region xml:id="ct246585312" text:id="ct246585312">
          <text:deletion>
            <office:change-info>
              <dc:creator>Peter Camilleri</dc:creator>
              <dc:date>2015-04-25T23:25:00</dc:date>
            </office:change-info>
            <text:p text:style-name="Text_20_body"/>
            <text:p text:style-name="Text_20_body"/>
          </text:deletion>
        </text:changed-region>
        <text:changed-region xml:id="ct246585520" text:id="ct246585520">
          <text:insertion>
            <office:change-info>
              <dc:creator>Peter Camilleri</dc:creator>
              <dc:date>2015-04-25T17:39:00</dc:date>
            </office:change-info>
          </text:insertion>
        </text:changed-region>
        <text:changed-region xml:id="ct246585624" text:id="ct246585624">
          <text:insertion>
            <office:change-info>
              <dc:creator>Peter Camilleri</dc:creator>
              <dc:date>2015-04-25T17:39:00</dc:date>
            </office:change-info>
          </text:insertion>
        </text:changed-region>
        <text:changed-region xml:id="ct246585728" text:id="ct246585728">
          <text:insertion>
            <office:change-info>
              <dc:creator>Peter Camilleri</dc:creator>
              <dc:date>2015-04-25T17:39:00</dc:date>
            </office:change-info>
          </text:insertion>
        </text:changed-region>
        <text:changed-region xml:id="ct246585832" text:id="ct246585832">
          <text:insertion>
            <office:change-info>
              <dc:creator>Peter Camilleri</dc:creator>
              <dc:date>2015-04-25T17:39:00</dc:date>
            </office:change-info>
          </text:insertion>
        </text:changed-region>
        <text:changed-region xml:id="ct246585936" text:id="ct246585936">
          <text:insertion>
            <office:change-info>
              <dc:creator>Peter Camilleri</dc:creator>
              <dc:date>2015-04-25T17:39:00</dc:date>
            </office:change-info>
          </text:insertion>
        </text:changed-region>
        <text:changed-region xml:id="ct246586040" text:id="ct246586040">
          <text:deletion>
            <office:change-info>
              <dc:creator>Peter Camilleri</dc:creator>
              <dc:date>2015-04-25T23:25:00</dc:date>
            </office:change-info>
            <text:p text:style-name="Text_20_body"/>
            <text:p text:style-name="Text_20_body">&gt;=</text:p>
          </text:deletion>
        </text:changed-region>
        <text:changed-region xml:id="ct246586144" text:id="ct246586144">
          <text:insertion>
            <office:change-info>
              <dc:creator>Peter Camilleri</dc:creator>
              <dc:date>2015-04-25T17:39:00</dc:date>
            </office:change-info>
          </text:insertion>
        </text:changed-region>
        <text:changed-region xml:id="ct246586248" text:id="ct246586248">
          <text:insertion>
            <office:change-info>
              <dc:creator>Peter Camilleri</dc:creator>
              <dc:date>2015-04-25T17:39:00</dc:date>
            </office:change-info>
          </text:insertion>
        </text:changed-region>
        <text:changed-region xml:id="ct246586352" text:id="ct246586352">
          <text:insertion>
            <office:change-info>
              <dc:creator>Peter Camilleri</dc:creator>
              <dc:date>2015-04-25T17:39:00</dc:date>
            </office:change-info>
          </text:insertion>
        </text:changed-region>
        <text:changed-region xml:id="ct246586456" text:id="ct246586456">
          <text:insertion>
            <office:change-info>
              <dc:creator>Peter Camilleri</dc:creator>
              <dc:date>2015-04-25T17:39:00</dc:date>
            </office:change-info>
          </text:insertion>
        </text:changed-region>
        <text:changed-region xml:id="ct246586560" text:id="ct246586560">
          <text:insertion>
            <office:change-info>
              <dc:creator>Peter Camilleri</dc:creator>
              <dc:date>2015-04-25T17:39:00</dc:date>
            </office:change-info>
          </text:insertion>
        </text:changed-region>
        <text:changed-region xml:id="ct246586664" text:id="ct246586664">
          <text:deletion>
            <office:change-info>
              <dc:creator>Peter Camilleri</dc:creator>
              <dc:date>2015-04-25T23:25:00</dc:date>
            </office:change-info>
            <text:p text:style-name="Text_20_body"/>
            <text:p text:style-name="Text_20_body">mod</text:p>
          </text:deletion>
        </text:changed-region>
        <text:changed-region xml:id="ct246586768" text:id="ct246586768">
          <text:insertion>
            <office:change-info>
              <dc:creator>Peter Camilleri</dc:creator>
              <dc:date>2015-04-25T17:39:00</dc:date>
            </office:change-info>
          </text:insertion>
        </text:changed-region>
        <text:changed-region xml:id="ct246586952" text:id="ct246586952">
          <text:insertion>
            <office:change-info>
              <dc:creator>Peter Camilleri</dc:creator>
              <dc:date>2015-04-25T17:39:00</dc:date>
            </office:change-info>
          </text:insertion>
        </text:changed-region>
        <text:changed-region xml:id="ct246587056" text:id="ct246587056">
          <text:insertion>
            <office:change-info>
              <dc:creator>Peter Camilleri</dc:creator>
              <dc:date>2015-04-25T17:39:00</dc:date>
            </office:change-info>
          </text:insertion>
        </text:changed-region>
        <text:changed-region xml:id="ct246587160" text:id="ct246587160">
          <text:insertion>
            <office:change-info>
              <dc:creator>Peter Camilleri</dc:creator>
              <dc:date>2015-04-25T17:39:00</dc:date>
            </office:change-info>
          </text:insertion>
        </text:changed-region>
        <text:changed-region xml:id="ct246587264" text:id="ct246587264">
          <text:deletion>
            <office:change-info>
              <dc:creator>Peter Camilleri</dc:creator>
              <dc:date>2015-04-25T23:25:00</dc:date>
            </office:change-info>
            <text:p text:style-name="Text_20_body"/>
            <text:p text:style-name="Text_20_body">neg</text:p>
          </text:deletion>
        </text:changed-region>
        <text:changed-region xml:id="ct246587368" text:id="ct246587368">
          <text:insertion>
            <office:change-info>
              <dc:creator>Peter Camilleri</dc:creator>
              <dc:date>2015-04-25T17:39:00</dc:date>
            </office:change-info>
          </text:insertion>
        </text:changed-region>
        <text:changed-region xml:id="ct246587472" text:id="ct246587472">
          <text:insertion>
            <office:change-info>
              <dc:creator>Peter Camilleri</dc:creator>
              <dc:date>2015-04-25T17:39:00</dc:date>
            </office:change-info>
          </text:insertion>
        </text:changed-region>
        <text:changed-region xml:id="ct246587576" text:id="ct246587576">
          <text:insertion>
            <office:change-info>
              <dc:creator>Peter Camilleri</dc:creator>
              <dc:date>2015-04-25T17:39:00</dc:date>
            </office:change-info>
          </text:insertion>
        </text:changed-region>
        <text:changed-region xml:id="ct246587680" text:id="ct246587680">
          <text:insertion>
            <office:change-info>
              <dc:creator>Peter Camilleri</dc:creator>
              <dc:date>2015-04-25T17:39:00</dc:date>
            </office:change-info>
          </text:insertion>
        </text:changed-region>
        <text:changed-region xml:id="ct246587784" text:id="ct2465877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30,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3">Table of Contents</text:p>
          </text:index-title>
          <text:p text:style-name="P64">The MIT License (MIT).<text:tab/>5</text:p>
          <text:p text:style-name="P64">Introduction<text:tab/>6</text:p>
          <text:p text:style-name="P65">About the name fOOrth<text:tab/>6</text:p>
          <text:p text:style-name="P65">How fOOrth came to be<text:tab/>6</text:p>
          <text:p text:style-name="P65">Goals and Principles<text:tab/>7</text:p>
          <text:p text:style-name="P65">Report Card<text:tab/>8</text:p>
          <text:p text:style-name="P65">Special Note of Thanks<text:tab/>8</text:p>
          <text:p text:style-name="P64">Installation<text:tab/>10</text:p>
          <text:p text:style-name="P65">Ruby<text:tab/>10</text:p>
          <text:p text:style-name="P65">fOOrth<text:tab/>10</text:p>
          <text:p text:style-name="P65">Running fOOrth<text:tab/>11</text:p>
          <text:p text:style-name="P65">Testing<text:tab/>11</text:p>
          <text:p text:style-name="P65">Source Archive<text:tab/>12</text:p>
          <text:p text:style-name="P64">First Steps<text:tab/>13</text:p>
          <text:p text:style-name="P64">The Syntax and Style of fOOrth<text:tab/>15</text:p>
          <text:p text:style-name="P65">Syntax<text:tab/>15</text:p>
          <text:p text:style-name="P65">Spaces<text:tab/>15</text:p>
          <text:p text:style-name="P65">Comments<text:tab/>15</text:p>
          <text:p text:style-name="P65">String Literals<text:tab/>15</text:p>
          <text:p text:style-name="P65">Numeric Literals<text:tab/>16</text:p>
          <text:p text:style-name="P64">A fOOrth Calculator<text:tab/>17</text:p>
          <text:p text:style-name="P65">The Basics<text:tab/>17</text:p>
          <text:p text:style-name="P65">Stack Manipulation<text:tab/>18</text:p>
          <text:p text:style-name="P65">Programming<text:tab/>20</text:p>
          <text:p text:style-name="P65">Control Structures<text:tab/>21</text:p>
          <text:p text:style-name="P65">Data Memory<text:tab/>25</text:p>
          <text:p text:style-name="P64">Data Storage in fOOrth<text:tab/>26</text:p>
          <text:p text:style-name="P65">Typing<text:tab/>26</text:p>
          <text:p text:style-name="P65">Declarations<text:tab/>26</text:p>
          <text:p text:style-name="P65">Scoping<text:tab/>26</text:p>
          <text:p text:style-name="P65">Referencing<text:tab/>27</text:p>
          <text:p text:style-name="P65">Mutation<text:tab/>28</text:p>
          <text:p text:style-name="P64">Cloning Data<text:tab/>30</text:p>
          <text:p text:style-name="P65">Deep vs Shallow Copy<text:tab/>30</text:p>
          <text:p text:style-name="P65">Permissive Copying<text:tab/>32</text:p>
          <text:p text:style-name="P64">Handling Exceptions<text:tab/>34</text:p>
          <text:p text:style-name="P65">The Nature of Exceptions in fOOrth<text:tab/>34</text:p>
          <text:p text:style-name="P65">Handling Errors<text:tab/>34</text:p>
          <text:p text:style-name="P65">Generating Errors<text:tab/>39</text:p>
          <text:p text:style-name="P65">fOOrth Native Exception Codes:<text:tab/>40</text:p>
          <text:p text:style-name="P65">Application Error Codes:<text:tab/>41</text:p>
          <text:p text:style-name="P65">Ruby Mapped Exception Codes:<text:tab/>41</text:p>
          <text:p text:style-name="P64">The Class Tree<text:tab/>47</text:p>
          <text:p text:style-name="P65">A Brief Overview of Key OO Concepts<text:tab/>47</text:p>
          <text:p text:style-name="P65">Classes<text:tab/>47</text:p>
          <text:p text:style-name="P65">Inheritance<text:tab/>48</text:p>
          <text:p text:style-name="P65">Methods<text:tab/>48</text:p>
          <text:p text:style-name="P65">Late Binding and Polymorphism<text:tab/>48</text:p>
          <text:p text:style-name="P65">Prototypes<text:tab/>48</text:p>
          <text:p text:style-name="P64">Method Mapping<text:tab/>49</text:p>
          <text:p text:style-name="P65">Exploring the mapping system<text:tab/>49</text:p>
          <text:p text:style-name="P64">Context<text:tab/>51</text:p>
          <text:p text:style-name="P65">Exploring Context<text:tab/>51</text:p>
          <text:p text:style-name="P64">Routing<text:tab/>53</text:p>
          <text:p text:style-name="P65">Virtual Machine Methods<text:tab/>53</text:p>
          <text:p text:style-name="P65">Shared Methods<text:tab/>53</text:p>
          <text:p text:style-name="P65">Exclusive Methods<text:tab/>54</text:p>
          <text:p text:style-name="P65">Shared Stub Methods<text:tab/>54</text:p>
          <text:p text:style-name="P65">Exclusive Stub Methods<text:tab/>55</text:p>
          <text:p text:style-name="P65">Local Methods<text:tab/>55</text:p>
          <text:p text:style-name="P65">Routing Internals<text:tab/>55</text:p>
          <text:p text:style-name="P64">Self<text:tab/>58</text:p>
          <text:p text:style-name="P65">Applying Self<text:tab/>58</text:p>
          <text:p text:style-name="P65">Changing Self<text:tab/>59</text:p>
          <text:p text:style-name="P64">Boolean Data<text:tab/>60</text:p>
          <text:p text:style-name="P65">What values represent true and false<text:tab/>60</text:p>
          <text:p text:style-name="P65">Processing Boolean Data<text:tab/>60</text:p>
          <text:p text:style-name="P65">Boolean Constants<text:tab/>60</text:p>
          <text:p text:style-name="P64">Numeric Data<text:tab/>61</text:p>
          <text:p text:style-name="P64">Array<text:tab/>62</text:p>
          <text:p text:style-name="P65">Array Literals<text:tab/>62</text:p>
          <text:p text:style-name="P65">Class Methods<text:tab/>63</text:p>
          <text:p text:style-name="P65">Instance Methods<text:tab/>64</text:p>
          <text:p text:style-name="P65">See Also<text:tab/>72</text:p>
          <text:p text:style-name="P64">Class<text:tab/>73</text:p>
          <text:p text:style-name="P65">Instance Methods<text:tab/>73</text:p>
          <text:p text:style-name="P65">Commands<text:tab/>74</text:p>
          <text:p text:style-name="P65">See Also<text:tab/>75</text:p>
          <text:p text:style-name="P64">Complex<text:tab/>76</text:p>
          <text:p text:style-name="P65">Complex Literals<text:tab/>76</text:p>
          <text:p text:style-name="P65">Instance Methods<text:tab/>77</text:p>
          <text:p text:style-name="P65">Instance Stubs<text:tab/>77</text:p>
          <text:p text:style-name="P65">See Also<text:tab/>78</text:p>
          <text:p text:style-name="P64">FalseClass<text:tab/>79</text:p>
          <text:p text:style-name="P65"><text:soft-page-break/>FalseClass Literals<text:tab/>79</text:p>
          <text:p text:style-name="P65">Instance Methods<text:tab/>79</text:p>
          <text:p text:style-name="P65">See Also<text:tab/>80</text:p>
          <text:p text:style-name="P64">Float<text:tab/>81</text:p>
          <text:p text:style-name="P65">Float Literals<text:tab/>81</text:p>
          <text:p text:style-name="P65">See Also<text:tab/>81</text:p>
          <text:p text:style-name="P64">Hash<text:tab/>82</text:p>
          <text:p text:style-name="P65">Hash Literals<text:tab/>82</text:p>
          <text:p text:style-name="P65">Instance Methods<text:tab/>82</text:p>
          <text:p text:style-name="P65">See Also<text:tab/>84</text:p>
          <text:p text:style-name="P64">InStream<text:tab/>85</text:p>
          <text:p text:style-name="P65">Class Methods<text:tab/>85</text:p>
          <text:p text:style-name="P65">Instance Methods<text:tab/>86</text:p>
          <text:p text:style-name="P65">Class Stubs<text:tab/>87</text:p>
          <text:p text:style-name="P65">See Also<text:tab/>87</text:p>
          <text:p text:style-name="P64">Integer<text:tab/>88</text:p>
          <text:p text:style-name="P65">Integer Literals<text:tab/>88</text:p>
          <text:p text:style-name="P65">Instance Methods<text:tab/>88</text:p>
          <text:p text:style-name="P65">See Also<text:tab/>92</text:p>
          <text:p text:style-name="P64">NilClass<text:tab/>93</text:p>
          <text:p text:style-name="P65">NilClass Literals<text:tab/>93</text:p>
          <text:p text:style-name="P65">Instance Methods<text:tab/>93</text:p>
          <text:p text:style-name="P65">See Also<text:tab/>94</text:p>
          <text:p text:style-name="P64">Numeric<text:tab/>95</text:p>
          <text:p text:style-name="P65">Special Numeric Values<text:tab/>95</text:p>
          <text:p text:style-name="P65">Instance Methods<text:tab/>96</text:p>
          <text:p text:style-name="P65">See Also<text:tab/>116</text:p>
          <text:p text:style-name="P64">Object<text:tab/>117</text:p>
          <text:p text:style-name="P65">Instance Methods<text:tab/>117</text:p>
          <text:p text:style-name="P65">Commands<text:tab/>128</text:p>
          <text:p text:style-name="P65">See Also<text:tab/>128</text:p>
          <text:p text:style-name="P64">OutStream<text:tab/>129</text:p>
          <text:p text:style-name="P65">Class Methods<text:tab/>129</text:p>
          <text:p text:style-name="P65">Instance Methods<text:tab/>130</text:p>
          <text:p text:style-name="P65">Class Stubs<text:tab/>133</text:p>
          <text:p text:style-name="P65">See Also<text:tab/>133</text:p>
          <text:p text:style-name="P64">Procedure<text:tab/>134</text:p>
          <text:p text:style-name="P65">Procedure Literals<text:tab/>134</text:p>
          <text:p text:style-name="P65">Instance Methods<text:tab/>134</text:p>
          <text:p text:style-name="P65">See Also<text:tab/>135</text:p>
          <text:p text:style-name="P64">Queue<text:tab/>136</text:p>
          <text:p text:style-name="P65">Instance Methods<text:tab/>136</text:p>
          <text:p text:style-name="P65">See Also<text:tab/>137</text:p>
          <text:p text:style-name="P64">Rational<text:tab/>138</text:p>
          <text:p text:style-name="P65">Rational Literals<text:tab/>138</text:p>
          <text:p text:style-name="P65">Instance Methods<text:tab/>138</text:p>
          <text:p text:style-name="P65">See Also<text:tab/>139</text:p>
          <text:p text:style-name="P64">Stack<text:tab/>140</text:p>
          <text:p text:style-name="P65">Instance Methods<text:tab/>140</text:p>
          <text:p text:style-name="P65">See Also<text:tab/>141</text:p>
          <text:p text:style-name="P64">String<text:tab/>142</text:p>
          <text:p text:style-name="P65">String Literals<text:tab/>142</text:p>
          <text:p text:style-name="P65">Instance Methods<text:tab/>143</text:p>
          <text:p text:style-name="P65">See Also<text:tab/>151</text:p>
          <text:p text:style-name="P64">Thread<text:tab/>152</text:p>
          <text:p text:style-name="P65">Class Methods<text:tab/>152</text:p>
          <text:p text:style-name="P65">Instance Methods<text:tab/>152</text:p>
          <text:p text:style-name="P65">See Also<text:tab/>152</text:p>
          <text:p text:style-name="P64">TrueClass<text:tab/>153</text:p>
          <text:p text:style-name="P65">TrueClass Literals<text:tab/>153</text:p>
          <text:p text:style-name="P65">See Also<text:tab/>153</text:p>
          <text:p text:style-name="P64">VirtualMachine<text:tab/>154</text:p>
          <text:p text:style-name="P65">Instance Methods<text:tab/>154</text:p>
          <text:p text:style-name="P65">Commands<text:tab/>159</text:p>
          <text:p text:style-name="P65">See Also<text:tab/>160</text:p>
          <text:p text:style-name="P64">Appendix A – Symbol Glossary<text:tab/>161</text:p>
          <text:p text:style-name="P64">Appendix B – Regular Expressions<text:tab/>163</text:p>
          <text:p text:style-name="P64">Edit History:<text:tab/>166</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692344064357458872" text:style-name="L1">
        <text:list-item>
          <text:p text:style-name="P71">A Simple, Easy-to-Understand syntax that is none the less, Expressive and Compact:</text:p>
        </text:list-item>
      </text:list>
      <text:list xml:id="list2530974495354498789" text:style-name="L2">
        <text:list-item>
          <text:list>
            <text:list-item>
              <text:p text:style-name="P72">Source code in fOOrth is free-form with no line oriented limitations or rules.</text:p>
            </text:list-item>
            <text:list-item>
              <text:p text:style-name="P72">Support is given to the easy representation of common literal data such as strings, integers, floating point numbers, rational numbers, and complex numbers.</text:p>
            </text:list-item>
          </text:list>
        </text:list-item>
      </text:list>
      <text:list xml:id="list32263106" text:continue-list="list2692344064357458872" text:style-name="L1">
        <text:list-item>
          <text:p text:style-name="P71">Safe Data and Data Structures:</text:p>
        </text:list-item>
      </text:list>
      <text:list xml:id="list595998745201176246" text:style-name="L3">
        <text:list-item>
          <text:list>
            <text:list-item>
              <text:p text:style-name="P74">Simple, reliable arithmetic. In fOOrth, integer operations never overflow. Rational values can be represented exactly, complex numbers are supported, and conversions between numeric types are simple.</text:p>
            </text:list-item>
            <text:list-item>
              <text:p text:style-name="P74"><text:soft-page-break/>Strings grow as needed without the need to allocate space or worry about overflow.</text:p>
            </text:list-item>
            <text:list-item>
              <text:p text:style-name="P74">Data containers such as arrays and hashes grow as needed. Out of range subscripts cannot access undefined memory regions. </text:p>
            </text:list-item>
          </text:list>
        </text:list-item>
      </text:list>
      <text:list xml:id="list32255205" text:continue-list="list32263106" text:style-name="L1">
        <text:list-item>
          <text:p text:style-name="P71">Message Passing:</text:p>
        </text:list-item>
      </text:list>
      <text:list xml:id="list6280960351490047088" text:style-name="L4">
        <text:list-item>
          <text:list>
            <text:list-item>
              <text:p text:style-name="P91">In fOOrth all actions take the form of messages sent to a receiver.</text:p>
            </text:list-item>
            <text:list-item>
              <text:p text:style-name="P91">The routing of messages is specified by the exact type of the message.</text:p>
            </text:list-item>
            <text:list-item>
              <text:p text:style-name="P91">Message receivers include data items on the stack as well as the virtual machine object associated with the current thread of execution.</text:p>
            </text:list-item>
            <text:list-item>
              <text:p text:style-name="P91">Messages for which no routing specification can be found, generate an error at compile time.</text:p>
            </text:list-item>
          </text:list>
        </text:list-item>
      </text:list>
      <text:list xml:id="list32256241" text:continue-list="list32255205" text:style-name="L1">
        <text:list-item>
          <text:p text:style-name="P71">Object Oriented Design:</text:p>
        </text:list-item>
      </text:list>
      <text:list xml:id="list4875003667923816508" text:style-name="L5">
        <text:list-item>
          <text:list>
            <text:list-item>
              <text:p text:style-name="P75">Support class based inheritance, with a non-cyclic (single inheritance) tree derived from a common base Object class.</text:p>
            </text:list-item>
            <text:list-item>
              <text:p text:style-name="P92">Support late binding and polymorphism through message interface compatibility or “duck” typing.</text:p>
            </text:list-item>
          </text:list>
        </text:list-item>
      </text:list>
      <text:list xml:id="list32272739" text:continue-list="list32256241" text:style-name="L1">
        <text:list-item>
          <text:p text:style-name="P71">Meta programming: </text:p>
        </text:list-item>
      </text:list>
      <text:list xml:id="list4844422877945995866" text:style-name="L6">
        <text:list-item>
          <text:list>
            <text:list-item>
              <text:p text:style-name="P93">Support extensible language constructs by making the compiler an accessible part of the system.</text:p>
            </text:list-item>
          </text:list>
        </text:list-item>
      </text:list>
      <text:list xml:id="list32260479" text:continue-list="list32272739" text:style-name="L1">
        <text:list-item>
          <text:p text:style-name="P71">Reliability:</text:p>
        </text:list-item>
      </text:list>
      <text:list xml:id="list4682215373002259507" text:style-name="L7">
        <text:list-item>
          <text:list>
            <text:list-item>
              <text:p text:style-name="P94">Errors should be detected as soon as possible. </text:p>
            </text:list-item>
            <text:list-item>
              <text:p text:style-name="P94">Language constructs should not be designed in a way that causes simple coding errors to spin off into infinite loops. </text:p>
            </text:list-item>
          </text:list>
        </text:list-item>
      </text:list>
      <text:list xml:id="list32274240" text:continue-list="list32260479" text:style-name="L1">
        <text:list-item>
          <text:p text:style-name="P76">Building on the host language:</text:p>
        </text:list-item>
      </text:list>
      <text:list xml:id="list184817559785055947" text:style-name="L8">
        <text:list-item>
          <text:list>
            <text:list-item>
              <text:p text:style-name="P7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59945288"/>Thanks<text:alphabetical-index-mark-end text:id="IMark15994528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128329085298713910" text:style-name="L9">
        <text:list-item>
          <text:p text:style-name="P95">ruby 1.9.3p484 (2013-11-22) [i386-mingw32]</text:p>
        </text:list-item>
        <text:list-item>
          <text:p text:style-name="P95">ruby 2.1.5p273 (2014-11-13 revision 48405) [i386-mingw32]</text:p>
        </text:list-item>
        <text:list-item>
          <text:p text:style-name="P95">Rubinius – to be tested!</text:p>
        </text:list-item>
        <text:list-item>
          <text:p text:style-name="P9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59945288"/>Rake<text:alphabetical-index-mark-end text:id="IMark159945288"/>:</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9945288"/>Demo.rb<text:alphabetical-index-mark-end text:id="IMark1599452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9945288"/>Testing<text:alphabetical-index-mark-end text:id="IMark1599452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9945288"/>Known Issues<text:alphabetical-index-mark-end text:id="IMark1599452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59945288"/>Archive<text:alphabetical-index-mark-end text:id="IMark1599452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4627384"/>F10:<text:change-end text:change-id="ct244627384"/><text:change-start text:change-id="ct244627488"/> <text:change-end text:change-id="ct2446274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0028788"/>drop<text:alphabetical-index-mark-end text:id="IMark16002878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60028788"/>dup<text:alphabetical-index-mark-end text:id="IMark16002878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60028788"/>nip<text:alphabetical-index-mark-end text:id="IMark16002878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60028788"/>over<text:alphabetical-index-mark-end text:id="IMark16002878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0028788"/>pick<text:alphabetical-index-mark-end text:id="IMark16002878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0028788"/>swap<text:alphabetical-index-mark-end text:id="IMark16002878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60028788"/>tuck<text:alphabetical-index-mark-end text:id="IMark16002878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194329869475053139" text:style-name="L10">
        <text:list-item>
          <text:p text:style-name="P78">To store return addresses for word calls. In fOOrth this is handled by the Ruby virtual machine.</text:p>
        </text:list-item>
        <text:list-item>
          <text:p text:style-name="P78">To store context for control structures. In fOOrth the context mechanism provides for a far richer and more reliable set of control, compile, and data structures.</text:p>
        </text:list-item>
        <text:list-item>
          <text:p text:style-name="P7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798160"/>if<text:alphabetical-index-mark-end text:id="IMark1597981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798160"/>else<text:alphabetical-index-mark-end text:id="IMark159798160"/>” and “<text:alphabetical-index-mark-start text:id="IMark159946200"/>then<text:alphabetical-index-mark-end text:id="IMark1599462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9946200"/>switch<text:alphabetical-index-mark-end text:id="IMark15994620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9946200"/>do<text:alphabetical-index-mark-end text:id="IMark15994620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59946200"/>loop<text:alphabetical-index-mark-end text:id="IMark159946200"/>” commands mark the boundaries of the loop; The “<text:alphabetical-index-mark-start text:id="IMark159798160"/>i<text:alphabetical-index-mark-end text:id="IMark159798160"/>” command is used to retrieve the current loop counter value. For nested loops, the “<text:alphabetical-index-mark-start text:id="IMark159798736"/>j<text:alphabetical-index-mark-end text:id="IMark159798736"/>” command retrieves the value of the outer loops counter value. <text:s/>By default, the “loop” command adds one to the loop value. For more flexible looping, the “<text:alphabetical-index-mark-start text:id="IMark159798928"/>+loop<text:alphabetical-index-mark-end text:id="IMark1597989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9798928"/>-i<text:alphabetical-index-mark-end text:id="IMark159798928"/> and <text:alphabetical-index-mark-start text:id="IMark159798736"/>-j<text:alphabetical-index-mark-end text:id="IMark1597987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59798736"/>begin<text:alphabetical-index-mark-end text:id="IMark1597987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24415854315905880" text:style-name="L11">
        <text:list-item>
          <text:p text:style-name="P79">begin … <text:alphabetical-index-mark-start text:id="IMark159798160"/>until<text:alphabetical-index-mark-end text:id="IMark159798160"/> – loops until the top of stack is true.</text:p>
        </text:list-item>
        <text:list-item>
          <text:p text:style-name="P79">begin … <text:alphabetical-index-mark-start text:id="IMark159798736"/>again<text:alphabetical-index-mark-end text:id="IMark159798736"/> – loops indefinitely </text:p>
        </text:list-item>
        <text:list-item>
          <text:p text:style-name="P79">begin … <text:alphabetical-index-mark-start text:id="IMark159798160"/>repeat<text:alphabetical-index-mark-end text:id="IMark1597981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9798160"/>Typing<text:alphabetical-index-mark-end text:id="IMark1597981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9798160"/>Duck Typing<text:alphabetical-index-mark-end text:id="IMark15979816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798160"/>Declarations<text:alphabetical-index-mark-end text:id="IMark1597981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798160"/>Scoping<text:alphabetical-index-mark-end text:id="IMark1597981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9798160"/><text:span text:style-name="T7">val:</text:span><text:alphabetical-index-mark-end text:id="IMark159798160"/> and <text:alphabetical-index-mark-start text:id="IMark159798928"/><text:span text:style-name="T7">var:</text:span><text:alphabetical-index-mark-end text:id="IMark15979892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798928"/><text:span text:style-name="T7">.init</text:span><text:alphabetical-index-mark-end text:id="IMark159798928"/> method being the most popular since it is called to initialize a new instance of the object.</text:p>
      <text:p text:style-name="P1">Methods: <text:alphabetical-index-mark-start text:id="IMark159798928"/><text:span text:style-name="T7">val@:</text:span><text:alphabetical-index-mark-end text:id="IMark159798928"/> and <text:alphabetical-index-mark-start text:id="IMark159798160"/><text:span text:style-name="T7">var@:</text:span><text:alphabetical-index-mark-end text:id="IMark15979816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798160"/><text:span text:style-name="T7">val#:</text:span><text:alphabetical-index-mark-end text:id="IMark159798160"/> and <text:alphabetical-index-mark-start text:id="IMark159798928"/><text:span text:style-name="T7">var#:</text:span><text:alphabetical-index-mark-end text:id="IMark15979892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798928"/><text:span text:style-name="T7">val$:</text:span><text:alphabetical-index-mark-end text:id="IMark159798928"/> and <text:alphabetical-index-mark-start text:id="IMark159798160"/><text:span text:style-name="T7">var$:</text:span><text:alphabetical-index-mark-end text:id="IMark159798160"/></text:p>
      <text:p text:style-name="P1">Regex for valid local variable names: <text:span text:style-name="T7">/^\$[a-z][a-z0-9_]*$/</text:span></text:p>
      <text:p text:style-name="Text_20_body">Notes:</text:p>
      <text:p text:style-name="Text_20_body"/>
      <text:h text:style-name="Heading_20_2" text:outline-level="2"><text:alphabetical-index-mark-start text:id="IMark159798160"/>Referencing<text:alphabetical-index-mark-end text:id="IMark15979816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798160"/>Mutation<text:alphabetical-index-mark-end text:id="IMark15979816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60028788"/>dup<text:alphabetical-index-mark-end text:id="IMark160028788"/></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60028788"/>copy<text:alphabetical-index-mark-end text:id="IMark16002878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09274788"/>.copy<text:alphabetical-index-mark-end text:id="IMark10927478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09274788"/>clone<text:alphabetical-index-mark-end text:id="IMark10927478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09274788"/>.clone<text:alphabetical-index-mark-end text:id="IMark10927478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345380715848161646" text:style-name="L12">
        <text:list-item>
          <text:p text:style-name="P96">No Copying</text:p>
        </text:list-item>
        <text:list-item>
          <text:p text:style-name="P96">Shallow Copying</text:p>
        </text:list-item>
        <text:list-item>
          <text:p text:style-name="P9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798160"/>.clone_exclude<text:alphabetical-index-mark-end text:id="IMark1597981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769528"/>try<text:alphabetical-index-mark-end text:id="IMark159769528"/> block</text:h>
      <text:p text:style-name="P1">The bare basics of an exception handled code block is:</text:p>
      <text:p text:style-name="Code"/>
      <text:p text:style-name="Code">try (dangerous code here) <text:alphabetical-index-mark-start text:id="IMark159769528"/>catch<text:alphabetical-index-mark-end text:id="IMark15976952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769528"/>?"<text:alphabetical-index-mark-end text:id="IMark1597695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769528"/>bounce<text:alphabetical-index-mark-end text:id="IMark1597695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9769528"/>bounce<text:alphabetical-index-mark-end text:id="IMark1597695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769528"/>finally<text:alphabetical-index-mark-end text:id="IMark15976952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769528"/>try<text:alphabetical-index-mark-end text:id="IMark159769528"/></text:p>
      <text:p text:style-name="Code"><text:s text:c="2"/>(dangerous code)</text:p>
      <text:p text:style-name="Code">(optional) <text:alphabetical-index-mark-start text:id="IMark159769528"/>catch<text:alphabetical-index-mark-end text:id="IMark159769528"/></text:p>
      <text:p text:style-name="Code"><text:s text:c="2"/>(exception handler with optional <text:alphabetical-index-mark-start text:id="IMark159769528"/>?"<text:alphabetical-index-mark-end text:id="IMark159769528"/>Exx" and <text:alphabetical-index-mark-start text:id="IMark159751596"/>bounce<text:alphabetical-index-mark-end text:id="IMark159751596"/>)</text:p>
      <text:p text:style-name="Code">(optional) <text:alphabetical-index-mark-start text:id="IMark159751596"/>finally<text:alphabetical-index-mark-end text:id="IMark15975159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751596"/>throw"<text:alphabetical-index-mark-end text:id="IMark159751596"/>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9751596"/>.throw<text:alphabetical-index-mark-end text:id="IMark15975159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9751980"/>Classes<text:alphabetical-index-mark-end text:id="IMark15975198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9751980"/>Inheritance<text:alphabetical-index-mark-end text:id="IMark15975198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59751980"/>Methods<text:alphabetical-index-mark-end text:id="IMark159751980"/></text:h>
      <text:p text:style-name="P1">All code in fOOrth is contained in methods. A method is a fragment of code that an object uses to respond to a message that has been sent to that object. In fOOrth there are three sorts of methods:</text:p>
      <text:list xml:id="list5530405405009376114" text:style-name="L13">
        <text:list-item>
          <text:p text:style-name="P80">Shared: Methods that are common to all instances of the class that contains them.</text:p>
        </text:list-item>
        <text:list-item>
          <text:p text:style-name="P80">Exclusive: Methods that are defined for one and only one object (and all of its clones that are created <text:span text:style-name="T2">after</text:span> the exclusive method is defined.).</text:p>
        </text:list-item>
        <text:list-item>
          <text:p text:style-name="P80">Local: Methods that are created in a context and are accessible only in that context. When the context concludes, these methods are no longer accessible.</text:p>
        </text:list-item>
      </text:list>
      <text:h text:style-name="Heading_20_2" text:outline-level="2"><text:alphabetical-index-mark-start text:id="IMark159769528"/>Late Binding<text:alphabetical-index-mark-end text:id="IMark159769528"/> and <text:alphabetical-index-mark-start text:id="IMark159751596"/>Polymorphism<text:alphabetical-index-mark-end text:id="IMark15975159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9751596"/>Prototypes<text:alphabetical-index-mark-end text:id="IMark15975159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9751596"/>Method Mapping<text:alphabetical-index-mark-end text:id="IMark1597515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735967152916172897" text:style-name="L14">
        <text:list-item>
          <text:p text:style-name="P81">The strings used by fOOrth needed to be converted to Ruby symbols to allow code to be executed in Ruby.</text:p>
        </text:list-item>
        <text:list-item>
          <text:p text:style-name="P8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9769528"/>SymbolMap<text:alphabetical-index-mark-end text:id="IMark159769528"/> class. This class creates mappings in one of two ways:</text:p>
      <text:list xml:id="list5421989460466493600" text:style-name="L15">
        <text:list-item>
          <text:p text:style-name="P8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5">Tag</text:p>
          </table:table-cell>
          <table:table-cell table:style-name="Table278.B1" office:value-type="string">
            <text:p text:style-name="P1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1">)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1">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1">: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59769528"/>Routing<text:alphabetical-index-mark-end text:id="IMark15976952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310796391378145752" text:style-name="L16">
        <text:list-item>
          <text:p text:style-name="P83">The defining word used to create the method.</text:p>
        </text:list-item>
        <text:list-item>
          <text:p text:style-name="P83">The receiver of the defining word used to create the method.</text:p>
        </text:list-item>
        <text:list-item>
          <text:p text:style-name="P8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1044866328769705641"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2249002" text:continue-numbering="true"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232914716"/>:<text:alphabetical-index-mark-end text:id="IMark232914716"/></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232914716"/>.:<text:alphabetical-index-mark-end text:id="IMark23291471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232914716"/>.::<text:alphabetical-index-mark-end text:id="IMark23291471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59751404"/>do_map_name<text:alphabetical-index-mark-end text:id="IMark15975140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4627696"/>F10: <text:change-end text:change-id="ct244627696"/>?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59751404"/>self<text:alphabetical-index-mark-end text:id="IMark15975140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255156396311472580" text:style-name="L18">
        <text:list-item>
          <text:p text:style-name="P8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5">For TOS routed methods, access to self is as simple as “self .method_name”. This was done in the MyClass example above. The self value is a free value that does not to be declared.</text:p>
        </text:list-item>
        <text:list-item>
          <text:p text:style-name="P8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751404"/>.with{<text:alphabetical-index-mark-end text:id="IMark15975140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476912666038132236" text:style-name="L19">
        <text:list-item>
          <text:p text:style-name="P8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6">A .with{ … } clause can be used to take a value and give easy access to that value within the executed block without having to create a local value.</text:p>
        </text:list-item>
        <text:list-item>
          <text:p text:style-name="P86">Access to the self value is generally faster than other forms of access. Thus this construct can yield performance enhancements.</text:p>
        </text:list-item>
      </text:list>
      <text:p text:style-name="P1"/>
      <text:h text:style-name="Heading_20_1" text:outline-level="1"><text:alphabetical-index-mark-start text:id="IMark159751404"/>Boolean<text:alphabetical-index-mark-end text:id="IMark1597514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59801280"/>FalseClass<text:alphabetical-index-mark-end text:id="IMark159801280"/></text:p>
            <text:p text:style-name="P13"><text:alphabetical-index-mark-start text:id="IMark159801280"/>NilClass<text:alphabetical-index-mark-end text:id="IMark159801280"/></text:p>
          </table:table-cell>
          <table:table-cell table:style-name="Table118.B2" office:value-type="string">
            <text:p text:style-name="P13"><text:alphabetical-index-mark-start text:id="IMark159801280"/>Object<text:alphabetical-index-mark-end text:id="IMark159801280"/></text:p>
          </table:table-cell>
        </table:table-row>
      </table:table>
      <text:p text:style-name="P10"/>
      <text:p text:style-name="P11">Note that while false processing occurs in FalseClass and NilClass, true processing occurs in Object and not <text:alphabetical-index-mark-start text:id="IMark159751404"/>TrueClass<text:alphabetical-index-mark-end text:id="IMark1597514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59751404"/>Numeric<text:alphabetical-index-mark-end text:id="IMark1597514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076836296416522882" text:style-name="L20">
        <text:list-item>
          <text:p text:style-name="P87">Integer defines a few “bit” oriented operations that are specific to whole numbers.</text:p>
        </text:list-item>
        <text:list-item>
          <text:p text:style-name="P8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59751404"/>Array<text:alphabetical-index-mark-end text:id="IMark15975140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537111601896149971" text:style-name="L21">
        <text:list-item>
          <text:p text:style-name="P88">The first two examples both create “empty” arrays with zero data elements. </text:p>
        </text:list-item>
        <text:list-item>
          <text:p text:style-name="P88">Array data do NOT need to be the same “type” of data. Mixing is allowed. </text:p>
        </text:list-item>
        <text:list-item>
          <text:p text:style-name="P88">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1290882372656613138" text:style-name="L22">
        <text:list-item>
          <text:p text:style-name="P89">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9801280"/>.new<text:alphabetical-index-mark-end text:id="IMark159801280"/>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9801280"/>.new{<text:alphabetical-index-mark-end text:id="IMark159801280"/>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9801280"/>x<text:alphabetical-index-mark-end text:id="IMark159801280"/>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9801280"/>}<text:alphabetical-index-mark-end text:id="IMark159801280"/>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9801280"/>.new_size<text:alphabetical-index-mark-end text:id="IMark159801280"/>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9801280"/>.new_value<text:alphabetical-index-mark-end text:id="IMark159801280"/>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9801280"/>.new_values<text:alphabetical-index-mark-end text:id="IMark159801280"/>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9801280"/>!<text:alphabetical-index-mark-end text:id="IMark1598012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9801280"/>+<text:alphabetical-index-mark-end text:id="IMark1598012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9801280"/>.+left<text:alphabetical-index-mark-end text:id="IMark1598012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9801280"/>.+mid<text:alphabetical-index-mark-end text:id="IMark1598012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9801280"/>.+midlr<text:alphabetical-index-mark-end text:id="IMark1598012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9801280"/>.+right<text:alphabetical-index-mark-end text:id="IMark1598012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9801280"/>.-left<text:alphabetical-index-mark-end text:id="IMark1598012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9801280"/>.-mid<text:alphabetical-index-mark-end text:id="IMark1598012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9801280"/>.-midlr<text:alphabetical-index-mark-end text:id="IMark1598012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9801280"/>.-right<text:alphabetical-index-mark-end text:id="IMark1598012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9801280"/>.[]!<text:alphabetical-index-mark-end text:id="IMark15980128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9801280"/>.[]@<text:alphabetical-index-mark-end text:id="IMark15980128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9801280"/>.left<text:alphabetical-index-mark-end text:id="IMark15980128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9801280"/>.length<text:alphabetical-index-mark-end text:id="IMark15980128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9801280"/>.max<text:alphabetical-index-mark-end text:id="IMark15980128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9801280"/>.mid<text:alphabetical-index-mark-end text:id="IMark15980128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9801280"/>.midlr<text:alphabetical-index-mark-end text:id="IMark15980128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9801280"/>.min<text:alphabetical-index-mark-end text:id="IMark15980128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9801280"/>.pp<text:alphabetical-index-mark-end text:id="IMark15980128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9801280"/>.reverse<text:alphabetical-index-mark-end text:id="IMark15980128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9801280"/>.right<text:alphabetical-index-mark-end text:id="IMark15980128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9801280"/>.shuffle<text:alphabetical-index-mark-end text:id="IMark15980128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9801280"/>.sort<text:alphabetical-index-mark-end text:id="IMark15980128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9801280"/>.strmax<text:alphabetical-index-mark-end text:id="IMark15980128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9801280"/>&lt;&lt;<text:alphabetical-index-mark-end text:id="IMark15980128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9801280"/>@<text:alphabetical-index-mark-end text:id="IMark15980128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9751404"/>Class<text:alphabetical-index-mark-end text:id="IMark15975140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9801280"/>.is_class?<text:alphabetical-index-mark-end text:id="IMark15980128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9801280"/>.new<text:alphabetical-index-mark-end text:id="IMark15980128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9801280"/>.parent_class<text:alphabetical-index-mark-end text:id="IMark15980128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9801280"/>.subclass:<text:alphabetical-index-mark-end text:id="IMark15980128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9801280"/>.to_s<text:alphabetical-index-mark-end text:id="IMark15980128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59751404"/>Commands<text:alphabetical-index-mark-end text:id="IMark15975140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9801280"/>)methods<text:alphabetical-index-mark-end text:id="IMark15980128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9801280"/>)stubs<text:alphabetical-index-mark-end text:id="IMark159801280"/> []</text:h>
            <text:p text:style-name="Text_20_body">Routing: TOS</text:p>
            <text:p text:style-name="P1">List the stub methods defined for this class. Stubs are place holder methods that serve one of two purposes:</text:p>
            <text:list xml:id="list3590771117891948344" text:style-name="L23">
              <text:list-item>
                <text:p text:style-name="P90">They are abstract methods in a base class that exist so that a sub-class may replace the stub with an actual method. The stub ensures that the compiler uses the correct routing when using the method.</text:p>
              </text:list-item>
              <text:list-item>
                <text:p text:style-name="P9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9751404"/>Complex<text:alphabetical-index-mark-end text:id="IMark15975140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0030612"/>.cbrt<text:alphabetical-index-mark-end text:id="IMark16003061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9751260"/>.e**<text:alphabetical-index-mark-end text:id="IMark15975126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0030612"/>.split<text:alphabetical-index-mark-end text:id="IMark1600306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9751260"/>.sqrt<text:alphabetical-index-mark-end text:id="IMark15975126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232728644"/>FalseClass<text:alphabetical-index-mark-end text:id="IMark23272864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9751260"/>&amp;&amp;<text:alphabetical-index-mark-end text:id="IMark15975126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9751260"/>^^<text:alphabetical-index-mark-end text:id="IMark15975126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9751260"/>||<text:alphabetical-index-mark-end text:id="IMark15975126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32728644"/>Float<text:alphabetical-index-mark-end text:id="IMark23272864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9993300"/>Hash<text:alphabetical-index-mark-end text:id="IMark15999330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993300"/><text:span text:style-name="T7">{</text:span><text:alphabetical-index-mark-end text:id="IMark159993300"/>” and the locally defined methods “<text:alphabetical-index-mark-start text:id="IMark159958748"/><text:span text:style-name="T7">-&gt;</text:span><text:alphabetical-index-mark-end text:id="IMark159958748"/>” and “<text:alphabetical-index-mark-start text:id="IMark159750396"/><text:span text:style-name="T7">}</text:span><text:alphabetical-index-mark-end text:id="IMark1597503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2255949" text:continue-list="list537111601896149971" text:style-name="L21">
        <text:list-item>
          <text:p text:style-name="P88">The first example creates an “empty” hash with zero data elements. </text:p>
        </text:list-item>
        <text:list-item>
          <text:p text:style-name="P88">Hash key and data do NOT need to be the same “type” of data. Mixing is allowed. </text:p>
        </text:list-item>
        <text:list-item>
          <text:p text:style-name="P88">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3226772"/>.[]!<text:alphabetical-index-mark-end text:id="IMark1032267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3226772"/>.[]@<text:alphabetical-index-mark-end text:id="IMark1032267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3226772"/>.keys<text:alphabetical-index-mark-end text:id="IMark103226772"/>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3226772"/>.pp<text:alphabetical-index-mark-end text:id="IMark1032267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3226772"/>.strmax2<text:alphabetical-index-mark-end text:id="IMark1032267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3226772"/>.values<text:alphabetical-index-mark-end text:id="IMark103226772"/>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9958748"/>InStream<text:alphabetical-index-mark-end text:id="IMark15995874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3226772"/>.get_all<text:alphabetical-index-mark-end text:id="IMark1032267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3226772"/>.open<text:alphabetical-index-mark-end text:id="IMark1032267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3226772"/>.open{<text:alphabetical-index-mark-end text:id="IMark10322677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3226772"/>.close<text:alphabetical-index-mark-end text:id="IMark1032267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3226772"/>.getc<text:alphabetical-index-mark-end text:id="IMark1032267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3226772"/>.gets<text:alphabetical-index-mark-end text:id="IMark1032267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3226772"/>~getc<text:alphabetical-index-mark-end text:id="IMark1032267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3226772"/>~gets<text:alphabetical-index-mark-end text:id="IMark1032267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59958748"/>Integer<text:alphabetical-index-mark-end text:id="IMark15995874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44627800"/></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44627904"/>[an_integer] <text:alphabetical-index-mark-start text:id="IMark159750396"/>.even?<text:alphabetical-index-mark-end text:id="IMark159750396"/> [a_boolean]</text:h>
            <text:p text:style-name="Text_20_body">Routing: TOS</text:p>
            <text:p text:style-name="P1">This method returns true if the integer is even and false if it is odd.<text:change-end text:change-id="ct244627904"/></text:p>
          </table:table-cell>
          <table:covered-table-cell/>
        </table:table-row>
        <table:table-row table:style-name="Table120.1">
          <table:table-cell table:style-name="Table120.A2" office:value-type="string">
            <text:p text:style-name="P15"><text:change-start text:change-id="ct244628008"/>Code<text:change-end text:change-id="ct244628008"/></text:p>
          </table:table-cell>
          <table:table-cell table:style-name="Table120.B2" office:value-type="string">
            <text:p text:style-name="P15"><text:change-start text:change-id="ct244628112"/>Result<text:change-end text:change-id="ct244628112"/></text:p>
          </table:table-cell>
        </table:table-row>
        <table:table-row table:style-name="Table120.1">
          <table:table-cell table:style-name="Table120.A2" office:value-type="string">
            <text:p text:style-name="Snippet"><text:change-start text:change-id="ct244628216"/>2 .even?<text:change-end text:change-id="ct244628216"/></text:p>
          </table:table-cell>
          <table:table-cell table:style-name="Table120.B2" office:value-type="string">
            <text:p text:style-name="P2"><text:change-start text:change-id="ct244628320"/>true<text:change-end text:change-id="ct244628320"/></text:p>
          </table:table-cell>
        </table:table-row>
        <table:table-row table:style-name="Table120.1">
          <table:table-cell table:style-name="Table120.A2" office:value-type="string">
            <text:p text:style-name="Snippet"><text:change-start text:change-id="ct244628424"/>3 .even?<text:change-end text:change-id="ct244628424"/></text:p>
          </table:table-cell>
          <table:table-cell table:style-name="Table120.B2" office:value-type="string">
            <text:p text:style-name="P2"><text:change-start text:change-id="ct244628528"/>false<text:change-end text:change-id="ct244628528"/></text:p>
          </table:table-cell>
        </table:table-row>
      </table:table>
      <text:p text:style-name="Text_20_body"><text:change text:change-id="ct244628632"/><text:change-start text:change-id="ct2446287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9750396"/>.gcd<text:alphabetical-index-mark-end text:id="IMark1597503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4628736"/><text:change text:change-id="ct244628840"/><text:change-start text:change-id="ct2446289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9750396"/>.lcm<text:alphabetical-index-mark-end text:id="IMark1597503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4628944"/><text:change text:change-id="ct244629152"/><text:change text:change-id="ct244629048"/><text:change-start text:change-id="ct24462925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59750396"/>.odd?<text:alphabetical-index-mark-end text:id="IMark1597503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4629256"/></text:p>
      <text:p text:style-name="Text_20_body"><text:change text:change-id="ct244629360"/><text:change-start text:change-id="ct244629464"/></text:p>
      <text:p text:style-name="Text_20_body"><text:change-end text:change-id="ct244629464"/><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4629568"/>[an_integer] <text:alphabetical-index-mark-start text:id="IMark159750396"/>2*<text:alphabetical-index-mark-end text:id="IMark159750396"/> [an_integer]</text:h>
            <text:p text:style-name="Text_20_body">Routing: TOS</text:p>
            <text:p text:style-name="P1"><text:change-end text:change-id="ct244629568"/><text:change-start text:change-id="ct244629672"/>Double the value of the integer.<text:change-end text:change-id="ct244629672"/></text:p>
          </table:table-cell>
          <table:covered-table-cell/>
        </table:table-row>
        <table:table-row table:style-name="Table124.1">
          <table:table-cell table:style-name="Table124.A2" office:value-type="string">
            <text:p text:style-name="P15"><text:change-start text:change-id="ct244629776"/>Code<text:change-end text:change-id="ct244629776"/></text:p>
          </table:table-cell>
          <table:table-cell table:style-name="Table124.B2" office:value-type="string">
            <text:p text:style-name="P15"><text:change-start text:change-id="ct244629880"/>Result<text:change-end text:change-id="ct244629880"/></text:p>
          </table:table-cell>
        </table:table-row>
        <table:table-row table:style-name="Table124.1">
          <table:table-cell table:style-name="Table124.A2" office:value-type="string">
            <text:p text:style-name="Snippet"><text:change-start text:change-id="ct244629984"/>13 2*<text:change-end text:change-id="ct244629984"/></text:p>
          </table:table-cell>
          <table:table-cell table:style-name="Table124.B2" office:value-type="string">
            <text:p text:style-name="P2"><text:change-start text:change-id="ct244630088"/>26<text:change-end text:change-id="ct244630088"/></text:p>
          </table:table-cell>
        </table:table-row>
      </table:table>
      <text:p text:style-name="Standard"/>
      <text:p text:style-name="Text_20_body"><text:change text:change-id="ct246386424"/><text:change-start text:change-id="ct2463865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9750396"/>2/<text:alphabetical-index-mark-end text:id="IMark1597503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6386528"/><text:change text:change-id="ct246386632"/><text:change-start text:change-id="ct2463867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9750396"/>&lt;&lt;<text:alphabetical-index-mark-end text:id="IMark1597503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46386736"/><text:change text:change-id="ct246386840"/><text:change-start text:change-id="ct2463869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9750396"/>&gt;&gt;<text:alphabetical-index-mark-end text:id="IMark1597503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46386944"/><text:change text:change-id="ct246387048"/><text:change-start text:change-id="ct2463871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9750396"/>and<text:alphabetical-index-mark-end text:id="IMark1597503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6387152"/><text:change text:change-id="ct246387256"/><text:change-start text:change-id="ct2463873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9750396"/>com<text:alphabetical-index-mark-end text:id="IMark1597503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6387360"/><text:change text:change-id="ct24638746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6387568"/>[an_integer an_integer] <text:alphabetical-index-mark-start text:id="IMark159750396"/>or<text:alphabetical-index-mark-end text:id="IMark159750396"/> [an_integer]</text:h>
            <text:p text:style-name="Text_20_body">Routing: NOS</text:p>
            <text:p text:style-name="P1"><text:change-end text:change-id="ct246387568"/><text:change-start text:change-id="ct246387672"/>Compute the bit-wise inclusive or function of the two integer values.<text:change-end text:change-id="ct246387672"/></text:p>
          </table:table-cell>
          <table:covered-table-cell/>
        </table:table-row>
        <table:table-row table:style-name="Table130.1">
          <table:table-cell table:style-name="Table130.A2" office:value-type="string">
            <text:p text:style-name="P15"><text:change-start text:change-id="ct246387776"/>Code<text:change-end text:change-id="ct246387776"/></text:p>
          </table:table-cell>
          <table:table-cell table:style-name="Table130.B2" office:value-type="string">
            <text:p text:style-name="P15"><text:change-start text:change-id="ct246387880"/>Result<text:change-end text:change-id="ct246387880"/></text:p>
          </table:table-cell>
        </table:table-row>
        <table:table-row table:style-name="Table130.1">
          <table:table-cell table:style-name="Table130.A2" office:value-type="string">
            <text:p text:style-name="Snippet"><text:change-start text:change-id="ct246387984"/>15 40 or<text:change-end text:change-id="ct246387984"/></text:p>
          </table:table-cell>
          <table:table-cell table:style-name="Table130.B2" office:value-type="string">
            <text:p text:style-name="P2"><text:change-start text:change-id="ct246388088"/>47<text:change-end text:change-id="ct246388088"/></text:p>
          </table:table-cell>
        </table:table-row>
      </table:table>
      <text:p text:style-name="Standard"><text:change text:change-id="ct246388192"/><text:change-start text:change-id="ct2463882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9750396"/>xor<text:alphabetical-index-mark-end text:id="IMark1597503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4638829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59907028"/><text:alphabetical-index-mark-start text:id="IMark159771304"/><text:alphabetical-index-mark-start text:id="IMark159780080"/>NilClass<text:alphabetical-index-mark-end text:id="IMark159780080"/><text:alphabetical-index-mark-end text:id="IMark159771304"/><text:alphabetical-index-mark-end text:id="IMark159907028"/></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6388400"/> </text:p>
      <text:p text:style-name="P1">Note that in Boolean expressions, nil is treated as an alias for false.<text:change-end text:change-id="ct2463884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9750396"/>&amp;&amp;<text:alphabetical-index-mark-end text:id="IMark15975039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46388504"/>nil true &amp;&amp;<text:change-end text:change-id="ct246388504"/></text:p>
          </table:table-cell>
          <table:table-cell table:style-name="Table26.B2" office:value-type="string">
            <text:p text:style-name="P2"><text:change-start text:change-id="ct246388608"/>false<text:change-end text:change-id="ct2463886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9750396"/>^^<text:alphabetical-index-mark-end text:id="IMark15975039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46388712"/>nil <text:change-end text:change-id="ct246388712"/><text:change-start text:change-id="ct246388816"/>false ^^<text:change-end text:change-id="ct246388816"/></text:p>
          </table:table-cell>
          <table:table-cell table:style-name="Table27.B2" office:value-type="string">
            <text:p text:style-name="P2"><text:change-start text:change-id="ct246388920"/>false<text:change-end text:change-id="ct246388920"/></text:p>
          </table:table-cell>
        </table:table-row>
        <table:table-row table:style-name="Table27.2">
          <table:table-cell table:style-name="Table27.A2" office:value-type="string">
            <text:p text:style-name="Snippet"><text:change-start text:change-id="ct246389024"/>nil true ^^<text:change-end text:change-id="ct246389024"/></text:p>
          </table:table-cell>
          <table:table-cell table:style-name="Table27.B2" office:value-type="string">
            <text:p text:style-name="P2"><text:change-start text:change-id="ct246389128"/>true<text:change-end text:change-id="ct2463891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9750396"/>||<text:alphabetical-index-mark-end text:id="IMark15975039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46389232"/>nil false ||<text:change-end text:change-id="ct246389232"/></text:p>
          </table:table-cell>
          <table:table-cell table:style-name="Table28.B2" office:value-type="string">
            <text:p text:style-name="P2"><text:change-start text:change-id="ct246389336"/>false<text:change-end text:change-id="ct246389336"/></text:p>
          </table:table-cell>
        </table:table-row>
        <table:table-row table:style-name="Table28.2">
          <table:table-cell table:style-name="Table28.A2" office:value-type="string">
            <text:p text:style-name="Snippet"><text:change-start text:change-id="ct246389440"/>nil true ||<text:change-end text:change-id="ct246389440"/></text:p>
          </table:table-cell>
          <table:table-cell table:style-name="Table28.B2" office:value-type="string">
            <text:p text:style-name="P2"><text:change-start text:change-id="ct246389544"/>true<text:change-end text:change-id="ct24638954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9907028"/>Numeric<text:alphabetical-index-mark-end text:id="IMark15990702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6389648"/><text:change-start text:change-id="ct246389752"/>The Numeric class is the abstract base class for num<text:change-end text:change-id="ct246389752"/><text:change-start text:change-id="ct246389856"/>eric data. It is the location for the vast majority of methods that act on such data. In use, data will be instances of <text:change-end text:change-id="ct246389856"/><text:change-start text:change-id="ct246389960"/>Complex, Float, Integer (via Bignum and Fixnum), and Rational data.<text:change-end text:change-id="ct246389960"/><text:change-start text:change-id="ct246390064"/></text:p>
      <text:h text:style-name="Heading_20_2" text:outline-level="2">Specia<text:change-end text:change-id="ct246390064"/><text:change-start text:change-id="ct246390168"/>l Numeric Values</text:h>
      <text:p text:style-name="Text_20_body"><text:change-end text:change-id="ct246390168"/><text:change-start text:change-id="ct24639027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9750396"/>dpr<text:alphabetical-index-mark-end text:id="IMark1597503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6390272"/><text:change-start text:change-id="ct24647254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9750396"/>e<text:alphabetical-index-mark-end text:id="IMark1597503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59750396"/>pi<text:alphabetical-index-mark-end text:id="IMark1597503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46390376"/>In 1897, an attempt was made <text:change-end text:change-id="ct246390376"/><text:change-start text:change-id="ct246472440"/>to legislate the value of pi. Fortunately, this effort was unsuccessful.<text:change-end text:change-id="ct246472440"/></text:p></text:note-body></text:note></text:p>
          </table:table-cell>
        </table:table-row>
      </table:table>
      <text:p text:style-name="Text_20_body"><text:change-end text:change-id="ct246472544"/></text:p>
      <text:h text:style-name="Heading_20_2" text:outline-level="2">Instance Methods</text:h>
      <text:p text:style-name="Text_20_body"><text:change text:change-id="ct246472648"/><text:change-start text:change-id="ct2464727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9750396"/>*<text:alphabetical-index-mark-end text:id="IMark1597503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6472752"/><text:change text:change-id="ct2464728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6472960"/>[a_numeric a_numeric] <text:alphabetical-index-mark-start text:id="IMark159750396"/>**<text:alphabetical-index-mark-end text:id="IMark159750396"/> [a_numeric]</text:h>
            <text:p text:style-name="Text_20_body">Routing: NOS</text:p>
            <text:p text:style-name="P1"><text:change-end text:change-id="ct246472960"/><text:change-start text:change-id="ct246473064"/>The exponentiation operator is impleme<text:change-end text:change-id="ct246473064"/><text:change-start text:change-id="ct246473168"/>nted by this method. Note the the second operand, the power, is converted to a Float first.<text:change-end text:change-id="ct246473168"/></text:p>
          </table:table-cell>
          <table:covered-table-cell/>
        </table:table-row>
        <table:table-row table:style-name="Table133.1">
          <table:table-cell table:style-name="Table133.A2" office:value-type="string">
            <text:p text:style-name="P15"><text:change-start text:change-id="ct246473272"/>Code<text:change-end text:change-id="ct246473272"/></text:p>
          </table:table-cell>
          <table:table-cell table:style-name="Table133.B2" office:value-type="string">
            <text:p text:style-name="P15"><text:change-start text:change-id="ct246473376"/>Result<text:change-end text:change-id="ct246473376"/></text:p>
          </table:table-cell>
        </table:table-row>
        <table:table-row table:style-name="Table133.1">
          <table:table-cell table:style-name="Table133.A2" office:value-type="string">
            <text:p text:style-name="Snippet"><text:change-start text:change-id="ct246473480"/>2 10 **<text:change-end text:change-id="ct246473480"/></text:p>
          </table:table-cell>
          <table:table-cell table:style-name="Table133.B2" office:value-type="string">
            <text:p text:style-name="P2"><text:change-start text:change-id="ct246473584"/>1024<text:change-end text:change-id="ct246473584"/></text:p>
          </table:table-cell>
        </table:table-row>
        <table:table-row table:style-name="Table133.1">
          <table:table-cell table:style-name="Table133.A2" office:value-type="string">
            <text:p text:style-name="Snippet"><text:change-start text:change-id="ct246473688"/>3 4 **<text:change-end text:change-id="ct246473688"/></text:p>
          </table:table-cell>
          <table:table-cell table:style-name="Table133.B2" office:value-type="string">
            <text:p text:style-name="P2"><text:change-start text:change-id="ct246473792"/>81<text:change-end text:change-id="ct246473792"/></text:p>
          </table:table-cell>
        </table:table-row>
        <table:table-row table:style-name="Table133.1">
          <table:table-cell table:style-name="Table133.A2" office:value-type="string">
            <text:p text:style-name="Snippet"><text:change-start text:change-id="ct246473896"/>2 1/2 <text:change-end text:change-id="ct246473896"/><text:change-start text:change-id="ct246474000"/>**<text:change-end text:change-id="ct246474000"/></text:p>
          </table:table-cell>
          <table:table-cell table:style-name="Table133.B2" office:value-type="string">
            <text:p text:style-name="P2"><text:change-start text:change-id="ct246474104"/>1.4142135623730951<text:change-end text:change-id="ct246474104"/></text:p>
          </table:table-cell>
        </table:table-row>
      </table:table>
      <text:p text:style-name="Text_20_body"/>
      <text:p text:style-name="Text_20_body"><text:change text:change-id="ct246474208"/></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46474312"/>[a_numeric a_numeric] <text:alphabetical-index-mark-start text:id="IMark159750396"/>+<text:alphabetical-index-mark-end text:id="IMark159750396"/> [a_numeric]</text:h>
            <text:p text:style-name="Text_20_body">Routing: NOS</text:p>
            <text:p text:style-name="P1">The addition operator is implemented by this method.<text:change-end text:change-id="ct246474312"/></text:p>
          </table:table-cell>
          <table:covered-table-cell/>
        </table:table-row>
        <table:table-row table:style-name="Table134.1">
          <table:table-cell table:style-name="Table134.A2" office:value-type="string">
            <text:p text:style-name="P15"><text:change-start text:change-id="ct246474416"/>Code<text:change-end text:change-id="ct246474416"/></text:p>
          </table:table-cell>
          <table:table-cell table:style-name="Table134.B2" office:value-type="string">
            <text:p text:style-name="P15"><text:change-start text:change-id="ct246474520"/>Result<text:change-end text:change-id="ct246474520"/></text:p>
          </table:table-cell>
        </table:table-row>
        <table:table-row table:style-name="Table134.1">
          <table:table-cell table:style-name="Table134.A2" office:value-type="string">
            <text:p text:style-name="Snippet"><text:change-start text:change-id="ct246474624"/>1 1 +<text:change-end text:change-id="ct246474624"/></text:p>
          </table:table-cell>
          <table:table-cell table:style-name="Table134.B2" office:value-type="string">
            <text:p text:style-name="P2"><text:change-start text:change-id="ct246474728"/>2<text:change-end text:change-id="ct246474728"/></text:p>
          </table:table-cell>
        </table:table-row>
        <table:table-row table:style-name="Table134.1">
          <table:table-cell table:style-name="Table134.A2" office:value-type="string">
            <text:p text:style-name="Snippet"><text:change-start text:change-id="ct246474832"/>1.0 7.2 +<text:change-end text:change-id="ct246474832"/></text:p>
          </table:table-cell>
          <table:table-cell table:style-name="Table134.B2" office:value-type="string">
            <text:p text:style-name="P2"><text:change-start text:change-id="ct246474936"/>8.2<text:change-end text:change-id="ct246474936"/></text:p>
          </table:table-cell>
        </table:table-row>
        <table:table-row table:style-name="Table134.1">
          <table:table-cell table:style-name="Table134.A2" office:value-type="string">
            <text:p text:style-name="Snippet"><text:change-start text:change-id="ct246475040"/>1/2<text:change-end text:change-id="ct246475040"/><text:change-start text:change-id="ct246475144"/> 1/3 +<text:change-end text:change-id="ct246475144"/></text:p>
          </table:table-cell>
          <table:table-cell table:style-name="Table134.B2" office:value-type="string">
            <text:p text:style-name="P2"><text:change-start text:change-id="ct246475248"/>5/6<text:change-end text:change-id="ct246475248"/></text:p>
          </table:table-cell>
        </table:table-row>
        <table:table-row table:style-name="Table134.1">
          <table:table-cell table:style-name="Table134.A2" office:value-type="string">
            <text:p text:style-name="Snippet"><text:change-start text:change-id="ct246475352"/>1+2i 1+3i<text:change-end text:change-id="ct246475352"/><text:change-start text:change-id="ct246475456"/> +<text:change-end text:change-id="ct246475456"/></text:p>
          </table:table-cell>
          <table:table-cell table:style-name="Table134.B2" office:value-type="string">
            <text:p text:style-name="P2"><text:change-start text:change-id="ct246475560"/>2+5i<text:change-end text:change-id="ct246475560"/></text:p>
          </table:table-cell>
        </table:table-row>
      </table:table>
      <text:p text:style-name="Text_20_body"><text:change text:change-id="ct246475664"/><text:change-start text:change-id="ct2464757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59750396"/>-<text:alphabetical-index-mark-end text:id="IMark1597503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6475768"/><text:change text:change-id="ct246475976"/><text:change text:change-id="ct246475872"/><text:change-start text:change-id="ct24647608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9750396"/>.1/x<text:alphabetical-index-mark-end text:id="IMark1597503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6476080"/><text:change text:change-id="ct246476184"/><text:change-start text:change-id="ct246476288"/></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59750396"/>.10**<text:alphabetical-index-mark-end text:id="IMark159750396"/>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6476288"/><text:change text:change-id="ct246476392"/><text:change-start text:change-id="ct24648054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59750396"/>.2**<text:alphabetical-index-mark-end text:id="IMark159750396"/>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6480544"/><text:change text:change-id="ct246480752"/><text:change text:change-id="ct246480648"/><text:change-start text:change-id="ct2464808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9750396"/>.abs<text:alphabetical-index-mark-end text:id="IMark1597503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6480856"/><text:change text:change-id="ct246480960"/></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46481064"/>[a_numeric] <text:alphabetical-index-mark-start text:id="IMark159750396"/>.acos<text:alphabetical-index-mark-end text:id="IMark159750396"/> [a_float]</text:h>
            <text:p text:style-name="Text_20_body">Routing: TOS</text:p>
            <text:p text:style-name="P1">This method computes the arc-cosine (cos(x)<text:span text:style-name="T10">-1</text:span>) of the value. That is it computes the angle in radians <text:change-end text:change-id="ct246481064"/><text:change-start text:change-id="ct246481480"/>whose cosine is the argument<text:note text:id="ftn65" text:note-class="footnote"><text:note-citation>65</text:note-citation><text:note-body><text:p text:style-name="Footnote"><text:change-start text:change-id="ct246481168"/>Please s<text:change-end text:change-id="ct246481168"/><text:change-start text:change-id="ct246481272"/>ee <text:a xlink:type="simple" xlink:href="http://en.wikipedia.org/wiki/Inverse_trigonometric_functions" text:style-name="Internet_20_link" text:visited-style-name="Visited_20_Internet_20_Link">http://en.wikipedia.org/wiki/Inverse_trigonometric_functions</text:a> for m<text:change-end text:change-id="ct246481272"/><text:change-start text:change-id="ct246481376"/>ore details on inverse trigonometric functions.<text:change-end text:change-id="ct246481376"/></text:p></text:note-body></text:note>.<text:change-end text:change-id="ct246481480"/><text:change-start text:change-id="ct246481584"/> <text:span text:style-name="T10"><text:s text:c="11"/></text:span><text:change-end text:change-id="ct246481584"/></text:p>
          </table:table-cell>
          <table:covered-table-cell/>
        </table:table-row>
        <table:table-row table:style-name="Table140.1">
          <table:table-cell table:style-name="Table140.A2" office:value-type="string">
            <text:p text:style-name="P15"><text:change-start text:change-id="ct246481688"/>Code<text:change-end text:change-id="ct246481688"/></text:p>
          </table:table-cell>
          <table:table-cell table:style-name="Table140.B2" office:value-type="string">
            <text:p text:style-name="P15"><text:change-start text:change-id="ct246481792"/>Result<text:change-end text:change-id="ct246481792"/></text:p>
          </table:table-cell>
        </table:table-row>
        <table:table-row table:style-name="Table140.1">
          <table:table-cell table:style-name="Table140.A2" office:value-type="string">
            <text:p text:style-name="Snippet"><text:change-start text:change-id="ct246481896"/>1 .acos<text:change-end text:change-id="ct246481896"/></text:p>
          </table:table-cell>
          <table:table-cell table:style-name="Table140.B2" office:value-type="string">
            <text:p text:style-name="P2"><text:change-start text:change-id="ct246482000"/>0.0<text:change-end text:change-id="ct246482000"/></text:p>
          </table:table-cell>
        </table:table-row>
        <table:table-row table:style-name="Table140.1">
          <table:table-cell table:style-name="Table140.A2" office:value-type="string">
            <text:p text:style-name="Snippet"><text:change-start text:change-id="ct246482104"/>0 .acos<text:change-end text:change-id="ct246482104"/></text:p>
          </table:table-cell>
          <table:table-cell table:style-name="Table140.B2" office:value-type="string">
            <text:p text:style-name="P2"><text:change-start text:change-id="ct246482208"/>1.5707963267948966<text:change-end text:change-id="ct246482208"/></text:p>
          </table:table-cell>
        </table:table-row>
      </table:table>
      <text:p text:style-name="Text_20_body"><text:change text:change-id="ct24648231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46482624"/>[a_numeric] <text:alphabetical-index-mark-start text:id="IMark159750396"/>.acosh<text:alphabetical-index-mark-end text:id="IMark159750396"/>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464824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6482416"/><text:change-start text:change-id="ct246482520"/>bolic trigonometric functions.<text:change-end text:change-id="ct246482520"/></text:p></text:note-body></text:note>.<text:change-end text:change-id="ct246482624"/></text:p>
          </table:table-cell>
          <table:covered-table-cell/>
        </table:table-row>
        <table:table-row table:style-name="Table141.1">
          <table:table-cell table:style-name="Table141.A2" office:value-type="string">
            <text:p text:style-name="P15"><text:change-start text:change-id="ct246482728"/>Code<text:change-end text:change-id="ct246482728"/></text:p>
          </table:table-cell>
          <table:table-cell table:style-name="Table141.B2" office:value-type="string">
            <text:p text:style-name="P15"><text:change-start text:change-id="ct246482832"/>Result<text:change-end text:change-id="ct2464828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64829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6483040"/>[a_numeric] <text:alphabetical-index-mark-start text:id="IMark159750396"/>.angle<text:alphabetical-index-mark-end text:id="IMark159750396"/> [a_float]</text:h>
            <text:p text:style-name="Text_20_body">Routing:<text:change-end text:change-id="ct246483040"/> TOS<text:change-start text:change-id="ct246483144"/></text:p>
            <text:p text:style-name="P1"><text:change-end text:change-id="ct2464831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46483248"/>Code<text:change-end text:change-id="ct246483248"/></text:p>
          </table:table-cell>
          <table:table-cell table:style-name="Table142.B2" office:value-type="string">
            <text:p text:style-name="P15"><text:change-start text:change-id="ct246483352"/>Result<text:change-end text:change-id="ct2464833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6483456"/></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46483560"/>[a_numeric] <text:alphabetical-index-mark-start text:id="IMark159750396"/>.asin<text:alphabetical-index-mark-end text:id="IMark159750396"/> [a_<text:change-end text:change-id="ct246483560"/>float<text:change-start text:change-id="ct246483664"/>]</text:h>
            <text:p text:style-name="Text_20_body">Routing:<text:change-end text:change-id="ct246483664"/> TOS<text:change-start text:change-id="ct246483768"/></text:p>
            <text:p text:style-name="P1"><text:change-end text:change-id="ct246483768"/>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46483872"/>Code<text:change-end text:change-id="ct246483872"/></text:p>
          </table:table-cell>
          <table:table-cell table:style-name="Table143.B2" office:value-type="string">
            <text:p text:style-name="P15"><text:change-start text:change-id="ct246483976"/>Result<text:change-end text:change-id="ct2464839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648408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46484184"/>[a_numeric] <text:alphabetical-index-mark-start text:id="IMark159750396"/>.asinh<text:alphabetical-index-mark-end text:id="IMark159750396"/> [a_<text:change-end text:change-id="ct246484184"/>float<text:change-start text:change-id="ct246484288"/>]</text:h>
            <text:p text:style-name="Text_20_body">Routing:<text:change-end text:change-id="ct246484288"/> TOS<text:change-start text:change-id="ct246484392"/></text:p>
            <text:p text:style-name="P1"><text:change-end text:change-id="ct246484392"/>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46484496"/>Code<text:change-end text:change-id="ct246484496"/></text:p>
          </table:table-cell>
          <table:table-cell table:style-name="Table144.B2" office:value-type="string">
            <text:p text:style-name="P15"><text:change-start text:change-id="ct246484640"/>Result<text:change-end text:change-id="ct2464846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648474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6484848"/>[a_numeric] <text:alphabetical-index-mark-start text:id="IMark159750396"/>.atan<text:alphabetical-index-mark-end text:id="IMark159750396"/> [a_<text:change-end text:change-id="ct246484848"/>float<text:change-start text:change-id="ct246484952"/>]</text:h>
            <text:p text:style-name="Text_20_body">Routing:<text:change-end text:change-id="ct246484952"/> TOS<text:change-start text:change-id="ct246485056"/></text:p>
            <text:p text:style-name="P1"><text:change-end text:change-id="ct246485056"/>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46485160"/>Code<text:change-end text:change-id="ct246485160"/></text:p>
          </table:table-cell>
          <table:table-cell table:style-name="Table145.B2" office:value-type="string">
            <text:p text:style-name="P15"><text:change-start text:change-id="ct246485264"/>Result<text:change-end text:change-id="ct2464852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648536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46485472"/>[a_numeric a_numeric] <text:alphabetical-index-mark-start text:id="IMark159750396"/>.atan2<text:alphabetical-index-mark-end text:id="IMark159750396"/> [a_<text:change-end text:change-id="ct246485472"/>float<text:change-start text:change-id="ct246485576"/>]</text:h>
            <text:p text:style-name="Text_20_body">Routing:<text:change-end text:change-id="ct246485576"/> TOS<text:change-start text:change-id="ct246485680"/></text:p>
            <text:p text:style-name="P1"><text:change-end text:change-id="ct2464856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46485784"/>Code<text:change-end text:change-id="ct246485784"/></text:p>
          </table:table-cell>
          <table:table-cell table:style-name="Table146.B2" office:value-type="string">
            <text:p text:style-name="P15"><text:change-start text:change-id="ct246485888"/>Result<text:change-end text:change-id="ct2464858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6486096"/><text:change text:change-id="ct24648599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46486200"/>[a_numeric] <text:alphabetical-index-mark-start text:id="IMark159750396"/>.atanh<text:alphabetical-index-mark-end text:id="IMark159750396"/> [a_<text:change-end text:change-id="ct246486200"/>float<text:change-start text:change-id="ct246486304"/>]</text:h>
            <text:p text:style-name="Text_20_body">Routing:<text:change-end text:change-id="ct246486304"/> TOS<text:change-start text:change-id="ct246486408"/></text:p>
            <text:p text:style-name="P1"><text:change-end text:change-id="ct246486408"/>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46486512"/>Code<text:change-end text:change-id="ct246486512"/></text:p>
          </table:table-cell>
          <table:table-cell table:style-name="Table147.B2" office:value-type="string">
            <text:p text:style-name="P15"><text:change-start text:change-id="ct246486616"/>Result<text:change-end text:change-id="ct2464866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64867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6486824"/>[a_numeric a_numeric] <text:alphabetical-index-mark-start text:id="IMark159750396"/>.c2p<text:alphabetical-index-mark-end text:id="IMark159750396"/> [a_<text:change-end text:change-id="ct246486824"/>float<text:change-start text:change-id="ct246486928"/> a_<text:change-end text:change-id="ct246486928"/>float<text:change-start text:change-id="ct246487032"/>]</text:h>
            <text:p text:style-name="Text_20_body">Routing: TOS</text:p>
            <text:p text:style-name="P1"><text:change-end text:change-id="ct2464870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46487136"/>Code<text:change-end text:change-id="ct246487136"/></text:p>
          </table:table-cell>
          <table:table-cell table:style-name="Table148.B2" office:value-type="string">
            <text:p text:style-name="P15"><text:change-start text:change-id="ct246487240"/>Result<text:change-end text:change-id="ct2464872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6487448"/><text:change text:change-id="ct24648734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46487552"/>[a_numeric] <text:alphabetical-index-mark-start text:id="IMark159750396"/>.cbrt<text:alphabetical-index-mark-end text:id="IMark159750396"/> [a_<text:change-end text:change-id="ct246487552"/>float<text:change-start text:change-id="ct246487656"/>]</text:h>
            <text:p text:style-name="Text_20_body">Routing:<text:change-end text:change-id="ct246487656"/> TOS<text:change-start text:change-id="ct246487760"/></text:p>
            <text:p text:style-name="P1"><text:change-end text:change-id="ct246487760"/>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46487864"/>Code<text:change-end text:change-id="ct246487864"/></text:p>
          </table:table-cell>
          <table:table-cell table:style-name="Table149.B2" office:value-type="string">
            <text:p text:style-name="P15"><text:change-start text:change-id="ct246487968"/>Result<text:change-end text:change-id="ct2464879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64880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6488176"/>[a_numeric] <text:alphabetical-index-mark-start text:id="IMark159750396"/>.ceil<text:alphabetical-index-mark-end text:id="IMark159750396"/> [a<text:change-end text:change-id="ct246488176"/>n<text:change-start text:change-id="ct246488280"/>_<text:change-end text:change-id="ct246488280"/>integer<text:change-start text:change-id="ct246488384"/>]</text:h>
            <text:p text:style-name="Text_20_body">Routing:<text:change-end text:change-id="ct246488384"/> TOS<text:change-start text:change-id="ct246488488"/></text:p>
            <text:p text:style-name="P1"><text:change-end text:change-id="ct246488488"/>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46488592"/>Code<text:change-end text:change-id="ct246488592"/></text:p>
          </table:table-cell>
          <table:table-cell table:style-name="Table150.B2" office:value-type="string">
            <text:p text:style-name="P15"><text:change-start text:change-id="ct246488736"/>Result<text:change-end text:change-id="ct2464887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648884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46488944"/>[a_numeric] <text:alphabetical-index-mark-start text:id="IMark159750396"/>.conjugate<text:alphabetical-index-mark-end text:id="IMark159750396"/> [a_numeric]</text:h>
            <text:p text:style-name="Text_20_body">Routing:<text:change-end text:change-id="ct246488944"/> TOS<text:change-start text:change-id="ct246489048"/></text:p>
            <text:p text:style-name="P1"><text:change-end text:change-id="ct246489048"/>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46489152"/>Code<text:change-end text:change-id="ct246489152"/></text:p>
          </table:table-cell>
          <table:table-cell table:style-name="Table151.B2" office:value-type="string">
            <text:p text:style-name="P15"><text:change-start text:change-id="ct246489256"/>Result<text:change-end text:change-id="ct2464892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64893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6489464"/>[a_numeric] <text:alphabetical-index-mark-start text:id="IMark159750396"/>.cos<text:alphabetical-index-mark-end text:id="IMark159750396"/> [a_<text:change-end text:change-id="ct246489464"/>float<text:change-start text:change-id="ct246489568"/>]</text:h>
            <text:p text:style-name="Text_20_body">Routing:<text:change-end text:change-id="ct246489568"/> TOS<text:change-start text:change-id="ct246489672"/></text:p>
            <text:p text:style-name="P1"><text:change-end text:change-id="ct24648967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46489776"/>Code<text:change-end text:change-id="ct246489776"/></text:p>
          </table:table-cell>
          <table:table-cell table:style-name="Table152.B2" office:value-type="string">
            <text:p text:style-name="P15"><text:change-start text:change-id="ct246489880"/>Result<text:change-end text:change-id="ct2464898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6490088"/><text:change text:change-id="ct24648998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46490192"/>[a_numeric] <text:alphabetical-index-mark-start text:id="IMark159750396"/>.cosh<text:alphabetical-index-mark-end text:id="IMark159750396"/> [a_<text:change-end text:change-id="ct246490192"/>float<text:change-start text:change-id="ct246490296"/>]</text:h>
            <text:p text:style-name="Text_20_body">Routing:<text:change-end text:change-id="ct246490296"/> TOS<text:change-start text:change-id="ct246490400"/></text:p>
            <text:p text:style-name="P1"><text:change-end text:change-id="ct24649040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46490504"/>Code<text:change-end text:change-id="ct246490504"/></text:p>
          </table:table-cell>
          <table:table-cell table:style-name="Table153.B2" office:value-type="string">
            <text:p text:style-name="P15"><text:change-start text:change-id="ct246490608"/>Result<text:change-end text:change-id="ct2464906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64907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6490816"/>[a_numeric] <text:alphabetical-index-mark-start text:id="IMark159750396"/>.cube<text:alphabetical-index-mark-end text:id="IMark159750396"/> [a_numeric]</text:h>
            <text:p text:style-name="Text_20_body">Routing:<text:change-end text:change-id="ct246490816"/> TOS<text:change-start text:change-id="ct246490920"/></text:p>
            <text:p text:style-name="P1"><text:change-end text:change-id="ct246490920"/>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46491024"/>Code<text:change-end text:change-id="ct246491024"/></text:p>
          </table:table-cell>
          <table:table-cell table:style-name="Table154.B2" office:value-type="string">
            <text:p text:style-name="P15"><text:change-start text:change-id="ct246491128"/>Result<text:change-end text:change-id="ct2464911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649123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46491336"/>[a_numeric] <text:alphabetical-index-mark-start text:id="IMark159750396"/>.d2r<text:alphabetical-index-mark-end text:id="IMark159750396"/> [a_<text:change-end text:change-id="ct246491336"/>float<text:change-start text:change-id="ct246491440"/>]</text:h>
            <text:p text:style-name="Text_20_body">Routing:<text:change-end text:change-id="ct246491440"/> TOS<text:change-start text:change-id="ct246491544"/></text:p>
            <text:p text:style-name="P1"><text:change-end text:change-id="ct246491544"/>This method converts the argument number from degrees to radians.</text:p>
          </table:table-cell>
          <table:covered-table-cell/>
        </table:table-row>
        <table:table-row table:style-name="Table155.1">
          <table:table-cell table:style-name="Table155.A2" office:value-type="string">
            <text:p text:style-name="P15"><text:change-start text:change-id="ct246491648"/>Code<text:change-end text:change-id="ct246491648"/></text:p>
          </table:table-cell>
          <table:table-cell table:style-name="Table155.B2" office:value-type="string">
            <text:p text:style-name="P15"><text:change-start text:change-id="ct246491752"/>Result<text:change-end text:change-id="ct2464917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649185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6491960"/>[a_numeric] <text:alphabetical-index-mark-start text:id="IMark159750396"/>.denominator<text:alphabetical-index-mark-end text:id="IMark159750396"/> [a<text:change-end text:change-id="ct246491960"/>n<text:change-start text:change-id="ct246492064"/>_<text:change-end text:change-id="ct246492064"/>integer<text:change-start text:change-id="ct246492168"/>]</text:h>
            <text:p text:style-name="Text_20_body">Routing:<text:change-end text:change-id="ct246492168"/> TOS<text:change-start text:change-id="ct246492272"/></text:p>
            <text:p text:style-name="P1"><text:change-end text:change-id="ct2464922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46492376"/>Code<text:change-end text:change-id="ct246492376"/></text:p>
          </table:table-cell>
          <table:table-cell table:style-name="Table156.B2" office:value-type="string">
            <text:p text:style-name="P15"><text:change-start text:change-id="ct246492480"/>Result<text:change-end text:change-id="ct2464924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649258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6492688"/>[a_numeric] <text:alphabetical-index-mark-start text:id="IMark159750396"/>.e**<text:alphabetical-index-mark-end text:id="IMark159750396"/> [a_<text:change-end text:change-id="ct246492688"/>float<text:change-start text:change-id="ct246492832"/>]</text:h>
            <text:p text:style-name="Text_20_body">Routing:<text:change-end text:change-id="ct246492832"/> TOS<text:change-start text:change-id="ct246492936"/></text:p>
            <text:p text:style-name="P1"><text:change-end text:change-id="ct246492936"/>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46493040"/>Code<text:change-end text:change-id="ct246493040"/></text:p>
          </table:table-cell>
          <table:table-cell table:style-name="Table157.B2" office:value-type="string">
            <text:p text:style-name="P15"><text:change-start text:change-id="ct246493144"/>Result<text:change-end text:change-id="ct2464931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64932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6493352"/>[a_numeric] <text:alphabetical-index-mark-start text:id="IMark159750396"/>.emit<text:alphabetical-index-mark-end text:id="IMark159750396"/> []</text:h>
            <text:p text:style-name="Text_20_body">Routing:<text:change-end text:change-id="ct246493352"/> TOS<text:change-start text:change-id="ct246493456"/></text:p>
            <text:p text:style-name="P1"><text:change-end text:change-id="ct246493456"/>This method emits a character with the code of numeric argument.</text:p>
          </table:table-cell>
          <table:covered-table-cell/>
        </table:table-row>
        <table:table-row table:style-name="Table158.1">
          <table:table-cell table:style-name="Table158.A2" office:value-type="string">
            <text:p text:style-name="P15"><text:change-start text:change-id="ct246493560"/>Code<text:change-end text:change-id="ct246493560"/></text:p>
          </table:table-cell>
          <table:table-cell table:style-name="Table158.B2" office:value-type="string">
            <text:p text:style-name="P15"><text:change-start text:change-id="ct246493664"/>Result<text:change-end text:change-id="ct2464936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6493872"/><text:change text:change-id="ct24649376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46493976"/>[a_numeric] <text:alphabetical-index-mark-start text:id="IMark159750396"/>.floor<text:alphabetical-index-mark-end text:id="IMark159750396"/> [a<text:change-end text:change-id="ct246493976"/>n<text:change-start text:change-id="ct246494080"/>_<text:change-end text:change-id="ct246494080"/>integer<text:change-start text:change-id="ct246494184"/>]</text:h>
            <text:p text:style-name="Text_20_body">Routing:<text:change-end text:change-id="ct246494184"/> TOS<text:change-start text:change-id="ct246494288"/></text:p>
            <text:p text:style-name="P1"><text:change-end text:change-id="ct246494288"/>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46494392"/>Code<text:change-end text:change-id="ct246494392"/></text:p>
          </table:table-cell>
          <table:table-cell table:style-name="Table159.B2" office:value-type="string">
            <text:p text:style-name="P15"><text:change-start text:change-id="ct246494496"/>Result<text:change-end text:change-id="ct2464944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64946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6494704"/>[a_numeric a_numeric] <text:alphabetical-index-mark-start text:id="IMark159750396"/>.hypot<text:alphabetical-index-mark-end text:id="IMark159750396"/> [a_<text:change-end text:change-id="ct246494704"/>float<text:change-start text:change-id="ct246494808"/>]</text:h>
            <text:p text:style-name="Text_20_body">Routing:<text:change-end text:change-id="ct246494808"/> TOS<text:change-start text:change-id="ct246494912"/></text:p>
            <text:p text:style-name="P1"><text:change-end text:change-id="ct246494912"/>Given two lengths, this method computes the length of the hypotenuse. </text:p>
          </table:table-cell>
          <table:covered-table-cell/>
        </table:table-row>
        <table:table-row table:style-name="Table160.1">
          <table:table-cell table:style-name="Table160.A2" office:value-type="string">
            <text:p text:style-name="P15"><text:change-start text:change-id="ct246495016"/>Code<text:change-end text:change-id="ct246495016"/></text:p>
          </table:table-cell>
          <table:table-cell table:style-name="Table160.B2" office:value-type="string">
            <text:p text:style-name="P15"><text:change-start text:change-id="ct246495120"/>Result<text:change-end text:change-id="ct2464951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649522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46495328"/>[a_numeric] <text:alphabetical-index-mark-start text:id="IMark159750396"/>.imaginary<text:alphabetical-index-mark-end text:id="IMark159750396"/> [a_numeric]</text:h>
            <text:p text:style-name="Text_20_body">Routing:<text:change-end text:change-id="ct246495328"/> TOS<text:change-start text:change-id="ct246495432"/></text:p>
            <text:p text:style-name="P1"><text:change-end text:change-id="ct2464954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46495536"/>Code<text:change-end text:change-id="ct246495536"/></text:p>
          </table:table-cell>
          <table:table-cell table:style-name="Table161.B2" office:value-type="string">
            <text:p text:style-name="P15"><text:change-start text:change-id="ct246495640"/>Result<text:change-end text:change-id="ct2464956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64957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6495848"/>[a_numeric] <text:alphabetical-index-mark-start text:id="IMark159750396"/>.ln<text:alphabetical-index-mark-end text:id="IMark159750396"/> [a_<text:change-end text:change-id="ct246495848"/>float<text:change-start text:change-id="ct246495952"/>]</text:h>
            <text:p text:style-name="Text_20_body">Routing:<text:change-end text:change-id="ct246495952"/> TOS<text:change-start text:change-id="ct246496056"/></text:p>
            <text:p text:style-name="P1"><text:change-end text:change-id="ct246496056"/>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46496160"/>Code<text:change-end text:change-id="ct246496160"/></text:p>
          </table:table-cell>
          <table:table-cell table:style-name="Table162.B2" office:value-type="string">
            <text:p text:style-name="P15"><text:change-start text:change-id="ct246496264"/>Result<text:change-end text:change-id="ct2464962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64963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46496472"/>[a_numeric] <text:alphabetical-index-mark-start text:id="IMark159750396"/>.log10<text:alphabetical-index-mark-end text:id="IMark159750396"/> [a_<text:change-end text:change-id="ct246496472"/>float<text:change-start text:change-id="ct246496576"/>]</text:h>
            <text:p text:style-name="Text_20_body">Routing:<text:change-end text:change-id="ct246496576"/> TOS<text:change-start text:change-id="ct246496680"/></text:p>
            <text:p text:style-name="P1"><text:change-end text:change-id="ct246496680"/>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46496784"/>Code<text:change-end text:change-id="ct246496784"/></text:p>
          </table:table-cell>
          <table:table-cell table:style-name="Table163.B2" office:value-type="string">
            <text:p text:style-name="P15"><text:change-start text:change-id="ct246496928"/>Result<text:change-end text:change-id="ct2464969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649703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46497136"/>[a_numeric] <text:alphabetical-index-mark-start text:id="IMark159750396"/>.log2<text:alphabetical-index-mark-end text:id="IMark159750396"/> [a_<text:change-end text:change-id="ct246497136"/>float<text:change-start text:change-id="ct246497240"/>]</text:h>
            <text:p text:style-name="Text_20_body">Routing:<text:change-end text:change-id="ct246497240"/> TOS<text:change-start text:change-id="ct246497344"/></text:p>
            <text:p text:style-name="P1"><text:change-end text:change-id="ct246497344"/>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46497448"/>Code<text:change-end text:change-id="ct246497448"/></text:p>
          </table:table-cell>
          <table:table-cell table:style-name="Table164.B2" office:value-type="string">
            <text:p text:style-name="P15"><text:change-start text:change-id="ct246497552"/>Result<text:change-end text:change-id="ct24649755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64976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6497760"/>[a_numeric] <text:alphabetical-index-mark-start text:id="IMark159750396"/>.magnitude<text:alphabetical-index-mark-end text:id="IMark159750396"/> [a_numeric]</text:h>
            <text:p text:style-name="Text_20_body">Routing:<text:change-end text:change-id="ct246497760"/> TOS<text:change-start text:change-id="ct246497864"/></text:p>
            <text:p text:style-name="P1"><text:change-end text:change-id="ct2464978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46497968"/>Code<text:change-end text:change-id="ct246497968"/></text:p>
          </table:table-cell>
          <table:table-cell table:style-name="Table165.B2" office:value-type="string">
            <text:p text:style-name="P15"><text:change-start text:change-id="ct246498072"/>Result<text:change-end text:change-id="ct2464980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6498176"/></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46498280"/>[a_numeric] <text:alphabetical-index-mark-start text:id="IMark159750396"/>.numerator<text:alphabetical-index-mark-end text:id="IMark159750396"/> [a_numeric]</text:h>
            <text:p text:style-name="Text_20_body">Routing:<text:change-end text:change-id="ct246498280"/> TOS<text:change-start text:change-id="ct246498384"/></text:p>
            <text:p text:style-name="P1"><text:change-end text:change-id="ct2464983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46498488"/>Code<text:change-end text:change-id="ct246498488"/></text:p>
          </table:table-cell>
          <table:table-cell table:style-name="Table166.B2" office:value-type="string">
            <text:p text:style-name="P15"><text:change-start text:change-id="ct246498592"/>Result<text:change-end text:change-id="ct2464985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6498800"/><text:change text:change-id="ct24649869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46498904"/>[a_numeric a_numeric] <text:alphabetical-index-mark-start text:id="IMark159750396"/>.p2c<text:alphabetical-index-mark-end text:id="IMark159750396"/> [a_<text:change-end text:change-id="ct246498904"/>float<text:change-start text:change-id="ct246499008"/> a_<text:change-end text:change-id="ct246499008"/>float<text:change-start text:change-id="ct246499112"/>]</text:h>
            <text:p text:style-name="Text_20_body">Routing:<text:change-end text:change-id="ct246499112"/> TOS<text:change-start text:change-id="ct246499216"/></text:p>
            <text:p text:style-name="P1"><text:change-end text:change-id="ct2464992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46499320"/>Code<text:change-end text:change-id="ct246499320"/></text:p>
          </table:table-cell>
          <table:table-cell table:style-name="Table167.B2" office:value-type="string">
            <text:p text:style-name="P15"><text:change-start text:change-id="ct246499424"/>Result<text:change-end text:change-id="ct2464994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64995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6499632"/>[a_numeric] <text:alphabetical-index-mark-start text:id="IMark159750396"/>.polar<text:alphabetical-index-mark-end text:id="IMark159750396"/> [a_<text:change-end text:change-id="ct246499632"/>float<text:change-start text:change-id="ct246499736"/> a_<text:change-end text:change-id="ct246499736"/>float<text:change-start text:change-id="ct246499840"/>]</text:h>
            <text:p text:style-name="Text_20_body">Routing:<text:change-end text:change-id="ct246499840"/> TOS<text:change-start text:change-id="ct246499944"/></text:p>
            <text:p text:style-name="P1"><text:change-end text:change-id="ct2464999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46500048"/>Code<text:change-end text:change-id="ct246500048"/></text:p>
          </table:table-cell>
          <table:table-cell table:style-name="Table168.B2" office:value-type="string">
            <text:p text:style-name="P15"><text:change-start text:change-id="ct246500152"/>Result<text:change-end text:change-id="ct2465001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650025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46500360"/>[a_numeric] <text:alphabetical-index-mark-start text:id="IMark159750396"/>.r2d<text:alphabetical-index-mark-end text:id="IMark159750396"/> [a_<text:change-end text:change-id="ct246500360"/>float<text:change-start text:change-id="ct246500464"/>]</text:h>
            <text:p text:style-name="Text_20_body">Routing:<text:change-end text:change-id="ct246500464"/> TOS<text:change-start text:change-id="ct246500568"/></text:p>
            <text:p text:style-name="P1"><text:change-end text:change-id="ct246500568"/>Convert a angle value from radians to degrees.</text:p>
          </table:table-cell>
          <table:covered-table-cell/>
        </table:table-row>
        <table:table-row table:style-name="Table169.1">
          <table:table-cell table:style-name="Table169.A2" office:value-type="string">
            <text:p text:style-name="P15"><text:change-start text:change-id="ct246500672"/>Code<text:change-end text:change-id="ct246500672"/></text:p>
          </table:table-cell>
          <table:table-cell table:style-name="Table169.B2" office:value-type="string">
            <text:p text:style-name="P15"><text:change-start text:change-id="ct246500776"/>Result<text:change-end text:change-id="ct2465007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65008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6501024"/>[a_numeric] <text:alphabetical-index-mark-start text:id="IMark159750396"/>.real<text:alphabetical-index-mark-end text:id="IMark159750396"/> [a_numeric]</text:h>
            <text:p text:style-name="Text_20_body">Routing:<text:change-end text:change-id="ct246501024"/> TOS<text:change-start text:change-id="ct246501128"/></text:p>
            <text:p text:style-name="P1"><text:change-end text:change-id="ct2465011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46501232"/>Code<text:change-end text:change-id="ct246501232"/></text:p>
          </table:table-cell>
          <table:table-cell table:style-name="Table170.B2" office:value-type="string">
            <text:p text:style-name="P15"><text:change-start text:change-id="ct246501336"/>Result<text:change-end text:change-id="ct2465013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6501440"/><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6501544"/>[a_numeric] <text:alphabetical-index-mark-start text:id="IMark159750396"/>.round<text:alphabetical-index-mark-end text:id="IMark159750396"/> [a<text:change-end text:change-id="ct246501544"/>n<text:change-start text:change-id="ct246501648"/>_<text:change-end text:change-id="ct246501648"/>integer<text:change-start text:change-id="ct246501752"/>]</text:h>
            <text:p text:style-name="Text_20_body">Routing:<text:change-end text:change-id="ct246501752"/> TOS<text:change-start text:change-id="ct246501856"/></text:p>
            <text:p text:style-name="P1"><text:change-end text:change-id="ct246501856"/>This method rounds the argument number to the nearest integer.</text:p>
          </table:table-cell>
          <table:covered-table-cell/>
        </table:table-row>
        <table:table-row table:style-name="Table171.1">
          <table:table-cell table:style-name="Table171.A2" office:value-type="string">
            <text:p text:style-name="P15"><text:change-start text:change-id="ct246501960"/>Code<text:change-end text:change-id="ct246501960"/></text:p>
          </table:table-cell>
          <table:table-cell table:style-name="Table171.B2" office:value-type="string">
            <text:p text:style-name="P15"><text:change-start text:change-id="ct246502064"/>Result<text:change-end text:change-id="ct2465020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65021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6502272"/>[a_numeric] <text:alphabetical-index-mark-start text:id="IMark159750396"/>.sin<text:alphabetical-index-mark-end text:id="IMark159750396"/> [a_<text:change-end text:change-id="ct246502272"/>float<text:change-start text:change-id="ct246502376"/>]</text:h>
            <text:p text:style-name="Text_20_body">Routing:<text:change-end text:change-id="ct246502376"/> TOS<text:change-start text:change-id="ct246502480"/></text:p>
            <text:p text:style-name="P1"><text:change-end text:change-id="ct246502480"/>This method computes the sine of the argument angle in radians.</text:p>
          </table:table-cell>
          <table:covered-table-cell/>
        </table:table-row>
        <table:table-row table:style-name="Table172.1">
          <table:table-cell table:style-name="Table172.A2" office:value-type="string">
            <text:p text:style-name="P15"><text:change-start text:change-id="ct246502584"/>Code<text:change-end text:change-id="ct246502584"/></text:p>
          </table:table-cell>
          <table:table-cell table:style-name="Table172.B2" office:value-type="string">
            <text:p text:style-name="P15"><text:change-start text:change-id="ct246502688"/>Result<text:change-end text:change-id="ct2465026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650279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6502896"/>[a_numeric] <text:alphabetical-index-mark-start text:id="IMark159750396"/>.sinh<text:alphabetical-index-mark-end text:id="IMark159750396"/> [a_<text:change-end text:change-id="ct246502896"/>float<text:change-start text:change-id="ct246503000"/>]</text:h>
            <text:p text:style-name="Text_20_body">Routing:<text:change-end text:change-id="ct246503000"/> TOS<text:change-start text:change-id="ct246503104"/></text:p>
            <text:p text:style-name="P1"><text:change-end text:change-id="ct246503104"/>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46503208"/>Code<text:change-end text:change-id="ct246503208"/></text:p>
          </table:table-cell>
          <table:table-cell table:style-name="Table173.B2" office:value-type="string">
            <text:p text:style-name="P15"><text:change-start text:change-id="ct246503312"/>Result<text:change-end text:change-id="ct2465033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6503416"/></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46503520"/>[a_numeric] <text:alphabetical-index-mark-start text:id="IMark159750396"/>.sleep<text:alphabetical-index-mark-end text:id="IMark159750396"/> []</text:h>
            <text:p text:style-name="Text_20_body">Routing:<text:change-end text:change-id="ct246503520"/> TOS<text:change-start text:change-id="ct246503624"/></text:p>
            <text:p text:style-name="P1"><text:change-end text:change-id="ct246503624"/>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46503728"/>Code<text:change-end text:change-id="ct246503728"/></text:p>
          </table:table-cell>
          <table:table-cell table:style-name="Table174.B2" office:value-type="string">
            <text:p text:style-name="P15"><text:change-start text:change-id="ct246503832"/>Result<text:change-end text:change-id="ct24650383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650393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6504040"/>[a_numeric] <text:alphabetical-index-mark-start text:id="IMark159750396"/>.sqr<text:alphabetical-index-mark-end text:id="IMark159750396"/> [a_numeric]</text:h>
            <text:p text:style-name="Text_20_body">Routing:<text:change-end text:change-id="ct246504040"/> TOS<text:change-start text:change-id="ct246504144"/></text:p>
            <text:p text:style-name="P1"><text:change-end text:change-id="ct246504144"/>This method computes the square of the argument value.</text:p>
          </table:table-cell>
          <table:covered-table-cell/>
        </table:table-row>
        <table:table-row table:style-name="Table175.1">
          <table:table-cell table:style-name="Table175.A2" office:value-type="string">
            <text:p text:style-name="P15"><text:change-start text:change-id="ct246504248"/>Code<text:change-end text:change-id="ct246504248"/></text:p>
          </table:table-cell>
          <table:table-cell table:style-name="Table175.B2" office:value-type="string">
            <text:p text:style-name="P15"><text:change-start text:change-id="ct246504352"/>Result<text:change-end text:change-id="ct2465043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650445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6504560"/>[a_numeric] <text:alphabetical-index-mark-start text:id="IMark159750396"/>.sqrt<text:alphabetical-index-mark-end text:id="IMark159750396"/> [a_<text:change-end text:change-id="ct246504560"/>float<text:change-start text:change-id="ct246504664"/>]</text:h>
            <text:p text:style-name="Text_20_body">Routing:<text:change-end text:change-id="ct246504664"/> TOS<text:change-start text:change-id="ct246504768"/></text:p>
            <text:p text:style-name="P1"><text:change-end text:change-id="ct246504768"/>This method computes the square root of the argument value.</text:p>
          </table:table-cell>
          <table:covered-table-cell/>
        </table:table-row>
        <table:table-row table:style-name="Table176.1">
          <table:table-cell table:style-name="Table176.A2" office:value-type="string">
            <text:p text:style-name="P15"><text:change-start text:change-id="ct246504872"/>Code<text:change-end text:change-id="ct246504872"/></text:p>
          </table:table-cell>
          <table:table-cell table:style-name="Table176.B2" office:value-type="string">
            <text:p text:style-name="P15"><text:change-start text:change-id="ct246504976"/>Result<text:change-end text:change-id="ct2465049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657466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6574768"/>[a_numeric] <text:alphabetical-index-mark-start text:id="IMark159750396"/>.tan<text:alphabetical-index-mark-end text:id="IMark159750396"/> [a_<text:change-end text:change-id="ct246574768"/>float<text:change-start text:change-id="ct246574872"/>]</text:h>
            <text:p text:style-name="Text_20_body">Routing:<text:change-end text:change-id="ct246574872"/> TOS<text:change-start text:change-id="ct246574976"/></text:p>
            <text:p text:style-name="P1"><text:change-end text:change-id="ct246574976"/>This method computes the tangent of the argument angle in radians.</text:p>
          </table:table-cell>
          <table:covered-table-cell/>
        </table:table-row>
        <table:table-row table:style-name="Table177.1">
          <table:table-cell table:style-name="Table177.A2" office:value-type="string">
            <text:p text:style-name="P15"><text:change-start text:change-id="ct246575080"/>Code<text:change-end text:change-id="ct246575080"/></text:p>
          </table:table-cell>
          <table:table-cell table:style-name="Table177.B2" office:value-type="string">
            <text:p text:style-name="P15"><text:change-start text:change-id="ct246575184"/>Result<text:change-end text:change-id="ct24657518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6575288"/></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46575392"/>[a_numeric] <text:alphabetical-index-mark-start text:id="IMark159750396"/>.tanh<text:alphabetical-index-mark-end text:id="IMark159750396"/> [a_<text:change-end text:change-id="ct246575392"/>float<text:change-start text:change-id="ct246575496"/>]</text:h>
            <text:p text:style-name="Text_20_body">Routing:<text:change-end text:change-id="ct246575496"/> TOS<text:change-start text:change-id="ct246575600"/></text:p>
            <text:p text:style-name="P1"><text:change-end text:change-id="ct246575600"/>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46575704"/>Code<text:change-end text:change-id="ct246575704"/></text:p>
          </table:table-cell>
          <table:table-cell table:style-name="Table178.B2" office:value-type="string">
            <text:p text:style-name="P15"><text:change-start text:change-id="ct246575808"/>Result<text:change-end text:change-id="ct24657580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6575912"/></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6576016"/>[a_numeric a_numeric] <text:alphabetical-index-mark-start text:id="IMark159750396"/>/<text:alphabetical-index-mark-end text:id="IMark159750396"/> [a_numeric]</text:h>
            <text:p text:style-name="Text_20_body">Routing:<text:change-end text:change-id="ct246576016"/> NOS<text:change-start text:change-id="ct246576120"/></text:p>
            <text:p text:style-name="P1"><text:change-end text:change-id="ct246576120"/>This method implements the division operator.</text:p>
          </table:table-cell>
          <table:covered-table-cell/>
        </table:table-row>
        <table:table-row table:style-name="Table179.1">
          <table:table-cell table:style-name="Table179.A2" office:value-type="string">
            <text:p text:style-name="P15"><text:change-start text:change-id="ct246576224"/>Code<text:change-end text:change-id="ct246576224"/></text:p>
          </table:table-cell>
          <table:table-cell table:style-name="Table179.B2" office:value-type="string">
            <text:p text:style-name="P15"><text:change-start text:change-id="ct246576328"/>Result<text:change-end text:change-id="ct24657632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657643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6576536"/>[a_numeric] <text:alphabetical-index-mark-start text:id="IMark159750396"/>0&lt;<text:alphabetical-index-mark-end text:id="IMark159750396"/> [a_boolean]</text:h>
            <text:p text:style-name="Text_20_body">Routing:<text:change-end text:change-id="ct246576536"/> TOS<text:change-start text:change-id="ct246576640"/></text:p>
            <text:p text:style-name="P1"><text:change-end text:change-id="ct246576640"/>Is this number less than zero?</text:p>
          </table:table-cell>
          <table:covered-table-cell/>
        </table:table-row>
        <table:table-row table:style-name="Table180.1">
          <table:table-cell table:style-name="Table180.A2" office:value-type="string">
            <text:p text:style-name="P15"><text:change-start text:change-id="ct246576744"/>Code<text:change-end text:change-id="ct246576744"/></text:p>
          </table:table-cell>
          <table:table-cell table:style-name="Table180.B2" office:value-type="string">
            <text:p text:style-name="P15"><text:change-start text:change-id="ct246576848"/>Result<text:change-end text:change-id="ct24657684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657695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6577056"/>[a_numeric] <text:alphabetical-index-mark-start text:id="IMark159750396"/>0&lt;=<text:alphabetical-index-mark-end text:id="IMark159750396"/> [a_boolean]</text:h>
            <text:p text:style-name="Text_20_body">Routing:<text:change-end text:change-id="ct246577056"/> TOS<text:change-start text:change-id="ct246577160"/></text:p>
            <text:p text:style-name="P1"><text:change-end text:change-id="ct246577160"/>Is this number less than or equal to zero?</text:p>
          </table:table-cell>
          <table:covered-table-cell/>
        </table:table-row>
        <table:table-row table:style-name="Table181.1">
          <table:table-cell table:style-name="Table181.A2" office:value-type="string">
            <text:p text:style-name="P15"><text:change-start text:change-id="ct246577264"/>Code<text:change-end text:change-id="ct246577264"/></text:p>
          </table:table-cell>
          <table:table-cell table:style-name="Table181.B2" office:value-type="string">
            <text:p text:style-name="P15"><text:change-start text:change-id="ct246577368"/>Result<text:change-end text:change-id="ct24657736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657747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6577576"/>[a_numeric] <text:alphabetical-index-mark-start text:id="IMark159750396"/>0&lt;=&gt;<text:alphabetical-index-mark-end text:id="IMark159750396"/> [<text:change-end text:change-id="ct246577576"/>1, 0, or -1<text:change-start text:change-id="ct246577680"/>]</text:h>
            <text:p text:style-name="Text_20_body">Routing:<text:change-end text:change-id="ct246577680"/> TOS<text:change-start text:change-id="ct246577784"/></text:p>
            <text:p text:style-name="P1"><text:change-end text:change-id="ct246577784"/>Perform a “three outcome” comparison of the value with zero.</text:p>
          </table:table-cell>
          <table:covered-table-cell/>
        </table:table-row>
        <table:table-row table:style-name="Table182.1">
          <table:table-cell table:style-name="Table182.A2" office:value-type="string">
            <text:p text:style-name="P15"><text:change-start text:change-id="ct246577888"/>Code<text:change-end text:change-id="ct246577888"/></text:p>
          </table:table-cell>
          <table:table-cell table:style-name="Table182.B2" office:value-type="string">
            <text:p text:style-name="P15"><text:change-start text:change-id="ct246577992"/>Result<text:change-end text:change-id="ct2465779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6578200"/><text:change text:change-id="ct2465780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6578304"/>[a_numeric] <text:alphabetical-index-mark-start text:id="IMark159750396"/>0&lt;&gt; <text:alphabetical-index-mark-end text:id="IMark159750396"/>[a_boolean]</text:h>
            <text:p text:style-name="Text_20_body">Routing:<text:change-end text:change-id="ct246578304"/> TOS<text:change-start text:change-id="ct246578408"/></text:p>
            <text:p text:style-name="P1"><text:change-end text:change-id="ct246578408"/>Is the number not equal to zero?</text:p>
          </table:table-cell>
          <table:covered-table-cell/>
        </table:table-row>
        <table:table-row table:style-name="Table183.1">
          <table:table-cell table:style-name="Table183.A2" office:value-type="string">
            <text:p text:style-name="P15"><text:change-start text:change-id="ct246578512"/>Code<text:change-end text:change-id="ct246578512"/></text:p>
          </table:table-cell>
          <table:table-cell table:style-name="Table183.B2" office:value-type="string">
            <text:p text:style-name="P15"><text:change-start text:change-id="ct246578616"/>Result<text:change-end text:change-id="ct2465786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657876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6578864"/>[a_numeric] <text:alphabetical-index-mark-start text:id="IMark159750396"/>0=<text:alphabetical-index-mark-end text:id="IMark159750396"/> [a_boolean]</text:h>
            <text:p text:style-name="Text_20_body">Routing:<text:change-end text:change-id="ct246578864"/> TOS<text:change-start text:change-id="ct246578968"/></text:p>
            <text:p text:style-name="P1"><text:change-end text:change-id="ct246578968"/>Is the number equal to zero?</text:p>
          </table:table-cell>
          <table:covered-table-cell/>
        </table:table-row>
        <table:table-row table:style-name="Table184.1">
          <table:table-cell table:style-name="Table184.A2" office:value-type="string">
            <text:p text:style-name="P15"><text:change-start text:change-id="ct246579072"/>Code<text:change-end text:change-id="ct246579072"/></text:p>
          </table:table-cell>
          <table:table-cell table:style-name="Table184.B2" office:value-type="string">
            <text:p text:style-name="P15"><text:change-start text:change-id="ct246579176"/>Result<text:change-end text:change-id="ct2465791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65792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6579384"/>[a_numeric] <text:alphabetical-index-mark-start text:id="IMark159750396"/>0&gt;<text:alphabetical-index-mark-end text:id="IMark159750396"/> [a_boolean]</text:h>
            <text:p text:style-name="Text_20_body">Routing:<text:change-end text:change-id="ct246579384"/> TOS<text:change-start text:change-id="ct246579488"/></text:p>
            <text:p text:style-name="P1"><text:change-end text:change-id="ct246579488"/>Is the number greater than zero?</text:p>
          </table:table-cell>
          <table:covered-table-cell/>
        </table:table-row>
        <table:table-row table:style-name="Table185.1">
          <table:table-cell table:style-name="Table185.A2" office:value-type="string">
            <text:p text:style-name="P15"><text:change-start text:change-id="ct246579592"/>Code<text:change-end text:change-id="ct246579592"/></text:p>
          </table:table-cell>
          <table:table-cell table:style-name="Table185.B2" office:value-type="string">
            <text:p text:style-name="P15"><text:change-start text:change-id="ct246579696"/>Result<text:change-end text:change-id="ct2465796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657980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6579904"/>[a_numeric] <text:alphabetical-index-mark-start text:id="IMark159750396"/>0&gt;=<text:alphabetical-index-mark-end text:id="IMark159750396"/> [a_boolean]</text:h>
            <text:p text:style-name="Text_20_body">Routing:<text:change-end text:change-id="ct246579904"/> TOS<text:change-start text:change-id="ct246580008"/></text:p>
            <text:p text:style-name="P1"><text:change-end text:change-id="ct246580008"/>Is the number greater than or equal to zero?</text:p>
          </table:table-cell>
          <table:covered-table-cell/>
        </table:table-row>
        <table:table-row table:style-name="Table186.1">
          <table:table-cell table:style-name="Table186.A2" office:value-type="string">
            <text:p text:style-name="P15"><text:change-start text:change-id="ct246580112"/>Code<text:change-end text:change-id="ct246580112"/></text:p>
          </table:table-cell>
          <table:table-cell table:style-name="Table186.B2" office:value-type="string">
            <text:p text:style-name="P15"><text:change-start text:change-id="ct246580216"/>Result<text:change-end text:change-id="ct2465802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658032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6580424"/>[a_numeric] <text:alphabetical-index-mark-start text:id="IMark159750396"/>1+<text:alphabetical-index-mark-end text:id="IMark159750396"/> [a_numeric]</text:h>
            <text:p text:style-name="Text_20_body">Routing:<text:change-end text:change-id="ct246580424"/> TOS<text:change-start text:change-id="ct246580528"/></text:p>
            <text:p text:style-name="P1"><text:change-end text:change-id="ct246580528"/>Add one to the number</text:p>
          </table:table-cell>
          <table:covered-table-cell/>
        </table:table-row>
        <table:table-row table:style-name="Table187.1">
          <table:table-cell table:style-name="Table187.A2" office:value-type="string">
            <text:p text:style-name="P15"><text:change-start text:change-id="ct246580632"/>Code<text:change-end text:change-id="ct246580632"/></text:p>
          </table:table-cell>
          <table:table-cell table:style-name="Table187.B2" office:value-type="string">
            <text:p text:style-name="P15"><text:change-start text:change-id="ct246580736"/>Result<text:change-end text:change-id="ct2465807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65808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6580944"/>[a_numeric] <text:alphabetical-index-mark-start text:id="IMark159750396"/>1-<text:alphabetical-index-mark-end text:id="IMark159750396"/> [a_numeric]</text:h>
            <text:p text:style-name="Text_20_body">Routing:<text:change-end text:change-id="ct246580944"/> TOS<text:change-start text:change-id="ct246581048"/></text:p>
            <text:p text:style-name="P1"><text:change-end text:change-id="ct246581048"/>Subtract ond from the number</text:p>
          </table:table-cell>
          <table:covered-table-cell/>
        </table:table-row>
        <table:table-row table:style-name="Table188.1">
          <table:table-cell table:style-name="Table188.A2" office:value-type="string">
            <text:p text:style-name="P15"><text:change-start text:change-id="ct246581152"/>Code<text:change-end text:change-id="ct246581152"/></text:p>
          </table:table-cell>
          <table:table-cell table:style-name="Table188.B2" office:value-type="string">
            <text:p text:style-name="P15"><text:change-start text:change-id="ct246581256"/>Result<text:change-end text:change-id="ct2465812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65813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6581464"/>[a_numeric] <text:alphabetical-index-mark-start text:id="IMark159750396"/>2*<text:alphabetical-index-mark-end text:id="IMark159750396"/> [a_numeric]</text:h>
            <text:p text:style-name="Text_20_body">Routing:<text:change-end text:change-id="ct246581464"/> TOS<text:change-start text:change-id="ct246581568"/></text:p>
            <text:p text:style-name="P1"><text:change-end text:change-id="ct246581568"/>Multiply the number by two.</text:p>
          </table:table-cell>
          <table:covered-table-cell/>
        </table:table-row>
        <table:table-row table:style-name="Table189.1">
          <table:table-cell table:style-name="Table189.A2" office:value-type="string">
            <text:p text:style-name="P15"><text:change-start text:change-id="ct246581672"/>Code<text:change-end text:change-id="ct246581672"/></text:p>
          </table:table-cell>
          <table:table-cell table:style-name="Table189.B2" office:value-type="string">
            <text:p text:style-name="P15"><text:change-start text:change-id="ct246581776"/>Result<text:change-end text:change-id="ct2465817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658188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6581984"/>[a_numeric] <text:alphabetical-index-mark-start text:id="IMark159750396"/>2+<text:alphabetical-index-mark-end text:id="IMark159750396"/> [a_numeric]</text:h>
            <text:p text:style-name="Text_20_body">Routing:<text:change-end text:change-id="ct246581984"/> TOS<text:change-start text:change-id="ct246582088"/></text:p>
            <text:p text:style-name="P1"><text:change-end text:change-id="ct246582088"/>Add two to the number</text:p>
          </table:table-cell>
          <table:covered-table-cell/>
        </table:table-row>
        <table:table-row table:style-name="Table190.1">
          <table:table-cell table:style-name="Table190.A2" office:value-type="string">
            <text:p text:style-name="P15"><text:change-start text:change-id="ct246582192"/>Code<text:change-end text:change-id="ct246582192"/></text:p>
          </table:table-cell>
          <table:table-cell table:style-name="Table190.B2" office:value-type="string">
            <text:p text:style-name="P15"><text:change-start text:change-id="ct246582296"/>Result<text:change-end text:change-id="ct2465822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658240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6582504"/>[a_numeric] <text:alphabetical-index-mark-start text:id="IMark159750396"/>2-<text:alphabetical-index-mark-end text:id="IMark159750396"/> [a_numeric]</text:h>
            <text:p text:style-name="Text_20_body">Routing:<text:change-end text:change-id="ct246582504"/> TOS<text:change-start text:change-id="ct246582608"/></text:p>
            <text:p text:style-name="P1"><text:change-end text:change-id="ct246582608"/>Subtract two from the number</text:p>
          </table:table-cell>
          <table:covered-table-cell/>
        </table:table-row>
        <table:table-row table:style-name="Table191.1">
          <table:table-cell table:style-name="Table191.A2" office:value-type="string">
            <text:p text:style-name="P15"><text:change-start text:change-id="ct246582712"/>Code<text:change-end text:change-id="ct246582712"/></text:p>
          </table:table-cell>
          <table:table-cell table:style-name="Table191.B2" office:value-type="string">
            <text:p text:style-name="P15"><text:change-start text:change-id="ct246582816"/>Result<text:change-end text:change-id="ct2465828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65829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6583024"/>[a_numeric] <text:alphabetical-index-mark-start text:id="IMark159750396"/>2/<text:alphabetical-index-mark-end text:id="IMark159750396"/> [a_numeric]</text:h>
            <text:p text:style-name="Text_20_body">Routing:<text:change-end text:change-id="ct246583024"/> TOS<text:change-start text:change-id="ct246583128"/></text:p>
            <text:p text:style-name="P1"><text:change-end text:change-id="ct246583128"/>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46583232"/>Code<text:change-end text:change-id="ct246583232"/></text:p>
          </table:table-cell>
          <table:table-cell table:style-name="Table192.B2" office:value-type="string">
            <text:p text:style-name="P15"><text:change-start text:change-id="ct246583336"/>Result<text:change-end text:change-id="ct2465833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65834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6583544"/>[a_numeric<text:change-end text:change-id="ct246583544"/> a_numeric<text:change-start text:change-id="ct246583648"/>] <text:alphabetical-index-mark-start text:id="IMark159750396"/>&lt;<text:alphabetical-index-mark-end text:id="IMark159750396"/> [a_boolean]</text:h>
            <text:p text:style-name="Text_20_body">Routing:<text:change-end text:change-id="ct246583648"/> NOS<text:change-start text:change-id="ct246583752"/></text:p>
            <text:p text:style-name="P1"><text:change-end text:change-id="ct246583752"/>Is the first number less than the second?</text:p>
          </table:table-cell>
          <table:covered-table-cell/>
        </table:table-row>
        <table:table-row table:style-name="Table193.1">
          <table:table-cell table:style-name="Table193.A2" office:value-type="string">
            <text:p text:style-name="P15"><text:change-start text:change-id="ct246583856"/>Code<text:change-end text:change-id="ct246583856"/></text:p>
          </table:table-cell>
          <table:table-cell table:style-name="Table193.B2" office:value-type="string">
            <text:p text:style-name="P15"><text:change-start text:change-id="ct246583960"/>Result<text:change-end text:change-id="ct2465839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658406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6584168"/>[a_numeric<text:change-end text:change-id="ct246584168"/> a_numeric<text:change-start text:change-id="ct246584272"/>] <text:alphabetical-index-mark-start text:id="IMark159750396"/>&lt;=<text:alphabetical-index-mark-end text:id="IMark159750396"/> [a_boolean]</text:h>
            <text:p text:style-name="Text_20_body">Routing:<text:change-end text:change-id="ct246584272"/> NOS<text:change-start text:change-id="ct246584376"/></text:p>
            <text:p text:style-name="P1"><text:change-end text:change-id="ct246584376"/>Is the first number less than or equal to the second?</text:p>
          </table:table-cell>
          <table:covered-table-cell/>
        </table:table-row>
        <table:table-row table:style-name="Table194.1">
          <table:table-cell table:style-name="Table194.A2" office:value-type="string">
            <text:p text:style-name="P15"><text:change-start text:change-id="ct246584480"/>Code<text:change-end text:change-id="ct246584480"/></text:p>
          </table:table-cell>
          <table:table-cell table:style-name="Table194.B2" office:value-type="string">
            <text:p text:style-name="P15"><text:change-start text:change-id="ct246584584"/>Result<text:change-end text:change-id="ct2465845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65846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46584792"/>[a_numeric<text:change-end text:change-id="ct246584792"/> a_numeric<text:change-start text:change-id="ct246584896"/>] <text:alphabetical-index-mark-start text:id="IMark159750396"/>&lt;=&gt;<text:alphabetical-index-mark-end text:id="IMark159750396"/> [-1, 0, or 1]</text:h>
            <text:p text:style-name="Text_20_body">Routing:<text:change-end text:change-id="ct246584896"/> NOS<text:change-start text:change-id="ct246585000"/></text:p>
            <text:p text:style-name="P1"><text:change-end text:change-id="ct246585000"/>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46585104"/>Code<text:change-end text:change-id="ct246585104"/></text:p>
          </table:table-cell>
          <table:table-cell table:style-name="Table195.B2" office:value-type="string">
            <text:p text:style-name="P15"><text:change-start text:change-id="ct246585208"/>Result<text:change-end text:change-id="ct2465852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6585416"/><text:change text:change-id="ct2465853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6585520"/>[a_numeric<text:change-end text:change-id="ct246585520"/> a_numeric<text:change-start text:change-id="ct246585624"/>] <text:alphabetical-index-mark-start text:id="IMark159750396"/>&gt;<text:alphabetical-index-mark-end text:id="IMark159750396"/> [a_boolean]</text:h>
            <text:p text:style-name="Text_20_body">Routing:<text:change-end text:change-id="ct246585624"/> NOS<text:change-start text:change-id="ct246585728"/></text:p>
            <text:p text:style-name="P1"><text:change-end text:change-id="ct246585728"/>Is the first number greater than the second number.</text:p>
          </table:table-cell>
          <table:covered-table-cell/>
        </table:table-row>
        <table:table-row table:style-name="Table196.1">
          <table:table-cell table:style-name="Table196.A2" office:value-type="string">
            <text:p text:style-name="P15"><text:change-start text:change-id="ct246585832"/>Code<text:change-end text:change-id="ct246585832"/></text:p>
          </table:table-cell>
          <table:table-cell table:style-name="Table196.B2" office:value-type="string">
            <text:p text:style-name="P15"><text:change-start text:change-id="ct246585936"/>Result<text:change-end text:change-id="ct2465859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65860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6586144"/>[a_numeric<text:change-end text:change-id="ct246586144"/> a_numeric<text:change-start text:change-id="ct246586248"/>] <text:alphabetical-index-mark-start text:id="IMark159750396"/>&gt;=<text:alphabetical-index-mark-end text:id="IMark159750396"/> [a_boolean]</text:h>
            <text:p text:style-name="Text_20_body">Routing:<text:change-end text:change-id="ct246586248"/> NOS<text:change-start text:change-id="ct246586352"/></text:p>
            <text:p text:style-name="P1"><text:change-end text:change-id="ct246586352"/>Is the first number greater than or equal to the second number.</text:p>
          </table:table-cell>
          <table:covered-table-cell/>
        </table:table-row>
        <table:table-row table:style-name="Table197.1">
          <table:table-cell table:style-name="Table197.A2" office:value-type="string">
            <text:p text:style-name="P15"><text:change-start text:change-id="ct246586456"/>Code<text:change-end text:change-id="ct246586456"/></text:p>
          </table:table-cell>
          <table:table-cell table:style-name="Table197.B2" office:value-type="string">
            <text:p text:style-name="P15"><text:change-start text:change-id="ct246586560"/>Result<text:change-end text:change-id="ct2465865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65866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6586768"/>[a_numeric a_numeric] <text:alphabetical-index-mark-start text:id="IMark159750396"/>mod<text:alphabetical-index-mark-end text:id="IMark159750396"/> [a_numeric]</text:h>
            <text:p text:style-name="Text_20_body">Routing:<text:change-end text:change-id="ct246586768"/> NOS<text:change-start text:change-id="ct246586952"/></text:p>
            <text:p text:style-name="P1"><text:change-end text:change-id="ct246586952"/>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46587056"/>Code<text:change-end text:change-id="ct246587056"/></text:p>
          </table:table-cell>
          <table:table-cell table:style-name="Table198.B2" office:value-type="string">
            <text:p text:style-name="P15"><text:change-start text:change-id="ct246587160"/>Result<text:change-end text:change-id="ct2465871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65872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6587368"/>[a_numeric] <text:alphabetical-index-mark-start text:id="IMark159947352"/>neg<text:alphabetical-index-mark-end text:id="IMark159947352"/> [a_numeric]</text:h>
            <text:p text:style-name="Text_20_body">Routing:<text:change-end text:change-id="ct246587368"/> TOS<text:change-start text:change-id="ct246587472"/></text:p>
            <text:p text:style-name="P1"><text:change-end text:change-id="ct246587472"/>Compute zero minus the number.</text:p>
          </table:table-cell>
          <table:covered-table-cell/>
        </table:table-row>
        <table:table-row table:style-name="Table199.1">
          <table:table-cell table:style-name="Table199.A2" office:value-type="string">
            <text:p text:style-name="P15"><text:change-start text:change-id="ct246587576"/>Code<text:change-end text:change-id="ct246587576"/></text:p>
          </table:table-cell>
          <table:table-cell table:style-name="Table199.B2" office:value-type="string">
            <text:p text:style-name="P15"><text:change-start text:change-id="ct246587680"/>Result<text:change-end text:change-id="ct2465876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59907028"/>Object<text:alphabetical-index-mark-end text:id="IMark159907028"/></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9947352"/>&amp;&amp;<text:alphabetical-index-mark-end text:id="IMark15994735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9947352"/>.<text:alphabetical-index-mark-end text:id="IMark1599473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59947352"/>.class<text:alphabetical-index-mark-end text:id="IMark1599473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9947352"/>.clone<text:alphabetical-index-mark-end text:id="IMark1599473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59947352"/>.clone_exclude<text:alphabetical-index-mark-end text:id="IMark1599473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59947352"/>.copy<text:alphabetical-index-mark-end text:id="IMark1599473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59947352"/>.init<text:alphabetical-index-mark-end text:id="IMark15994735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9947352"/>.is_class?<text:alphabetical-index-mark-end text:id="IMark1599473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9947352"/>.name<text:alphabetical-index-mark-end text:id="IMark1599473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9947352"/>.strlen<text:alphabetical-index-mark-end text:id="IMark1599473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9947352"/>.to_f<text:alphabetical-index-mark-end text:id="IMark15994735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59947352"/>.to_f!<text:alphabetical-index-mark-end text:id="IMark15994735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9947352"/>.to_i<text:alphabetical-index-mark-end text:id="IMark15994735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9947352"/>.to_i!<text:alphabetical-index-mark-end text:id="IMark15994735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59947352"/>.to_n<text:alphabetical-index-mark-end text:id="IMark15994735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9947352"/>.to_n!<text:alphabetical-index-mark-end text:id="IMark15994735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59947352"/>.to_r<text:alphabetical-index-mark-end text:id="IMark15994735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9947352"/>.to_r!<text:alphabetical-index-mark-end text:id="IMark15994735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9947352"/>.to_s<text:alphabetical-index-mark-end text:id="IMark15994735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59947352"/>.to_x<text:alphabetical-index-mark-end text:id="IMark15994735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9947352"/>.to_x!<text:alphabetical-index-mark-end text:id="IMark15994735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9947352"/>&lt;&gt;<text:alphabetical-index-mark-end text:id="IMark1599473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9947352"/>=<text:alphabetical-index-mark-end text:id="IMark1599473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9947352"/>^^<text:alphabetical-index-mark-end text:id="IMark15994735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9947352"/>distinct?<text:alphabetical-index-mark-end text:id="IMark1599473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9947352"/>identical?<text:alphabetical-index-mark-end text:id="IMark1599473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9947352"/>max<text:alphabetical-index-mark-end text:id="IMark1599473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9947352"/>min<text:alphabetical-index-mark-end text:id="IMark1599473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9947352"/>nil&lt;&gt;<text:alphabetical-index-mark-end text:id="IMark1599473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9947352"/>nil=<text:alphabetical-index-mark-end text:id="IMark1599473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9947352"/>not<text:alphabetical-index-mark-end text:id="IMark1599473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9947352"/>||<text:alphabetical-index-mark-end text:id="IMark15994735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59947352"/>)methods<text:alphabetical-index-mark-end text:id="IMark1599473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9907028"/>OutStream<text:alphabetical-index-mark-end text:id="IMark15990702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59947352"/>.append<text:alphabetical-index-mark-end text:id="IMark1599473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59947352"/>.append{<text:alphabetical-index-mark-end text:id="IMark1599473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59947352"/>.create<text:alphabetical-index-mark-end text:id="IMark1599473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9947352"/><text:alphabetical-index-mark-start text:id="IMark159750396"/>.<text:alphabetical-index-mark-end text:id="IMark159750396"/><text:alphabetical-index-mark-end text:id="IMark1599473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59947352"/>.close<text:alphabetical-index-mark-end text:id="IMark1599473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9947352"/>.cr<text:alphabetical-index-mark-end text:id="IMark1599473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9947352"/>.emit<text:alphabetical-index-mark-end text:id="IMark1599473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59947352"/>.space<text:alphabetical-index-mark-end text:id="IMark1599473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59947352"/>.spaces<text:alphabetical-index-mark-end text:id="IMark1599473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9947352"/>~<text:alphabetical-index-mark-end text:id="IMark1599473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9947352"/>~"<text:alphabetical-index-mark-end text:id="IMark1599473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59947352"/>~cr<text:alphabetical-index-mark-end text:id="IMark1599473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59947352"/>~emit<text:alphabetical-index-mark-end text:id="IMark1599473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9947352"/>~space<text:alphabetical-index-mark-end text:id="IMark1599473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9947352"/>~spaces<text:alphabetical-index-mark-end text:id="IMark1599473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59907028"/>Procedure<text:alphabetical-index-mark-end text:id="IMark159907028"/></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59947352"/>.call<text:alphabetical-index-mark-end text:id="IMark1599473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9947352"/>.start<text:alphabetical-index-mark-end text:id="IMark15994735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9907028"/>Queue<text:alphabetical-index-mark-end text:id="IMark159907028"/></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9947352"/>.clear<text:alphabetical-index-mark-end text:id="IMark1599473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9947352"/>.empty?<text:alphabetical-index-mark-end text:id="IMark1599473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9947352"/>.length<text:alphabetical-index-mark-end text:id="IMark1599473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9947352"/>.pend<text:alphabetical-index-mark-end text:id="IMark1599473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9947352"/>.pop<text:alphabetical-index-mark-end text:id="IMark1599473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9947352"/>.push<text:alphabetical-index-mark-end text:id="IMark1599473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59907028"/>Rational<text:alphabetical-index-mark-end text:id="IMark15990702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9749484"/>.split<text:alphabetical-index-mark-end text:id="IMark1597494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9946392"/>Stack<text:alphabetical-index-mark-end text:id="IMark159946392"/></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9749484"/>.clear<text:alphabetical-index-mark-end text:id="IMark1597494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9749484"/>.empty?<text:alphabetical-index-mark-end text:id="IMark159749484"/>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9749484"/>.length<text:alphabetical-index-mark-end text:id="IMark1597494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9749484"/>.peek<text:alphabetical-index-mark-end text:id="IMark1597494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9749484"/>.pop<text:alphabetical-index-mark-end text:id="IMark1597494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9749484"/>.push<text:alphabetical-index-mark-end text:id="IMark1597494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59946392"/>String<text:alphabetical-index-mark-end text:id="IMark159946392"/></text:h>
      <text:p text:style-name="Text_20_body"/>
      <text:p text:style-name="Text_20_body">Inheritance: String <text:span text:style-name="T9">←</text:span> Object</text:p>
      <text:p text:style-name="Code"/>
      <text:p text:style-name="Code">String Shared Methods =</text:p>
      <text:p text:style-name="Code">* <text:s text:c="8"/>.-left <text:s text:c="3"/>.eval <text:s text:c="4"/>.ljust <text:s text:c="3"/>.reverse <text:s/>.throw <text:s text:c="4"/>&gt;</text:p>
      <text:p text:style-name="Code">+ <text:s text:c="8"/>.-mid <text:s text:c="4"/>.fmt <text:s text:c="5"/>.load <text:s text:c="4"/>.right <text:s text:c="3"/>.to_lower <text:s/>&gt;=</text:p>
      <text:p text:style-name="Code">." <text:s text:c="7"/>.-midlr <text:s text:c="2"/>.fmt" <text:s text:c="4"/>.lstrip <text:s text:c="2"/>.right? <text:s text:c="2"/>.to_upper</text:p>
      <text:p text:style-name="Code">.+left <text:s text:c="3"/>.-right <text:s text:c="2"/>.left <text:s text:c="4"/>.mid <text:s text:c="5"/>.rjust <text:s text:c="3"/>&lt;</text:p>
      <text:p text:style-name="Code">.+mid <text:s text:c="4"/>.call <text:s text:c="4"/>.left? <text:s text:c="3"/>.mid? <text:s text:c="4"/>.rstrip <text:s text:c="2"/>&lt;&lt;</text:p>
      <text:p text:style-name="Code">.+midlr <text:s text:c="2"/>.cjust <text:s text:c="3"/>.length <text:s text:c="2"/>.midlr <text:s text:c="3"/>.split <text:s text:c="3"/>&lt;=</text:p>
      <text:p text:style-name="Code">.+right <text:s text:c="2"/>.emit <text:s text:c="4"/>.lines <text:s text:c="3"/>.posn <text:s text:c="4"/>.strip <text:s text:c="3"/>&lt;=&g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p text:style-name="P2">[before] * [after]</text:p>
            <text:p text:style-name="Text_20_body">Routing:</text:p>
            <text:p text:style-name="P1">descrip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table:table-cell>
          <table:table-cell table:style-name="Table234.B2" office:value-type="string">
            <text:p text:style-name="P2"/>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p text:style-name="P2">[before] + [after]</text:p>
            <text:p text:style-name="Text_20_body">Routing:</text:p>
            <text:p text:style-name="P1">descrip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
          </table:table-cell>
          <table:table-cell table:style-name="Table235.B2" office:value-type="string">
            <text:p text:style-name="P2"/>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p text:style-name="P2">[before] ." [after]</text:p>
            <text:p text:style-name="Text_20_body">Routing:</text:p>
            <text:p text:style-name="P1">description</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
          </table:table-cell>
          <table:table-cell table:style-name="Table236.B2" office:value-type="string">
            <text:p text:style-name="P2"/>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p text:style-name="P2">[before] .+left [after]</text:p>
            <text:p text:style-name="Text_20_body">Routing:</text:p>
            <text:p text:style-name="P1">descrip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
          </table:table-cell>
          <table:table-cell table:style-name="Table237.B2" office:value-type="string">
            <text:p text:style-name="P2"/>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p text:style-name="P2">[before] .+mid [after]</text:p>
            <text:p text:style-name="Text_20_body">Routing:</text:p>
            <text:p text:style-name="P1">descrip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
          </table:table-cell>
          <table:table-cell table:style-name="Table238.B2" office:value-type="string">
            <text:p text:style-name="P2"/>
          </table:table-cell>
        </table:table-row>
      </table:table>
      <text:p text:style-name="Text_20_body"/>
      <table:table table:name="Table239" table:style-name="Table239">
        <table:table-column table:style-name="Table239.A"/>
        <table:table-column table:style-name="Table239.B"/>
        <text:soft-page-break/>
        <table:table-row table:style-name="Table239.1">
          <table:table-cell table:style-name="Table239.A1" table:number-columns-spanned="2" office:value-type="string">
            <text:p text:style-name="P2">[before] .+midlr [after]</text:p>
            <text:p text:style-name="Text_20_body">Routing:</text:p>
            <text:p text:style-name="P1">descrip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
          </table:table-cell>
          <table:table-cell table:style-name="Table239.B2" office:value-type="string">
            <text:p text:style-name="P2"/>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p text:style-name="P2">[before] .+right [after]</text:p>
            <text:p text:style-name="Text_20_body">Routing:</text:p>
            <text:p text:style-name="P1">descrip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
          </table:table-cell>
          <table:table-cell table:style-name="Table240.B2" office:value-type="string">
            <text:p text:style-name="P2"/>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p text:style-name="P2">[before] .-left [after]</text:p>
            <text:p text:style-name="Text_20_body">Routing:</text:p>
            <text:p text:style-name="P1">descrip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
          </table:table-cell>
          <table:table-cell table:style-name="Table241.B2" office:value-type="string">
            <text:p text:style-name="P2"/>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p text:style-name="P2">[before] .-mid [after]</text:p>
            <text:p text:style-name="Text_20_body">Routing:</text:p>
            <text:p text:style-name="P1">descrip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
          </table:table-cell>
          <table:table-cell table:style-name="Table242.B2" office:value-type="string">
            <text:p text:style-name="P2"/>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p text:style-name="P2">[before] .-midlr [after]</text:p>
            <text:p text:style-name="Text_20_body">Routing:</text:p>
            <text:p text:style-name="P1">descrip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
          </table:table-cell>
          <table:table-cell table:style-name="Table243.B2" office:value-type="string">
            <text:p text:style-name="P2"/>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p text:style-name="P2">[before] .-right [after]</text:p>
            <text:p text:style-name="Text_20_body">Routing:</text:p>
            <text:p text:style-name="P1">descrip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
          </table:table-cell>
          <table:table-cell table:style-name="Table244.B2" office:value-type="string">
            <text:p text:style-name="P2"/>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p text:style-name="P2">[before] .call [after]</text:p>
            <text:p text:style-name="Text_20_body">Routing:</text:p>
            <text:p text:style-name="P1">description</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
          </table:table-cell>
          <table:table-cell table:style-name="Table245.B2" office:value-type="string">
            <text:p text:style-name="P2"/>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p text:style-name="P2">[before] .cjust [after]</text:p>
            <text:p text:style-name="Text_20_body">Routing:</text:p>
            <text:p text:style-name="P1">descrip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
          </table:table-cell>
          <table:table-cell table:style-name="Table246.B2" office:value-type="string">
            <text:p text:style-name="P2"/>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p text:style-name="P2">[before] .emit [after]</text:p>
            <text:p text:style-name="Text_20_body">Routing:</text:p>
            <text:p text:style-name="P1">description</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
          </table:table-cell>
          <table:table-cell table:style-name="Table247.B2" office:value-type="string">
            <text:p text:style-name="P2"/>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p text:style-name="P2">[before] .eval [after]</text:p>
            <text:p text:style-name="Text_20_body">Routing:</text:p>
            <text:p text:style-name="P1">description</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
          </table:table-cell>
          <table:table-cell table:style-name="Table248.B2" office:value-type="string">
            <text:p text:style-name="P2"/>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p text:style-name="P2">[before] .fmt [after]</text:p>
            <text:p text:style-name="Text_20_body">Routing:</text:p>
            <text:p text:style-name="P1">description</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
          </table:table-cell>
          <table:table-cell table:style-name="Table249.B2" office:value-type="string">
            <text:p text:style-name="P2"/>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p text:style-name="P2">[before] .fmt" [after]</text:p>
            <text:p text:style-name="Text_20_body">Routing:</text:p>
            <text:p text:style-name="P1">description</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
          </table:table-cell>
          <table:table-cell table:style-name="Table250.B2" office:value-type="string">
            <text:p text:style-name="P2"/>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p text:style-name="P2">[before] .left [after]</text:p>
            <text:p text:style-name="Text_20_body">Routing:</text:p>
            <text:p text:style-name="P1">descrip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
          </table:table-cell>
          <table:table-cell table:style-name="Table251.B2" office:value-type="string">
            <text:p text:style-name="P2"/>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p text:style-name="P2">[before] .left? [after]</text:p>
            <text:p text:style-name="Text_20_body">Routing:</text:p>
            <text:p text:style-name="P1">description</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
          </table:table-cell>
          <table:table-cell table:style-name="Table252.B2" office:value-type="string">
            <text:p text:style-name="P2"/>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p text:style-name="P2">[before] .length [after]</text:p>
            <text:p text:style-name="Text_20_body">Routing:</text:p>
            <text:p text:style-name="P1">description</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
          </table:table-cell>
          <table:table-cell table:style-name="Table253.B2" office:value-type="string">
            <text:p text:style-name="P2"/>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p text:style-name="P2">[before] .lines [after]</text:p>
            <text:p text:style-name="Text_20_body">Routing:</text:p>
            <text:p text:style-name="P1">description</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
          </table:table-cell>
          <table:table-cell table:style-name="Table254.B2" office:value-type="string">
            <text:p text:style-name="P2"/>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p text:style-name="P2">[before] .ljust [after]</text:p>
            <text:p text:style-name="Text_20_body">Routing:</text:p>
            <text:p text:style-name="P1">descrip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
          </table:table-cell>
          <table:table-cell table:style-name="Table255.B2" office:value-type="string">
            <text:p text:style-name="P2"/>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p text:style-name="P2">[before] .load [after]</text:p>
            <text:p text:style-name="Text_20_body">Routing:</text:p>
            <text:p text:style-name="P1">description</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Snippet"/>
          </table:table-cell>
          <table:table-cell table:style-name="Table256.B2" office:value-type="string">
            <text:p text:style-name="P2"/>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p text:style-name="P2">[before] .lstrip [after]</text:p>
            <text:p text:style-name="Text_20_body">Routing:</text:p>
            <text:p text:style-name="P1">description</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Snippet"/>
          </table:table-cell>
          <table:table-cell table:style-name="Table257.B2" office:value-type="string">
            <text:p text:style-name="P2"/>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p text:style-name="P2">[before] .mid [after]</text:p>
            <text:p text:style-name="Text_20_body">Routing:</text:p>
            <text:p text:style-name="P1">descrip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
          </table:table-cell>
          <table:table-cell table:style-name="Table258.B2" office:value-type="string">
            <text:p text:style-name="P2"/>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p text:style-name="P2">[before] .mid? [after]</text:p>
            <text:p text:style-name="Text_20_body">Routing:</text:p>
            <text:p text:style-name="P1">description</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
          </table:table-cell>
          <table:table-cell table:style-name="Table259.B2" office:value-type="string">
            <text:p text:style-name="P2"/>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p text:style-name="P2">[before] .midlr [after]</text:p>
            <text:p text:style-name="Text_20_body">Routing:</text:p>
            <text:p text:style-name="P1">descrip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
          </table:table-cell>
          <table:table-cell table:style-name="Table260.B2" office:value-type="string">
            <text:p text:style-name="P2"/>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p text:style-name="P2">[before] .posn [after]</text:p>
            <text:p text:style-name="Text_20_body">Routing:</text:p>
            <text:p text:style-name="P1">description</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
          </table:table-cell>
          <table:table-cell table:style-name="Table261.B2" office:value-type="string">
            <text:p text:style-name="P2"/>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p text:style-name="P2">[before] .reverse [after]</text:p>
            <text:p text:style-name="Text_20_body">Routing:</text:p>
            <text:p text:style-name="P1">descrip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
          </table:table-cell>
          <table:table-cell table:style-name="Table262.B2" office:value-type="string">
            <text:p text:style-name="P2"/>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p text:style-name="P2">[before] .right [after]</text:p>
            <text:p text:style-name="Text_20_body">Routing:</text:p>
            <text:p text:style-name="P1">descrip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
          </table:table-cell>
          <table:table-cell table:style-name="Table263.B2" office:value-type="string">
            <text:p text:style-name="P2"/>
          </table:table-cell>
        </table:table-row>
      </table:table>
      <text:p text:style-name="Text_20_body"/>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p text:style-name="P2">[before] .right? [after]</text:p>
            <text:p text:style-name="Text_20_body">Routing:</text:p>
            <text:p text:style-name="P1">description</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
          </table:table-cell>
          <table:table-cell table:style-name="Table264.B2" office:value-type="string">
            <text:p text:style-name="P2"/>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p text:style-name="P2">[before] .rjust [after]</text:p>
            <text:p text:style-name="Text_20_body">Routing:</text:p>
            <text:p text:style-name="P1">descrip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
          </table:table-cell>
          <table:table-cell table:style-name="Table265.B2" office:value-type="string">
            <text:p text:style-name="P2"/>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p text:style-name="P2">[before] .rstrip [after]</text:p>
            <text:p text:style-name="Text_20_body">Routing:</text:p>
            <text:p text:style-name="P1">descrip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Snippet"/>
          </table:table-cell>
          <table:table-cell table:style-name="Table266.B2" office:value-type="string">
            <text:p text:style-name="P2"/>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before] .split [after]</text:p>
            <text:p text:style-name="Text_20_body">Routing:</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
          </table:table-cell>
          <table:table-cell table:style-name="Table267.B2" office:value-type="string">
            <text:p text:style-name="P2"/>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69" table:style-name="Table269">
        <table:table-column table:style-name="Table269.A"/>
        <table:table-column table:style-name="Table269.B"/>
        <text:soft-page-break/>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9946392"/>Thread<text:alphabetical-index-mark-end text:id="IMark1599463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9946392"/><text:alphabetical-index-mark-start text:id="IMark109276420"/><text:alphabetical-index-mark-start text:id="IMark159798016"/>TrueClass<text:alphabetical-index-mark-end text:id="IMark159798016"/><text:alphabetical-index-mark-end text:id="IMark109276420"/><text:alphabetical-index-mark-end text:id="IMark159946392"/></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59946392"/>VirtualMachine<text:alphabetical-index-mark-end text:id="IMark15994639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9749484"/>.:<text:alphabetical-index-mark-end text:id="IMark15974948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9749484"/>super<text:alphabetical-index-mark-end text:id="IMark159749484"/>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9749484"/>val:<text:alphabetical-index-mark-end text:id="IMark159749484"/>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9749484"/>var:<text:alphabetical-index-mark-end text:id="IMark159749484"/>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9749484"/>val@:<text:alphabetical-index-mark-end text:id="IMark15974948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9749484"/>var@:<text:alphabetical-index-mark-end text:id="IMark15974948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9749484"/>;<text:alphabetical-index-mark-end text:id="IMark159749484"/>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9749484"/>.::<text:alphabetical-index-mark-end text:id="IMark15974948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9749484"/>inst:<text:alphabetical-index-mark-end text:id="IMark159749484"/>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9749484"/>local:<text:alphabetical-index-mark-end text:id="IMark159749484"/>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59749484"/>super<text:alphabetical-index-mark-end text:id="IMark159749484"/>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9749484"/>;<text:alphabetical-index-mark-end text:id="IMark15974948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9946392"/>Commands<text:alphabetical-index-mark-end text:id="IMark1599463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59946392"/>)entries<text:alphabetical-index-mark-end text:id="IMark159946392"/>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6" text:note-class="footnote"><text:note-citation>7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9">0</text:p>
          <text:p text:style-name="P68">0&lt;<text:tab/>110</text:p>
          <text:p text:style-name="P68">0&lt;=<text:tab/>111</text:p>
          <text:p text:style-name="P68">0&lt;=&gt;<text:tab/>111</text:p>
          <text:p text:style-name="P68">0&lt;&gt; <text:tab/>111</text:p>
          <text:p text:style-name="P68">0=<text:tab/>112</text:p>
          <text:p text:style-name="P68">0&gt;<text:tab/>112</text:p>
          <text:p text:style-name="P68">0&gt;=<text:tab/>112</text:p>
          <text:p text:style-name="P69">1</text:p>
          <text:p text:style-name="P68">1-<text:tab/>113</text:p>
          <text:p text:style-name="P68">1+<text:tab/>113</text:p>
          <text:p text:style-name="P69">2</text:p>
          <text:p text:style-name="P68">2-<text:tab/>114</text:p>
          <text:p text:style-name="P68">2*<text:tab/>90, 113</text:p>
          <text:p text:style-name="P68">2/<text:tab/>90, 114</text:p>
          <text:p text:style-name="P68">2+<text:tab/>113</text:p>
          <text:p text:style-name="P69">A</text:p>
          <text:p text:style-name="P68">again<text:tab/>25</text:p>
          <text:p text:style-name="P68">and<text:tab/>91</text:p>
          <text:p text:style-name="P68">Archive<text:tab/>12</text:p>
          <text:p text:style-name="P68">Array<text:tab/>62</text:p>
          <text:p text:style-name="P69">B</text:p>
          <text:p text:style-name="P68">begin<text:tab/>25</text:p>
          <text:p text:style-name="P68">Boolean<text:tab/>60</text:p>
          <text:p text:style-name="P68">bounce<text:tab/>36, 38</text:p>
          <text:p text:style-name="P69">C</text:p>
          <text:p text:style-name="P68">catch<text:tab/>35, 38</text:p>
          <text:p text:style-name="P68">Class<text:tab/>73</text:p>
          <text:p text:style-name="P68">Classes<text:tab/>47</text:p>
          <text:p text:style-name="P68">clone<text:tab/>30</text:p>
          <text:p text:style-name="P68">com<text:tab/>91</text:p>
          <text:p text:style-name="P68">Commands<text:tab/>74, 159</text:p>
          <text:p text:style-name="P68">Complex<text:tab/>76</text:p>
          <text:p text:style-name="P68">copy<text:tab/>30</text:p>
          <text:p text:style-name="P69">D</text:p>
          <text:p text:style-name="P68">Declarations<text:tab/>26</text:p>
          <text:p text:style-name="P68">Demo.rb<text:tab/>11</text:p>
          <text:p text:style-name="P68">distinct?<text:tab/>125</text:p>
          <text:p text:style-name="P68">do<text:tab/>23</text:p>
          <text:p text:style-name="P68">do_map_name<text:tab/>56</text:p>
          <text:p text:style-name="P68">dpr<text:tab/>95</text:p>
          <text:p text:style-name="P68">drop<text:tab/>19</text:p>
          <text:p text:style-name="P68">Duck Typing<text:tab/>26</text:p>
          <text:p text:style-name="P68">dup<text:tab/>19, 30</text:p>
          <text:p text:style-name="P69">E</text:p>
          <text:p text:style-name="P68">e<text:tab/>95</text:p>
          <text:p text:style-name="P68">else<text:tab/>21</text:p>
          <text:p text:style-name="P69">F</text:p>
          <text:p text:style-name="P68">FalseClass<text:tab/>60, 79</text:p>
          <text:p text:style-name="P68">finally<text:tab/>37p.</text:p>
          <text:p text:style-name="P68">Float<text:tab/>81</text:p>
          <text:p text:style-name="P69">H</text:p>
          <text:p text:style-name="P68">Hash<text:tab/>82</text:p>
          <text:p text:style-name="P69">I</text:p>
          <text:p text:style-name="P68">i<text:tab/>23</text:p>
          <text:p text:style-name="P68">identical?<text:tab/>126</text:p>
          <text:p text:style-name="P68">if<text:tab/>21</text:p>
          <text:p text:style-name="P68">Inheritance<text:tab/>48</text:p>
          <text:p text:style-name="P68">inst:<text:tab/>157</text:p>
          <text:p text:style-name="P68">InStream<text:tab/>85</text:p>
          <text:p text:style-name="P68">Integer<text:tab/>88</text:p>
          <text:p text:style-name="P69">J</text:p>
          <text:p text:style-name="P68">j<text:tab/>23</text:p>
          <text:p text:style-name="P69">K</text:p>
          <text:p text:style-name="P68">Known Issues<text:tab/>11</text:p>
          <text:p text:style-name="P69">L</text:p>
          <text:p text:style-name="P68">Late Binding<text:tab/>48</text:p>
          <text:p text:style-name="P68">local:<text:tab/>157</text:p>
          <text:p text:style-name="P68">loop<text:tab/>23</text:p>
          <text:p text:style-name="P69">M</text:p>
          <text:p text:style-name="P68">max<text:tab/>126</text:p>
          <text:p text:style-name="P68">Method Mapping<text:tab/>49</text:p>
          <text:p text:style-name="P68">Methods<text:tab/>48</text:p>
          <text:p text:style-name="P68">min<text:tab/>126</text:p>
          <text:p text:style-name="P68">mod<text:tab/>116</text:p>
          <text:p text:style-name="P68">Mutation<text:tab/>28</text:p>
          <text:p text:style-name="P69">N</text:p>
          <text:p text:style-name="P68">neg<text:tab/>116</text:p>
          <text:p text:style-name="P68">nil&lt;&gt;<text:tab/>127</text:p>
          <text:p text:style-name="P68">nil=<text:tab/>127</text:p>
          <text:p text:style-name="P68">NilClass<text:tab/>60, 93</text:p>
          <text:p text:style-name="P68">nip<text:tab/>19</text:p>
          <text:p text:style-name="P68">not<text:tab/>127</text:p>
          <text:p text:style-name="P68">Numeric<text:tab/>61, 95</text:p>
          <text:p text:style-name="P69">O</text:p>
          <text:p text:style-name="P68">Object<text:tab/>60, 117</text:p>
          <text:p text:style-name="P68">or<text:tab/>92</text:p>
          <text:p text:style-name="P68">OutStream<text:tab/>129</text:p>
          <text:p text:style-name="P68">over<text:tab/>19</text:p>
          <text:p text:style-name="P69">P</text:p>
          <text:p text:style-name="P68">pi<text:tab/>96</text:p>
          <text:p text:style-name="P68">pick<text:tab/>19</text:p>
          <text:p text:style-name="P68">Polymorphism<text:tab/>48</text:p>
          <text:p text:style-name="P68">Procedure<text:tab/>134</text:p>
          <text:p text:style-name="P68">Prototypes<text:tab/>48</text:p>
          <text:p text:style-name="P69">Q</text:p>
          <text:p text:style-name="P68">Queue<text:tab/>136</text:p>
          <text:p text:style-name="P69">R</text:p>
          <text:p text:style-name="P68">Rake<text:tab/>11</text:p>
          <text:p text:style-name="P68">Rational<text:tab/>138</text:p>
          <text:p text:style-name="P68">Referencing<text:tab/>27</text:p>
          <text:p text:style-name="P68">repeat<text:tab/>25</text:p>
          <text:p text:style-name="P68">Routing<text:tab/>53</text:p>
          <text:p text:style-name="P69">S</text:p>
          <text:p text:style-name="P68">Scoping<text:tab/>26</text:p>
          <text:p text:style-name="P68">self<text:tab/>58</text:p>
          <text:p text:style-name="P68">Stack<text:tab/>140</text:p>
          <text:p text:style-name="P68">String<text:tab/>142</text:p>
          <text:p text:style-name="P68">super<text:tab/>155, 157</text:p>
          <text:p text:style-name="P68">swap<text:tab/>20</text:p>
          <text:p text:style-name="P68">switch<text:tab/>21</text:p>
          <text:p text:style-name="P68">SymbolMap<text:tab/>49</text:p>
          <text:p text:style-name="P69">T</text:p>
          <text:p text:style-name="P68">Testing<text:tab/>11</text:p>
          <text:p text:style-name="P68">Thanks<text:tab/>8</text:p>
          <text:p text:style-name="P68">then<text:tab/>21</text:p>
          <text:p text:style-name="P68">Thread<text:tab/>152</text:p>
          <text:p text:style-name="P68">throw"<text:tab/>39</text:p>
          <text:p text:style-name="P68">TrueClass<text:tab/>60, 153</text:p>
          <text:p text:style-name="P68">try<text:tab/>35, 38</text:p>
          <text:p text:style-name="P68">tuck<text:tab/>20</text:p>
          <text:p text:style-name="P68">Typing<text:tab/>26</text:p>
          <text:p text:style-name="P69">U</text:p>
          <text:p text:style-name="P68">until<text:tab/>25</text:p>
          <text:p text:style-name="P69">V</text:p>
          <text:p text:style-name="P68">val:<text:tab/>26, 155</text:p>
          <text:p text:style-name="P68">val@:<text:tab/>27, 156</text:p>
          <text:p text:style-name="P68">val#:<text:tab/>27</text:p>
          <text:p text:style-name="P68">val$:<text:tab/>27</text:p>
          <text:p text:style-name="P68">var:<text:tab/>26, 156</text:p>
          <text:p text:style-name="P68">var@:<text:tab/>27, 156</text:p>
          <text:p text:style-name="P68">var#:<text:tab/>27</text:p>
          <text:p text:style-name="P68">var$:<text:tab/>27</text:p>
          <text:p text:style-name="P68">VirtualMachine<text:tab/>154</text:p>
          <text:p text:style-name="P69">X</text:p>
          <text:p text:style-name="P68">x<text:tab/>63</text:p>
          <text:p text:style-name="P68">xor<text:tab/>92</text:p>
          <text:p text:style-name="P69">^</text:p>
          <text:p text:style-name="P68">^^<text:tab/>80, 93, 125</text:p>
          <text:p text:style-name="P69">-</text:p>
          <text:p text:style-name="P68">-<text:tab/>97</text:p>
          <text:p text:style-name="P68">-&gt;<text:tab/>82</text:p>
          <text:p text:style-name="P68">-i<text:tab/>23</text:p>
          <text:p text:style-name="P68">-j<text:tab/>23</text:p>
          <text:p text:style-name="P69">;</text:p>
          <text:p text:style-name="P68">;<text:tab/>156p.</text:p>
          <text:p text:style-name="P69">:</text:p>
          <text:p text:style-name="P68">:<text:tab/>55</text:p>
          <text:p text:style-name="P69">!</text:p>
          <text:p text:style-name="P68">!<text:tab/>65</text:p>
          <text:p text:style-name="P69">?</text:p>
          <text:p text:style-name="P68">?"<text:tab/>36, 38</text:p>
          <text:p text:style-name="P69">.</text:p>
          <text:p text:style-name="P68">.<text:tab/>117, 130</text:p>
          <text:p text:style-name="P68">.-left<text:tab/>66</text:p>
          <text:p text:style-name="P68">.-mid<text:tab/>67</text:p>
          <text:p text:style-name="P68">.-midlr<text:tab/>67</text:p>
          <text:p text:style-name="P68">.-right<text:tab/>67</text:p>
          <text:p text:style-name="P68">.:<text:tab/>55, 155</text:p>
          <text:p text:style-name="P68"><text:soft-page-break/>.::<text:tab/>55, 156</text:p>
          <text:p text:style-name="P68">.[]!<text:tab/>67, 83</text:p>
          <text:p text:style-name="P68">.[]@<text:tab/>68, 83</text:p>
          <text:p text:style-name="P68">.+left<text:tab/>65</text:p>
          <text:p text:style-name="P68">.+mid<text:tab/>66</text:p>
          <text:p text:style-name="P68">.+midlr<text:tab/>66</text:p>
          <text:p text:style-name="P68">.+right<text:tab/>66</text:p>
          <text:p text:style-name="P68">.1/x<text:tab/>97</text:p>
          <text:p text:style-name="P68">.10**<text:tab/>98</text:p>
          <text:p text:style-name="P68">.2**<text:tab/>98</text:p>
          <text:p text:style-name="P68">.abs<text:tab/>98</text:p>
          <text:p text:style-name="P68">.acos<text:tab/>99</text:p>
          <text:p text:style-name="P68">.acosh<text:tab/>99</text:p>
          <text:p text:style-name="P68">.angle<text:tab/>99</text:p>
          <text:p text:style-name="P68">.append<text:tab/>129</text:p>
          <text:p text:style-name="P68">.append{<text:tab/>129</text:p>
          <text:p text:style-name="P68">.asin<text:tab/>100</text:p>
          <text:p text:style-name="P68">.asinh<text:tab/>100</text:p>
          <text:p text:style-name="P68">.atan<text:tab/>100</text:p>
          <text:p text:style-name="P68">.atan2<text:tab/>101</text:p>
          <text:p text:style-name="P68">.atanh<text:tab/>101</text:p>
          <text:p text:style-name="P68">.c2p<text:tab/>101</text:p>
          <text:p text:style-name="P68">.call<text:tab/>134</text:p>
          <text:p text:style-name="P68">.cbrt<text:tab/>77, 102</text:p>
          <text:p text:style-name="P68">.ceil<text:tab/>102</text:p>
          <text:p text:style-name="P68">.class<text:tab/>118</text:p>
          <text:p text:style-name="P68">.clear<text:tab/>136, 140</text:p>
          <text:p text:style-name="P68">.clone<text:tab/>30, 118</text:p>
          <text:p text:style-name="P68">.clone_exclude<text:tab/>32, 118</text:p>
          <text:p text:style-name="P68">.close<text:tab/>86, 131</text:p>
          <text:p text:style-name="P68">.conjugate<text:tab/>102</text:p>
          <text:p text:style-name="P68">.copy<text:tab/>30, 119</text:p>
          <text:p text:style-name="P68">.cos<text:tab/>102</text:p>
          <text:p text:style-name="P68">.cosh<text:tab/>103</text:p>
          <text:p text:style-name="P68">.cr<text:tab/>131</text:p>
          <text:p text:style-name="P68">.create<text:tab/>130</text:p>
          <text:p text:style-name="P68">.cube<text:tab/>103</text:p>
          <text:p text:style-name="P68">.d2r<text:tab/>103</text:p>
          <text:p text:style-name="P68">.denominator<text:tab/>103</text:p>
          <text:p text:style-name="P68">.e**<text:tab/>77, 104</text:p>
          <text:p text:style-name="P68">.emit<text:tab/>104, 131</text:p>
          <text:p text:style-name="P68">.empty?<text:tab/>136, 140</text:p>
          <text:p text:style-name="P68">.even?<text:tab/>89</text:p>
          <text:p text:style-name="P68">.floor<text:tab/>104</text:p>
          <text:p text:style-name="P68">.gcd<text:tab/>89</text:p>
          <text:p text:style-name="P68">.get_all<text:tab/>85</text:p>
          <text:p text:style-name="P68">.getc<text:tab/>86</text:p>
          <text:p text:style-name="P68">.gets<text:tab/>86</text:p>
          <text:p text:style-name="P68">.hypot<text:tab/>104</text:p>
          <text:p text:style-name="P68">.imaginary<text:tab/>105</text:p>
          <text:p text:style-name="P68">.init<text:tab/>27, 119</text:p>
          <text:p text:style-name="P68">.is_class?<text:tab/>73, 119</text:p>
          <text:p text:style-name="P68">.keys<text:tab/>83</text:p>
          <text:p text:style-name="P68">.lcm<text:tab/>89</text:p>
          <text:p text:style-name="P68">.left<text:tab/>68</text:p>
          <text:p text:style-name="P68">.length<text:tab/>68, 136, 140</text:p>
          <text:p text:style-name="P68">.ln<text:tab/>105</text:p>
          <text:p text:style-name="P68">.log10<text:tab/>105</text:p>
          <text:p text:style-name="P68">.log2<text:tab/>106</text:p>
          <text:p text:style-name="P68">.magnitude<text:tab/>106</text:p>
          <text:p text:style-name="P68">.max<text:tab/>69</text:p>
          <text:p text:style-name="P68">.mid<text:tab/>69</text:p>
          <text:p text:style-name="P68">.midlr<text:tab/>69</text:p>
          <text:p text:style-name="P68">.min<text:tab/>70</text:p>
          <text:p text:style-name="P68">.name<text:tab/>120</text:p>
          <text:p text:style-name="P68">.new<text:tab/>63, 73</text:p>
          <text:p text:style-name="P68">.new_size<text:tab/>64</text:p>
          <text:p text:style-name="P68">.new_value<text:tab/>64</text:p>
          <text:p text:style-name="P68">.new_values<text:tab/>64</text:p>
          <text:p text:style-name="P68">.new{<text:tab/>63</text:p>
          <text:p text:style-name="P68">.numerator<text:tab/>106</text:p>
          <text:p text:style-name="P68">.odd?<text:tab/>89</text:p>
          <text:p text:style-name="P68">.open<text:tab/>85</text:p>
          <text:p text:style-name="P68">.open{<text:tab/>86</text:p>
          <text:p text:style-name="P68">.p2c<text:tab/>107</text:p>
          <text:p text:style-name="P68">.parent_class<text:tab/>74</text:p>
          <text:p text:style-name="P68">.peek<text:tab/>141</text:p>
          <text:p text:style-name="P68">.pend<text:tab/>137</text:p>
          <text:p text:style-name="P68">.polar<text:tab/>107</text:p>
          <text:p text:style-name="P68">.pop<text:tab/>137, 141</text:p>
          <text:p text:style-name="P68">.pp<text:tab/>70, 83</text:p>
          <text:p text:style-name="P68">.push<text:tab/>137, 141</text:p>
          <text:p text:style-name="P68">.r2d<text:tab/>107</text:p>
          <text:p text:style-name="P68">.real<text:tab/>107</text:p>
          <text:p text:style-name="P68">.reverse<text:tab/>70</text:p>
          <text:p text:style-name="P68">.right<text:tab/>70</text:p>
          <text:p text:style-name="P68">.round<text:tab/>108</text:p>
          <text:p text:style-name="P68">.shuffle<text:tab/>71</text:p>
          <text:p text:style-name="P68">.sin<text:tab/>108</text:p>
          <text:p text:style-name="P68">.sinh<text:tab/>108</text:p>
          <text:p text:style-name="P68">.sleep<text:tab/>109</text:p>
          <text:p text:style-name="P68">.sort<text:tab/>71</text:p>
          <text:p text:style-name="P68">.space<text:tab/>131</text:p>
          <text:p text:style-name="P68">.spaces<text:tab/>132</text:p>
          <text:p text:style-name="P68">.split<text:tab/>77, 138</text:p>
          <text:p text:style-name="P68">.sqr<text:tab/>109</text:p>
          <text:p text:style-name="P68">.sqrt<text:tab/>77, 109</text:p>
          <text:p text:style-name="P68">.start<text:tab/>135</text:p>
          <text:p text:style-name="P68">.strlen<text:tab/>120</text:p>
          <text:p text:style-name="P68">.strmax<text:tab/>71</text:p>
          <text:p text:style-name="P68">.strmax2<text:tab/>84</text:p>
          <text:p text:style-name="P68">.subclass:<text:tab/>74</text:p>
          <text:p text:style-name="P68">.tan<text:tab/>109</text:p>
          <text:p text:style-name="P68">.tanh<text:tab/>110</text:p>
          <text:p text:style-name="P68">.throw<text:tab/>39</text:p>
          <text:p text:style-name="P68">.to_f<text:tab/>120</text:p>
          <text:p text:style-name="P68">.to_f!<text:tab/>121</text:p>
          <text:p text:style-name="P68">.to_i<text:tab/>121</text:p>
          <text:p text:style-name="P68">.to_i!<text:tab/>121</text:p>
          <text:p text:style-name="P68">.to_n<text:tab/>122</text:p>
          <text:p text:style-name="P68">.to_n!<text:tab/>122</text:p>
          <text:p text:style-name="P68">.to_r<text:tab/>123</text:p>
          <text:p text:style-name="P68">.to_r!<text:tab/>123</text:p>
          <text:p text:style-name="P68">.to_s<text:tab/>74, 123</text:p>
          <text:p text:style-name="P68">.to_x<text:tab/>124</text:p>
          <text:p text:style-name="P68">.to_x!<text:tab/>124</text:p>
          <text:p text:style-name="P68">.values<text:tab/>84</text:p>
          <text:p text:style-name="P68">.with{<text:tab/>59</text:p>
          <text:p text:style-name="P69">)</text:p>
          <text:p text:style-name="P68">)entries<text:tab/>161</text:p>
          <text:p text:style-name="P68">)methods<text:tab/>75, 128</text:p>
          <text:p text:style-name="P68">)stubs<text:tab/>75</text:p>
          <text:p text:style-name="P69">{</text:p>
          <text:p text:style-name="P68">{<text:tab/>82</text:p>
          <text:p text:style-name="P69">}</text:p>
          <text:p text:style-name="P68">}<text:tab/>63, 82</text:p>
          <text:p text:style-name="P69">@</text:p>
          <text:p text:style-name="P68">@<text:tab/>72</text:p>
          <text:p text:style-name="P69">*</text:p>
          <text:p text:style-name="P68">*<text:tab/>96</text:p>
          <text:p text:style-name="P68">**<text:tab/>96</text:p>
          <text:p text:style-name="P69">/</text:p>
          <text:p text:style-name="P68">/<text:tab/>110</text:p>
          <text:p text:style-name="P69">&amp;</text:p>
          <text:p text:style-name="P68">&amp;&amp;<text:tab/>79, 93, 117</text:p>
          <text:p text:style-name="P69">+</text:p>
          <text:p text:style-name="P68">+<text:tab/>65, 97</text:p>
          <text:p text:style-name="P68">+loop<text:tab/>23</text:p>
          <text:p text:style-name="P69">&lt;</text:p>
          <text:p text:style-name="P68">&lt;<text:tab/>114</text:p>
          <text:p text:style-name="P68">&lt;&lt;<text:tab/>72, 90</text:p>
          <text:p text:style-name="P68">&lt;=<text:tab/>115</text:p>
          <text:p text:style-name="P68">&lt;=&gt;<text:tab/>115</text:p>
          <text:p text:style-name="P68">&lt;&gt;<text:tab/>124</text:p>
          <text:p text:style-name="P69">=</text:p>
          <text:p text:style-name="P68">=<text:tab/>125</text:p>
          <text:p text:style-name="P69">&gt;</text:p>
          <text:p text:style-name="P68">&gt;<text:tab/>115</text:p>
          <text:p text:style-name="P68">&gt;=<text:tab/>116</text:p>
          <text:p text:style-name="P68">&gt;&gt;<text:tab/>91</text:p>
          <text:p text:style-name="P69">|</text:p>
          <text:p text:style-name="P68">||<text:tab/>80, 94, 128</text:p>
          <text:p text:style-name="P69">~</text:p>
          <text:p text:style-name="P68">~<text:tab/>132</text:p>
          <text:p text:style-name="P68">~"<text:tab/>132</text:p>
          <text:p text:style-name="P68">~cr<text:tab/>132</text:p>
          <text:p text:style-name="P68">~emit<text:tab/>133</text:p>
          <text:p text:style-name="P68">~getc<text:tab/>87</text:p>
          <text:p text:style-name="P68">~gets<text:tab/>87</text:p>
          <text:p text:style-name="P68">~space<text:tab/>133</text:p>
          <text:p text:style-name="P68">~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6587784"/></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6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6H12M57S</meta:editing-duration>
    <meta:editing-cycles>2222</meta:editing-cycles>
    <meta:generator>OpenOffice/4.1.1$Win32 OpenOffice.org_project/411m6$Build-9775</meta:generator>
    <dc:date>2015-04-30T12:09:24.78</dc:date>
    <dc:creator>Peter Camilleri</dc:creator>
    <meta:printed-by>Peter Camilleri</meta:printed-by>
    <meta:print-date>2015-02-10T10:49:15.76</meta:print-date>
    <meta:document-statistic meta:table-count="278" meta:image-count="0" meta:object-count="0" meta:page-count="166" meta:paragraph-count="5462" meta:word-count="29776" meta:character-count="171799"/>
    <meta:template xlink:type="simple" xlink:actuate="onRequest" xlink:title="MyDefault" xlink:href="../../../../OpenOffice.org/3/user/template/MyDefault.ott" meta:date="2014-06-26T22:09:00.24"/>
  </office:meta>
</office:document-meta>
</file>